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 style:data-style-name="N110"/>
    <style:style style:name="ce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Protocol: <text:s/>16 equidistant windows, Sire (old) (rev. 2761 OpenMM 6.1)</text:p>
          </table:table-cell>
          <table:table-cell table:style-name="ce1" table:number-columns-repeated="3"/>
          <table:table-cell table:style-name="ce10" table:number-columns-repeated="2"/>
          <table:table-cell table:number-columns-repeated="3"/>
          <table:table-cell table:style-name="ce1" office:value-type="string" calcext:value-type="string">
            <text:p>Protocol: <text:s/>16 equidistant windows, Sire (old) (rev. 15.1 OpenMM 6.3)</text:p>
          </table:table-cell>
          <table:table-cell table:number-columns-repeated="8"/>
          <table:table-cell table:style-name="ce1" office:value-type="string" calcext:value-type="string">
            <text:p>Protocol: <text:s/>16 equidistant windows, Sire (old) (rev. 15.1 OpenMM 6.3)</text:p>
          </table:table-cell>
          <table:table-cell table:number-columns-repeated="8"/>
          <table:table-cell table:style-name="ce1"/>
          <table:table-cell table:style-name="ce1" office:value-type="string" calcext:value-type="string">
            <text:p>Absolute Free energy of hydration – All Bonds – Sire (rev.15.1 OpenMM 6.3)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 table:number-columns-repeated="2"/>
          <table:table-cell table:style-name="ce2" office:value-type="string" calcext:value-type="string">
            <text:p>mol</text:p>
          </table:table-cell>
          <table:table-cell table:style-name="ce13" office:value-type="string" calcext:value-type="string">
            <text:p>VACUUM AM1BCC</text:p>
          </table:table-cell>
          <table:table-cell table:style-name="ce13"/>
          <table:table-cell table:style-name="ce8" office:value-type="string" calcext:value-type="string">
            <text:p>WATER AM1BCC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</table:table-row>
        <table:table-row table:style-name="ro2">
          <table:table-cell table:style-name="ce3" office:value-type="string" calcext:value-type="string">
            <text:p>ALL BONDS run001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ALL BONDS run001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HBONDS run001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4"/>
          <table:table-cell table:style-name="ce2"/>
          <table:table-cell table:style-name="ce13" office:value-type="string" calcext:value-type="string">
            <text:p>DG_COUL</text:p>
          </table:table-cell>
          <table:table-cell table:style-name="ce13" office:value-type="string" calcext:value-type="string">
            <text:p>DG_LJ</text:p>
          </table:table-cell>
          <table:table-cell table:style-name="ce8" office:value-type="string" calcext:value-type="string">
            <text:p>DG_COUL</text:p>
          </table:table-cell>
          <table:table-cell table:style-name="ce8" office:value-type="string" calcext:value-type="string">
            <text:p>DG_FUNC</text:p>
          </table:table-cell>
          <table:table-cell table:style-name="ce8" office:value-type="string" calcext:value-type="string">
            <text:p>DG_LJ</text:p>
          </table:table-cell>
          <table:table-cell table:style-name="ce8" office:value-type="string" calcext:value-type="string">
            <text:p>DG_LJRC</text:p>
          </table:table-cell>
          <table:table-cell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methane~ethane</text:p>
          </table:table-cell>
          <table:table-cell office:value-type="float" office:value="2.0124" calcext:value-type="float">
            <text:p>2.0124</text:p>
          </table:table-cell>
          <table:table-cell office:value-type="float" office:value="1.5884" calcext:value-type="float">
            <text:p>1.5884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]-[.B4]+([.E4]-[.D4])+[.F4]" office:value-type="float" office:value="-0.424" calcext:value-type="float">
            <text:p>-0.424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string" calcext:value-type="string">
            <text:p>methane~ethane</text:p>
          </table:table-cell>
          <table:table-cell office:value-type="float" office:value="2.0075" calcext:value-type="float">
            <text:p>2.0075</text:p>
          </table:table-cell>
          <table:table-cell office:value-type="float" office:value="1.5759" calcext:value-type="float">
            <text:p>1.57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604" calcext:value-type="float">
            <text:p>-0.0604</text:p>
          </table:table-cell>
          <table:table-cell table:formula="of:=[.L4]-[.K4]+([.N4]-[.M4])+[.O4]" office:value-type="float" office:value="-0.492" calcext:value-type="float">
            <text:p>-0.492</text:p>
          </table:table-cell>
          <table:table-cell office:value-type="float" office:value="-0.16" calcext:value-type="float">
            <text:p>-0.16</text:p>
          </table:table-cell>
          <table:table-cell table:style-name="ce12"/>
          <table:table-cell office:value-type="string" calcext:value-type="string">
            <text:p>methane~ethane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5431" calcext:value-type="float">
            <text:p>1.543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259" calcext:value-type="float">
            <text:p>-0.03259</text:p>
          </table:table-cell>
          <table:table-cell table:formula="of:=[.U4]-[.T4]+([.W4]-[.V4])+[.X4]" office:value-type="float" office:value="-0.49239" calcext:value-type="float">
            <text:p>-0.49239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  <table:table-cell office:value-type="string" calcext:value-type="string">
            <text:p>neopentane</text:p>
          </table:table-cell>
          <table:table-cell office:value-type="float" office:value="-3.5508" calcext:value-type="float">
            <text:p>-3.5508</text:p>
          </table:table-cell>
          <table:table-cell office:value-type="float" office:value="3.9923" calcext:value-type="float">
            <text:p>3.9923</text:p>
          </table:table-cell>
          <table:table-cell office:value-type="float" office:value="-6.4093" calcext:value-type="float">
            <text:p>-6.4093</text:p>
          </table:table-cell>
          <table:table-cell office:value-type="float" office:value="2.87623" calcext:value-type="float">
            <text:p>2.87623</text:p>
          </table:table-cell>
          <table:table-cell office:value-type="float" office:value="6.2273" calcext:value-type="float">
            <text:p>6.2273</text:p>
          </table:table-cell>
          <table:table-cell office:value-type="float" office:value="-0.23001" calcext:value-type="float">
            <text:p>-0.23001</text:p>
          </table:table-cell>
          <table:table-cell table:formula="of:=([.AF4]+[.AH4] - [.AI4] + [.AG4]) -( [.AD4]+[.AE4])" office:value-type="float" office:value="2.48274" calcext:value-type="float">
            <text:p>2.48274</text:p>
          </table:table-cell>
        </table:table-row>
        <table:table-row table:style-name="ro2">
          <table:table-cell office:value-type="string" calcext:value-type="string">
            <text:p>ethane~methane</text:p>
          </table:table-cell>
          <table:table-cell office:value-type="float" office:value="-1.9983" calcext:value-type="float">
            <text:p>-1.9983</text:p>
          </table:table-cell>
          <table:table-cell office:value-type="float" office:value="-1.5691" calcext:value-type="float">
            <text:p>-1.5691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5]-[.B5]+([.E5]-[.D5])+[.F5]" office:value-type="float" office:value="0.4292" calcext:value-type="float">
            <text:p>0.429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ethane~methane</text:p>
          </table:table-cell>
          <table:table-cell office:value-type="float" office:value="-2.0018" calcext:value-type="float">
            <text:p>-2.0018</text:p>
          </table:table-cell>
          <table:table-cell office:value-type="float" office:value="-1.5677" calcext:value-type="float">
            <text:p>-1.56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5347" calcext:value-type="float">
            <text:p>0.05347</text:p>
          </table:table-cell>
          <table:table-cell table:formula="of:=[.L5]-[.K5]+([.N5]-[.M5])+[.O5]" office:value-type="float" office:value="0.48757" calcext:value-type="float">
            <text:p>0.48757</text:p>
          </table:table-cell>
          <table:table-cell office:value-type="float" office:value="0.16" calcext:value-type="float">
            <text:p>0.16</text:p>
          </table:table-cell>
          <table:table-cell table:style-name="ce12"/>
          <table:table-cell office:value-type="string" calcext:value-type="string">
            <text:p>ethane~methane</text:p>
          </table:table-cell>
          <table:table-cell office:value-type="float" office:value="-2.0021" calcext:value-type="float">
            <text:p>-2.0021</text:p>
          </table:table-cell>
          <table:table-cell office:value-type="float" office:value="-1.5826" calcext:value-type="float">
            <text:p>-1.58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422" calcext:value-type="float">
            <text:p>0.01422</text:p>
          </table:table-cell>
          <table:table-cell table:formula="of:=[.U5]-[.T5]+([.W5]-[.V5])+[.X5]" office:value-type="float" office:value="0.43372" calcext:value-type="float">
            <text:p>0.43372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string" calcext:value-type="string">
            <text:p>2-methylindole</text:p>
          </table:table-cell>
          <table:table-cell office:value-type="float" office:value="-12.0361" calcext:value-type="float">
            <text:p>-12.0361</text:p>
          </table:table-cell>
          <table:table-cell office:value-type="float" office:value="3.6132" calcext:value-type="float">
            <text:p>3.6132</text:p>
          </table:table-cell>
          <table:table-cell office:value-type="float" office:value="-21.8207" calcext:value-type="float">
            <text:p>-21.8207</text:p>
          </table:table-cell>
          <table:table-cell office:value-type="float" office:value="2.37117" calcext:value-type="float">
            <text:p>2.37117</text:p>
          </table:table-cell>
          <table:table-cell office:value-type="float" office:value="4.493" calcext:value-type="float">
            <text:p>4.493</text:p>
          </table:table-cell>
          <table:table-cell office:value-type="float" office:value="-0.32196" calcext:value-type="float">
            <text:p>-0.32196</text:p>
          </table:table-cell>
          <table:table-cell table:formula="of:=([.AF5]+[.AH5] - [.AI5] + [.AG5]) -( [.AD5]+[.AE5])" office:value-type="float" office:value="-6.21167" calcext:value-type="float">
            <text:p>-6.21167</text:p>
          </table:table-cell>
        </table:table-row>
        <table:table-row table:style-name="ro2">
          <table:table-cell office:value-type="string" calcext:value-type="string">
            <text:p>ethane~methanol</text:p>
          </table:table-cell>
          <table:table-cell office:value-type="float" office:value="2.5163" calcext:value-type="float">
            <text:p>2.5163</text:p>
          </table:table-cell>
          <table:table-cell office:value-type="float" office:value="-3.8084" calcext:value-type="float">
            <text:p>-3.8084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6]-[.B6]+([.E6]-[.D6])+[.F6]" office:value-type="float" office:value="-6.3247" calcext:value-type="float">
            <text:p>-6.3247</text:p>
          </table:table-cell>
          <table:table-cell office:value-type="float" office:value="-6.93" calcext:value-type="float">
            <text:p>-6.93</text:p>
          </table:table-cell>
          <table:table-cell/>
          <table:table-cell office:value-type="string" calcext:value-type="string">
            <text:p>ethane~methanol</text:p>
          </table:table-cell>
          <table:table-cell office:value-type="float" office:value="2.3197" calcext:value-type="float">
            <text:p>2.3197</text:p>
          </table:table-cell>
          <table:table-cell office:value-type="float" office:value="-3.9205" calcext:value-type="float">
            <text:p>-3.92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1567" calcext:value-type="float">
            <text:p>0.01567</text:p>
          </table:table-cell>
          <table:table-cell table:formula="of:=[.L6]-[.K6]+([.N6]-[.M6])+[.O6]" office:value-type="float" office:value="-6.22453" calcext:value-type="float">
            <text:p>-6.22453</text:p>
          </table:table-cell>
          <table:table-cell office:value-type="float" office:value="-6.93" calcext:value-type="float">
            <text:p>-6.93</text:p>
          </table:table-cell>
          <table:table-cell table:style-name="ce12"/>
          <table:table-cell office:value-type="string" calcext:value-type="string">
            <text:p>ethane~methanol</text:p>
          </table:table-cell>
          <table:table-cell office:value-type="float" office:value="2.5035" calcext:value-type="float">
            <text:p>2.5035</text:p>
          </table:table-cell>
          <table:table-cell office:value-type="float" office:value="-3.8288" calcext:value-type="float">
            <text:p>-3.828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689" calcext:value-type="float">
            <text:p>0.02689</text:p>
          </table:table-cell>
          <table:table-cell table:formula="of:=[.U6]-[.T6]+([.W6]-[.V6])+[.X6]" office:value-type="float" office:value="-6.30541" calcext:value-type="float">
            <text:p>-6.30541</text:p>
          </table:table-cell>
          <table:table-cell office:value-type="float" office:value="-6.93" calcext:value-type="float">
            <text:p>-6.93</text:p>
          </table:table-cell>
          <table:table-cell table:number-columns-repeated="2"/>
          <table:table-cell office:value-type="string" calcext:value-type="string">
            <text:p>2-methylfuran</text:p>
          </table:table-cell>
          <table:table-cell office:value-type="float" office:value="-8.1123" calcext:value-type="float">
            <text:p>-8.1123</text:p>
          </table:table-cell>
          <table:table-cell office:value-type="float" office:value="-0.1459" calcext:value-type="float">
            <text:p>-0.1459</text:p>
          </table:table-cell>
          <table:table-cell office:value-type="float" office:value="-12.0689" calcext:value-type="float">
            <text:p>-12.0689</text:p>
          </table:table-cell>
          <table:table-cell office:value-type="float" office:value="1.83989" calcext:value-type="float">
            <text:p>1.83989</text:p>
          </table:table-cell>
          <table:table-cell office:value-type="float" office:value="1.5077" calcext:value-type="float">
            <text:p>1.5077</text:p>
          </table:table-cell>
          <table:table-cell office:value-type="float" office:value="-0.15589" calcext:value-type="float">
            <text:p>-0.15589</text:p>
          </table:table-cell>
          <table:table-cell table:formula="of:=([.AF6]+[.AH6] - [.AI6] + [.AG6]) -( [.AD6]+[.AE6])" office:value-type="float" office:value="-0.307220000000001" calcext:value-type="float">
            <text:p>-0.30722</text:p>
          </table:table-cell>
        </table:table-row>
        <table:table-row table:style-name="ro2">
          <table:table-cell office:value-type="string" calcext:value-type="string">
            <text:p>methane~toluene</text:p>
          </table:table-cell>
          <table:table-cell office:value-type="float" office:value="2.52" calcext:value-type="float">
            <text:p>2.52</text:p>
          </table:table-cell>
          <table:table-cell office:value-type="float" office:value="0.6111" calcext:value-type="float">
            <text:p>0.6111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7]-[.B7]+([.E7]-[.D7])+[.F7]" office:value-type="float" office:value="-1.9089" calcext:value-type="float">
            <text:p>-1.9089</text:p>
          </table:table-cell>
          <table:table-cell office:value-type="float" office:value="-2.88" calcext:value-type="float">
            <text:p>-2.88</text:p>
          </table:table-cell>
          <table:table-cell/>
          <table:table-cell office:value-type="string" calcext:value-type="string">
            <text:p>methane~toluene</text:p>
          </table:table-cell>
          <table:table-cell office:value-type="float" office:value="6.3302" calcext:value-type="float">
            <text:p>6.3302</text:p>
          </table:table-cell>
          <table:table-cell office:value-type="float" office:value="0.7579" calcext:value-type="float">
            <text:p>0.7579</text:p>
          </table:table-cell>
          <table:table-cell office:value-type="float" office:value="-0" calcext:value-type="float">
            <text:p>0</text:p>
          </table:table-cell>
          <table:table-cell office:value-type="float" office:value="2.01097" calcext:value-type="float">
            <text:p>2.01097</text:p>
          </table:table-cell>
          <table:table-cell office:value-type="float" office:value="-0.13213" calcext:value-type="float">
            <text:p>-0.13213</text:p>
          </table:table-cell>
          <table:table-cell table:formula="of:=[.L7]-[.K7]+([.N7]-[.M7])+[.O7]" office:value-type="float" office:value="-3.69346" calcext:value-type="float">
            <text:p>-3.69346</text:p>
          </table:table-cell>
          <table:table-cell office:value-type="float" office:value="-2.88" calcext:value-type="float">
            <text:p>-2.88</text:p>
          </table:table-cell>
          <table:table-cell table:style-name="ce12"/>
          <table:table-cell office:value-type="string" calcext:value-type="string">
            <text:p>methane~toluene</text:p>
          </table:table-cell>
          <table:table-cell office:value-type="float" office:value="6.084" calcext:value-type="float">
            <text:p>6.084</text:p>
          </table:table-cell>
          <table:table-cell office:value-type="float" office:value="0.7414" calcext:value-type="float">
            <text:p>0.7414</text:p>
          </table:table-cell>
          <table:table-cell office:value-type="float" office:value="-0" calcext:value-type="float">
            <text:p>0</text:p>
          </table:table-cell>
          <table:table-cell office:value-type="float" office:value="2.01089" calcext:value-type="float">
            <text:p>2.01089</text:p>
          </table:table-cell>
          <table:table-cell office:value-type="float" office:value="-0.17675" calcext:value-type="float">
            <text:p>-0.17675</text:p>
          </table:table-cell>
          <table:table-cell table:formula="of:=[.U7]-[.T7]+([.W7]-[.V7])+[.X7]" office:value-type="float" office:value="-3.50846" calcext:value-type="float">
            <text:p>-3.50846</text:p>
          </table:table-cell>
          <table:table-cell office:value-type="float" office:value="-2.88" calcext:value-type="float">
            <text:p>-2.88</text:p>
          </table:table-cell>
          <table:table-cell table:number-columns-repeated="2"/>
          <table:table-cell office:value-type="string" calcext:value-type="string">
            <text:p>methanol</text:p>
          </table:table-cell>
          <table:table-cell office:value-type="float" office:value="3.8259" calcext:value-type="float">
            <text:p>3.8259</text:p>
          </table:table-cell>
          <table:table-cell office:value-type="float" office:value="-0" calcext:value-type="float">
            <text:p>0</text:p>
          </table:table-cell>
          <table:table-cell office:value-type="float" office:value="-1.2949" calcext:value-type="float">
            <text:p>-1.2949</text:p>
          </table:table-cell>
          <table:table-cell office:value-type="float" office:value="-0" calcext:value-type="float">
            <text:p>0</text:p>
          </table:table-cell>
          <table:table-cell office:value-type="float" office:value="1.5658" calcext:value-type="float">
            <text:p>1.5658</text:p>
          </table:table-cell>
          <table:table-cell office:value-type="float" office:value="-0.10102" calcext:value-type="float">
            <text:p>-0.10102</text:p>
          </table:table-cell>
          <table:table-cell table:formula="of:=([.AF7]+[.AH7] - [.AI7] + [.AG7]) -( [.AD7]+[.AE7])" office:value-type="float" office:value="-3.45398" calcext:value-type="float">
            <text:p>-3.45398</text:p>
          </table:table-cell>
        </table:table-row>
        <table:table-row table:style-name="ro2">
          <table:table-cell office:value-type="string" calcext:value-type="string">
            <text:p>2-methylindole~methane</text:p>
          </table:table-cell>
          <table:table-cell office:value-type="float" office:value="8.0193" calcext:value-type="float">
            <text:p>8.0193</text:p>
          </table:table-cell>
          <table:table-cell office:value-type="float" office:value="16.8692" calcext:value-type="float">
            <text:p>16.86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-[.B8]+([.E8]-[.D8])+[.F8]" office:value-type="float" office:value="8.8499" calcext:value-type="float">
            <text:p>8.8499</text:p>
          </table:table-cell>
          <table:table-cell table:number-columns-repeated="2"/>
          <table:table-cell office:value-type="string" calcext:value-type="string">
            <text:p>2-methylindole~methane</text:p>
          </table:table-cell>
          <table:table-cell office:value-type="float" office:value="5.5902" calcext:value-type="float">
            <text:p>5.5902</text:p>
          </table:table-cell>
          <table:table-cell office:value-type="float" office:value="16.8688" calcext:value-type="float">
            <text:p>16.8688</text:p>
          </table:table-cell>
          <table:table-cell office:value-type="float" office:value="2.37056" calcext:value-type="float">
            <text:p>2.37056</text:p>
          </table:table-cell>
          <table:table-cell office:value-type="float" office:value="-0" calcext:value-type="float">
            <text:p>0</text:p>
          </table:table-cell>
          <table:table-cell office:value-type="float" office:value="0.33312" calcext:value-type="float">
            <text:p>0.33312</text:p>
          </table:table-cell>
          <table:table-cell table:formula="of:=[.L8]-[.K8]+([.N8]-[.M8])+[.O8]" office:value-type="float" office:value="9.24116" calcext:value-type="float">
            <text:p>9.24116</text:p>
          </table:table-cell>
          <table:table-cell/>
          <table:table-cell table:style-name="ce12"/>
          <table:table-cell office:value-type="string" calcext:value-type="string">
            <text:p>2-methylindole~methane</text:p>
          </table:table-cell>
          <table:table-cell office:value-type="float" office:value="5.7002" calcext:value-type="float">
            <text:p>5.7002</text:p>
          </table:table-cell>
          <table:table-cell office:value-type="float" office:value="16.8725" calcext:value-type="float">
            <text:p>16.8725</text:p>
          </table:table-cell>
          <table:table-cell office:value-type="float" office:value="2.36148" calcext:value-type="float">
            <text:p>2.36148</text:p>
          </table:table-cell>
          <table:table-cell office:value-type="float" office:value="-0" calcext:value-type="float">
            <text:p>0</text:p>
          </table:table-cell>
          <table:table-cell office:value-type="float" office:value="0.27662" calcext:value-type="float">
            <text:p>0.27662</text:p>
          </table:table-cell>
          <table:table-cell table:formula="of:=[.U8]-[.T8]+([.W8]-[.V8])+[.X8]" office:value-type="float" office:value="9.08744" calcext:value-type="float">
            <text:p>9.08744</text:p>
          </table:table-cell>
          <table:table-cell table:number-columns-repeated="3"/>
          <table:table-cell office:value-type="string" calcext:value-type="string">
            <text:p>ethane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156" calcext:value-type="float">
            <text:p>0.156</text:p>
          </table:table-cell>
          <table:table-cell office:value-type="float" office:value="0.932" calcext:value-type="float">
            <text:p>0.932</text:p>
          </table:table-cell>
          <table:table-cell office:value-type="float" office:value="-0" calcext:value-type="float">
            <text:p>0</text:p>
          </table:table-cell>
          <table:table-cell office:value-type="float" office:value="2.5343" calcext:value-type="float">
            <text:p>2.5343</text:p>
          </table:table-cell>
          <table:table-cell office:value-type="float" office:value="-0.1477" calcext:value-type="float">
            <text:p>-0.1477</text:p>
          </table:table-cell>
          <table:table-cell table:formula="of:=([.AF8]+[.AH8] - [.AI8] + [.AG8]) -( [.AD8]+[.AE8])" office:value-type="float" office:value="2.5345" calcext:value-type="float">
            <text:p>2.5345</text:p>
          </table:table-cell>
        </table:table-row>
        <table:table-row table:style-name="ro2">
          <table:table-cell office:value-type="string" calcext:value-type="string">
            <text:p>toluene~methane</text:p>
          </table:table-cell>
          <table:table-cell office:value-type="float" office:value="-4.2033" calcext:value-type="float">
            <text:p>-4.2033</text:p>
          </table:table-cell>
          <table:table-cell office:value-type="float" office:value="-0.6246" calcext:value-type="float">
            <text:p>-0.62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-[.B9]+([.E9]-[.D9])+[.F9]" office:value-type="float" office:value="3.5787" calcext:value-type="float">
            <text:p>3.5787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toluene~methane</text:p>
          </table:table-cell>
          <table:table-cell office:value-type="float" office:value="-6.3295" calcext:value-type="float">
            <text:p>-6.3295</text:p>
          </table:table-cell>
          <table:table-cell office:value-type="float" office:value="-0.7198" calcext:value-type="float">
            <text:p>-0.7198</text:p>
          </table:table-cell>
          <table:table-cell office:value-type="float" office:value="2.01031" calcext:value-type="float">
            <text:p>2.01031</text:p>
          </table:table-cell>
          <table:table-cell office:value-type="float" office:value="-0" calcext:value-type="float">
            <text:p>0</text:p>
          </table:table-cell>
          <table:table-cell office:value-type="float" office:value="0.22083" calcext:value-type="float">
            <text:p>0.22083</text:p>
          </table:table-cell>
          <table:table-cell table:formula="of:=[.L9]-[.K9]+([.N9]-[.M9])+[.O9]" office:value-type="float" office:value="3.82022" calcext:value-type="float">
            <text:p>3.82022</text:p>
          </table:table-cell>
          <table:table-cell office:value-type="float" office:value="2.88" calcext:value-type="float">
            <text:p>2.88</text:p>
          </table:table-cell>
          <table:table-cell table:style-name="ce12"/>
          <table:table-cell office:value-type="string" calcext:value-type="string">
            <text:p>toluene~methane</text:p>
          </table:table-cell>
          <table:table-cell office:value-type="float" office:value="-6.0874" calcext:value-type="float">
            <text:p>-6.0874</text:p>
          </table:table-cell>
          <table:table-cell office:value-type="float" office:value="-0.6345" calcext:value-type="float">
            <text:p>-0.6345</text:p>
          </table:table-cell>
          <table:table-cell office:value-type="float" office:value="2.00571" calcext:value-type="float">
            <text:p>2.00571</text:p>
          </table:table-cell>
          <table:table-cell office:value-type="float" office:value="-0" calcext:value-type="float">
            <text:p>0</text:p>
          </table:table-cell>
          <table:table-cell office:value-type="float" office:value="0.21094" calcext:value-type="float">
            <text:p>0.21094</text:p>
          </table:table-cell>
          <table:table-cell table:formula="of:=[.U9]-[.T9]+([.W9]-[.V9])+[.X9]" office:value-type="float" office:value="3.65813" calcext:value-type="float">
            <text:p>3.65813</text:p>
          </table:table-cell>
          <table:table-cell office:value-type="float" office:value="2.88" calcext:value-type="float">
            <text:p>2.88</text:p>
          </table:table-cell>
          <table:table-cell table:number-columns-repeated="2"/>
          <table:table-cell office:value-type="string" calcext:value-type="string">
            <text:p>meth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" calcext:value-type="float">
            <text:p>0</text:p>
          </table:table-cell>
          <table:table-cell office:value-type="float" office:value="2.3176" calcext:value-type="float">
            <text:p>2.3176</text:p>
          </table:table-cell>
          <table:table-cell office:value-type="float" office:value="-0.04514" calcext:value-type="float">
            <text:p>-0.04514</text:p>
          </table:table-cell>
          <table:table-cell table:formula="of:=([.AF9]+[.AH9] - [.AI9] + [.AG9]) -( [.AD9]+[.AE9])" office:value-type="float" office:value="2.36604" calcext:value-type="float">
            <text:p>2.36604</text:p>
          </table:table-cell>
        </table:table-row>
        <table:table-row table:style-name="ro2">
          <table:table-cell office:value-type="string" calcext:value-type="string">
            <text:p>methanol~ethane</text:p>
          </table:table-cell>
          <table:table-cell office:value-type="float" office:value="-2.52" calcext:value-type="float">
            <text:p>-2.52</text:p>
          </table:table-cell>
          <table:table-cell office:value-type="float" office:value="1.4443" calcext:value-type="float">
            <text:p>1.44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0]-[.B10]+([.E10]-[.D10])+[.F10]" office:value-type="float" office:value="3.9643" calcext:value-type="float">
            <text:p>3.9643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methanol~ethane</text:p>
          </table:table-cell>
          <table:table-cell office:value-type="float" office:value="-2.3195" calcext:value-type="float">
            <text:p>-2.3195</text:p>
          </table:table-cell>
          <table:table-cell office:value-type="float" office:value="3.8951" calcext:value-type="float">
            <text:p>3.89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2263" calcext:value-type="float">
            <text:p>-0.02263</text:p>
          </table:table-cell>
          <table:table-cell table:formula="of:=[.L10]-[.K10]+([.N10]-[.M10])+[.O10]" office:value-type="float" office:value="6.19197" calcext:value-type="float">
            <text:p>6.19197</text:p>
          </table:table-cell>
          <table:table-cell office:value-type="float" office:value="6.93" calcext:value-type="float">
            <text:p>6.93</text:p>
          </table:table-cell>
          <table:table-cell table:style-name="ce12"/>
          <table:table-cell office:value-type="string" calcext:value-type="string">
            <text:p>methanol~ethane</text:p>
          </table:table-cell>
          <table:table-cell office:value-type="float" office:value="-2.5007" calcext:value-type="float">
            <text:p>-2.5007</text:p>
          </table:table-cell>
          <table:table-cell office:value-type="float" office:value="3.8109" calcext:value-type="float">
            <text:p>3.81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4875" calcext:value-type="float">
            <text:p>0.04875</text:p>
          </table:table-cell>
          <table:table-cell table:formula="of:=[.U10]-[.T10]+([.W10]-[.V10])+[.X10]" office:value-type="float" office:value="6.36035" calcext:value-type="float">
            <text:p>6.36035</text:p>
          </table:table-cell>
          <table:table-cell office:value-type="float" office:value="6.93" calcext:value-type="float">
            <text:p>6.93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4.7292" calcext:value-type="float">
            <text:p>4.7292</text:p>
          </table:table-cell>
          <table:table-cell office:value-type="float" office:value="-6.1717" calcext:value-type="float">
            <text:p>-6.1717</text:p>
          </table:table-cell>
          <table:table-cell office:value-type="float" office:value="2.01066" calcext:value-type="float">
            <text:p>2.01066</text:p>
          </table:table-cell>
          <table:table-cell office:value-type="float" office:value="6.6411" calcext:value-type="float">
            <text:p>6.6411</text:p>
          </table:table-cell>
          <table:table-cell office:value-type="float" office:value="-0.22976" calcext:value-type="float">
            <text:p>-0.22976</text:p>
          </table:table-cell>
          <table:table-cell table:formula="of:=([.AF10]+[.AH10] - [.AI10] + [.AG10]) -( [.AD10]+[.AE10])" office:value-type="float" office:value="-0.710980000000001" calcext:value-type="float">
            <text:p>-0.71098</text:p>
          </table:table-cell>
        </table:table-row>
        <table:table-row table:style-name="ro2">
          <table:table-cell office:value-type="string" calcext:value-type="string">
            <text:p>methane~neopentane</text:p>
          </table:table-cell>
          <table:table-cell office:value-type="float" office:value="2.5979" calcext:value-type="float">
            <text:p>2.5979</text:p>
          </table:table-cell>
          <table:table-cell office:value-type="float" office:value="0.6737" calcext:value-type="float">
            <text:p>0.67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1]-[.B11]+([.E11]-[.D11])+[.F11]" office:value-type="float" office:value="-1.9242" calcext:value-type="float">
            <text:p>-1.924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</text:p>
          </table:table-cell>
          <table:table-cell office:value-type="float" office:value="5.4172" calcext:value-type="float">
            <text:p>5.4172</text:p>
          </table:table-cell>
          <table:table-cell office:value-type="float" office:value="0.6161" calcext:value-type="float">
            <text:p>0.6161</text:p>
          </table:table-cell>
          <table:table-cell office:value-type="float" office:value="-0" calcext:value-type="float">
            <text:p>0</text:p>
          </table:table-cell>
          <table:table-cell office:value-type="float" office:value="2.87629" calcext:value-type="float">
            <text:p>2.87629</text:p>
          </table:table-cell>
          <table:table-cell office:value-type="float" office:value="-0.14445" calcext:value-type="float">
            <text:p>-0.14445</text:p>
          </table:table-cell>
          <table:table-cell table:formula="of:=[.L11]-[.K11]+([.N11]-[.M11])+[.O11]" office:value-type="float" office:value="-2.06926" calcext:value-type="float">
            <text:p>-2.06926</text:p>
          </table:table-cell>
          <table:table-cell office:value-type="float" office:value="0.52" calcext:value-type="float">
            <text:p>0.52</text:p>
          </table:table-cell>
          <table:table-cell table:style-name="ce12"/>
          <table:table-cell office:value-type="string" calcext:value-type="string">
            <text:p>methane~neopentane</text:p>
          </table:table-cell>
          <table:table-cell office:value-type="float" office:value="5.4103" calcext:value-type="float">
            <text:p>5.4103</text:p>
          </table:table-cell>
          <table:table-cell office:value-type="float" office:value="0.6012" calcext:value-type="float">
            <text:p>0.6012</text:p>
          </table:table-cell>
          <table:table-cell office:value-type="float" office:value="-0" calcext:value-type="float">
            <text:p>0</text:p>
          </table:table-cell>
          <table:table-cell office:value-type="float" office:value="2.87635" calcext:value-type="float">
            <text:p>2.87635</text:p>
          </table:table-cell>
          <table:table-cell office:value-type="float" office:value="-0.15073" calcext:value-type="float">
            <text:p>-0.15073</text:p>
          </table:table-cell>
          <table:table-cell table:formula="of:=[.U11]-[.T11]+([.W11]-[.V11])+[.X11]" office:value-type="float" office:value="-2.08348" calcext:value-type="float">
            <text:p>-2.08348</text:p>
          </table:table-cell>
          <table:table-cell office:value-type="float" office:value="0.52" calcext:value-type="float">
            <text:p>0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opentane2~methan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2]-[.B12]+([.E12]-[.D12])+[.F12]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2~methane</text:p>
          </table:table-cell>
          <table:table-cell office:value-type="float" office:value="-3.7788" calcext:value-type="float">
            <text:p>-3.7788</text:p>
          </table:table-cell>
          <table:table-cell office:value-type="float" office:value="-0.4698" calcext:value-type="float">
            <text:p>-0.4698</text:p>
          </table:table-cell>
          <table:table-cell office:value-type="float" office:value="2.87589" calcext:value-type="float">
            <text:p>2.87589</text:p>
          </table:table-cell>
          <table:table-cell office:value-type="float" office:value="-0" calcext:value-type="float">
            <text:p>0</text:p>
          </table:table-cell>
          <table:table-cell office:value-type="float" office:value="0.10557" calcext:value-type="float">
            <text:p>0.10557</text:p>
          </table:table-cell>
          <table:table-cell table:formula="of:=[.L12]-[.K12]+([.N12]-[.M12])+[.O12]" office:value-type="float" office:value="0.53868" calcext:value-type="float">
            <text:p>0.53868</text:p>
          </table:table-cell>
          <table:table-cell office:value-type="float" office:value="-0.52" calcext:value-type="float">
            <text:p>-0.52</text:p>
          </table:table-cell>
          <table:table-cell table:style-name="ce12"/>
          <table:table-cell office:value-type="string" calcext:value-type="string">
            <text:p>neopentane2~methane</text:p>
          </table:table-cell>
          <table:table-cell office:value-type="float" office:value="-3.7539" calcext:value-type="float">
            <text:p>-3.7539</text:p>
          </table:table-cell>
          <table:table-cell office:value-type="float" office:value="-0.3175" calcext:value-type="float">
            <text:p>-0.3175</text:p>
          </table:table-cell>
          <table:table-cell office:value-type="float" office:value="2.87681" calcext:value-type="float">
            <text:p>2.87681</text:p>
          </table:table-cell>
          <table:table-cell office:value-type="float" office:value="-0" calcext:value-type="float">
            <text:p>0</text:p>
          </table:table-cell>
          <table:table-cell office:value-type="float" office:value="0.14241" calcext:value-type="float">
            <text:p>0.14241</text:p>
          </table:table-cell>
          <table:table-cell table:formula="of:=[.U12]-[.T12]+([.W12]-[.V12])+[.X12]" office:value-type="float" office:value="0.702" calcext:value-type="float">
            <text:p>0.702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  <table:table-cell table:style-name="ce2" office:value-type="string" calcext:value-type="string">
            <text:p>mol</text:p>
          </table:table-cell>
          <table:table-cell table:style-name="ce13" office:value-type="string" calcext:value-type="string">
            <text:p>VACUUM AM1BCC</text:p>
          </table:table-cell>
          <table:table-cell table:style-name="ce13"/>
          <table:table-cell table:style-name="ce8" office:value-type="string" calcext:value-type="string">
            <text:p>WATER AM1BCC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</table:table-row>
        <table:table-row table:style-name="ro2">
          <table:table-cell office:value-type="string" calcext:value-type="string">
            <text:p>methane~methanol</text:p>
          </table:table-cell>
          <table:table-cell office:value-type="float" office:value="4.5949" calcext:value-type="float">
            <text:p>4.5949</text:p>
          </table:table-cell>
          <table:table-cell office:value-type="float" office:value="-1.4168" calcext:value-type="float">
            <text:p>-1.41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-[.B13]+([.E13]-[.D13])+[.F13]" office:value-type="float" office:value="-6.0117" calcext:value-type="float">
            <text:p>-6.0117</text:p>
          </table:table-cell>
          <table:table-cell office:value-type="float" office:value="-7.09" calcext:value-type="float">
            <text:p>-7.09</text:p>
          </table:table-cell>
          <table:table-cell/>
          <table:table-cell office:value-type="string" calcext:value-type="string">
            <text:p>methane~methanol</text:p>
          </table:table-cell>
          <table:table-cell office:value-type="float" office:value="4.5835" calcext:value-type="float">
            <text:p>4.5835</text:p>
          </table:table-cell>
          <table:table-cell office:value-type="float" office:value="-1.4442" calcext:value-type="float">
            <text:p>-1.44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4837" calcext:value-type="float">
            <text:p>-0.04837</text:p>
          </table:table-cell>
          <table:table-cell table:formula="of:=[.L13]-[.K13]+([.N13]-[.M13])+[.O13]" office:value-type="float" office:value="-6.07607" calcext:value-type="float">
            <text:p>-6.07607</text:p>
          </table:table-cell>
          <table:table-cell office:value-type="float" office:value="-7.09" calcext:value-type="float">
            <text:p>-7.09</text:p>
          </table:table-cell>
          <table:table-cell table:style-name="ce12"/>
          <table:table-cell office:value-type="string" calcext:value-type="string">
            <text:p>methane~methanol</text:p>
          </table:table-cell>
          <table:table-cell office:value-type="float" office:value="4.5843" calcext:value-type="float">
            <text:p>4.5843</text:p>
          </table:table-cell>
          <table:table-cell office:value-type="float" office:value="-1.4677" calcext:value-type="float">
            <text:p>-1.467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2989" calcext:value-type="float">
            <text:p>-0.02989</text:p>
          </table:table-cell>
          <table:table-cell table:formula="of:=[.U13]-[.T13]+([.W13]-[.V13])+[.X13]" office:value-type="float" office:value="-6.08189" calcext:value-type="float">
            <text:p>-6.08189</text:p>
          </table:table-cell>
          <table:table-cell office:value-type="float" office:value="-7.09" calcext:value-type="float">
            <text:p>-7.09</text:p>
          </table:table-cell>
          <table:table-cell table:number-columns-repeated="2"/>
          <table:table-cell table:style-name="ce2"/>
          <table:table-cell table:style-name="ce13" office:value-type="string" calcext:value-type="string">
            <text:p>DG_COUL</text:p>
          </table:table-cell>
          <table:table-cell table:style-name="ce13" office:value-type="string" calcext:value-type="string">
            <text:p>DG_LJ</text:p>
          </table:table-cell>
          <table:table-cell table:style-name="ce8" office:value-type="string" calcext:value-type="string">
            <text:p>DG_COUL</text:p>
          </table:table-cell>
          <table:table-cell table:style-name="ce8" office:value-type="string" calcext:value-type="string">
            <text:p>DG_FUNC</text:p>
          </table:table-cell>
          <table:table-cell table:style-name="ce8" office:value-type="string" calcext:value-type="string">
            <text:p>DG_LJ</text:p>
          </table:table-cell>
          <table:table-cell table:style-name="ce8" office:value-type="string" calcext:value-type="string">
            <text:p>DG_LJRC</text:p>
          </table:table-cell>
          <table:table-cell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methane~2-methylindole</text:p>
          </table:table-cell>
          <table:table-cell office:value-type="float" office:value="-7.9839" calcext:value-type="float">
            <text:p>-7.9839</text:p>
          </table:table-cell>
          <table:table-cell office:value-type="float" office:value="-16.9319" calcext:value-type="float">
            <text:p>-16.93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-[.B14]+([.E14]-[.D14])+[.F14]" office:value-type="float" office:value="-8.948" calcext:value-type="float">
            <text:p>-8.948</text:p>
          </table:table-cell>
          <table:table-cell table:number-columns-repeated="2"/>
          <table:table-cell office:value-type="string" calcext:value-type="string">
            <text:p>methane~2-methylindole</text:p>
          </table:table-cell>
          <table:table-cell office:value-type="float" office:value="-5.6005" calcext:value-type="float">
            <text:p>-5.6005</text:p>
          </table:table-cell>
          <table:table-cell office:value-type="float" office:value="-16.9486" calcext:value-type="float">
            <text:p>-16.9486</text:p>
          </table:table-cell>
          <table:table-cell office:value-type="float" office:value="-0" calcext:value-type="float">
            <text:p>0</text:p>
          </table:table-cell>
          <table:table-cell office:value-type="float" office:value="2.37365" calcext:value-type="float">
            <text:p>2.37365</text:p>
          </table:table-cell>
          <table:table-cell office:value-type="float" office:value="-0.24983" calcext:value-type="float">
            <text:p>-0.24983</text:p>
          </table:table-cell>
          <table:table-cell table:formula="of:=[.L14]-[.K14]+([.N14]-[.M14])+[.O14]" office:value-type="float" office:value="-9.22428" calcext:value-type="float">
            <text:p>-9.22428</text:p>
          </table:table-cell>
          <table:table-cell/>
          <table:table-cell table:style-name="ce12"/>
          <table:table-cell office:value-type="string" calcext:value-type="string">
            <text:p>methane~2-methylindole</text:p>
          </table:table-cell>
          <table:table-cell office:value-type="float" office:value="-5.7086" calcext:value-type="float">
            <text:p>-5.7086</text:p>
          </table:table-cell>
          <table:table-cell office:value-type="float" office:value="-16.8218" calcext:value-type="float">
            <text:p>-16.8218</text:p>
          </table:table-cell>
          <table:table-cell office:value-type="float" office:value="-0" calcext:value-type="float">
            <text:p>0</text:p>
          </table:table-cell>
          <table:table-cell office:value-type="float" office:value="2.37703" calcext:value-type="float">
            <text:p>2.37703</text:p>
          </table:table-cell>
          <table:table-cell office:value-type="float" office:value="-0.26852" calcext:value-type="float">
            <text:p>-0.26852</text:p>
          </table:table-cell>
          <table:table-cell table:formula="of:=[.U14]-[.T14]+([.W14]-[.V14])+[.X14]" office:value-type="float" office:value="-9.00469" calcext:value-type="float">
            <text:p>-9.00469</text:p>
          </table:table-cell>
          <table:table-cell table:number-columns-repeated="3"/>
          <table:table-cell office:value-type="string" calcext:value-type="string">
            <text:p>neopentane</text:p>
          </table:table-cell>
          <table:table-cell office:value-type="float" office:value="-3.5508" calcext:value-type="float">
            <text:p>-3.5508</text:p>
          </table:table-cell>
          <table:table-cell office:value-type="float" office:value="3.9794" calcext:value-type="float">
            <text:p>3.9794</text:p>
          </table:table-cell>
          <table:table-cell office:value-type="float" office:value="-6.4093" calcext:value-type="float">
            <text:p>-6.4093</text:p>
          </table:table-cell>
          <table:table-cell office:value-type="float" office:value="2.87628" calcext:value-type="float">
            <text:p>2.87628</text:p>
          </table:table-cell>
          <table:table-cell office:value-type="float" office:value="6.1888" calcext:value-type="float">
            <text:p>6.1888</text:p>
          </table:table-cell>
          <table:table-cell office:value-type="float" office:value="-0.2051" calcext:value-type="float">
            <text:p>-0.2051</text:p>
          </table:table-cell>
          <table:table-cell table:formula="of:=([.AF14]+[.AH14] - [.AI14] + [.AG14]) -( [.AD14]+[.AE14])" office:value-type="float" office:value="2.43228" calcext:value-type="float">
            <text:p>2.43228</text:p>
          </table:table-cell>
        </table:table-row>
        <table:table-row table:style-name="ro2">
          <table:table-cell office:value-type="string" calcext:value-type="string">
            <text:p>methanol~methane</text:p>
          </table:table-cell>
          <table:table-cell office:value-type="float" office:value="-4.5817" calcext:value-type="float">
            <text:p>-4.5817</text:p>
          </table:table-cell>
          <table:table-cell office:value-type="float" office:value="1.4443" calcext:value-type="float">
            <text:p>1.44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-[.B15]+([.E15]-[.D15])+[.F15]" office:value-type="float" office:value="6.026" calcext:value-type="float">
            <text:p>6.026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string" calcext:value-type="string">
            <text:p>methanol~methane</text:p>
          </table:table-cell>
          <table:table-cell office:value-type="float" office:value="-4.5854" calcext:value-type="float">
            <text:p>-4.5854</text:p>
          </table:table-cell>
          <table:table-cell office:value-type="float" office:value="1.4469" calcext:value-type="float">
            <text:p>1.446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3541" calcext:value-type="float">
            <text:p>0.03541</text:p>
          </table:table-cell>
          <table:table-cell table:formula="of:=[.L15]-[.K15]+([.N15]-[.M15])+[.O15]" office:value-type="float" office:value="6.06771" calcext:value-type="float">
            <text:p>6.06771</text:p>
          </table:table-cell>
          <table:table-cell office:value-type="float" office:value="7.09" calcext:value-type="float">
            <text:p>7.09</text:p>
          </table:table-cell>
          <table:table-cell table:style-name="ce12"/>
          <table:table-cell office:value-type="string" calcext:value-type="string">
            <text:p>methanol~methane</text:p>
          </table:table-cell>
          <table:table-cell office:value-type="float" office:value="-4.5857" calcext:value-type="float">
            <text:p>-4.5857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268" calcext:value-type="float">
            <text:p>-0.00268</text:p>
          </table:table-cell>
          <table:table-cell table:formula="of:=[.U15]-[.T15]+([.W15]-[.V15])+[.X15]" office:value-type="float" office:value="6.04302" calcext:value-type="float">
            <text:p>6.04302</text:p>
          </table:table-cell>
          <table:table-cell office:value-type="float" office:value="7.09" calcext:value-type="float">
            <text:p>7.09</text:p>
          </table:table-cell>
          <table:table-cell table:number-columns-repeated="2"/>
          <table:table-cell office:value-type="string" calcext:value-type="string">
            <text:p>2-methylindole</text:p>
          </table:table-cell>
          <table:table-cell office:value-type="float" office:value="-12.0363" calcext:value-type="float">
            <text:p>-12.0363</text:p>
          </table:table-cell>
          <table:table-cell office:value-type="float" office:value="3.6131" calcext:value-type="float">
            <text:p>3.6131</text:p>
          </table:table-cell>
          <table:table-cell office:value-type="float" office:value="-21.8407" calcext:value-type="float">
            <text:p>-21.8407</text:p>
          </table:table-cell>
          <table:table-cell office:value-type="float" office:value="2.3715" calcext:value-type="float">
            <text:p>2.3715</text:p>
          </table:table-cell>
          <table:table-cell office:value-type="float" office:value="4.5639" calcext:value-type="float">
            <text:p>4.5639</text:p>
          </table:table-cell>
          <table:table-cell office:value-type="float" office:value="-0.31228" calcext:value-type="float">
            <text:p>-0.31228</text:p>
          </table:table-cell>
          <table:table-cell table:formula="of:=([.AF15]+[.AH15] - [.AI15] + [.AG15]) -( [.AD15]+[.AE15])" office:value-type="float" office:value="-6.16981999999999" calcext:value-type="float">
            <text:p>-6.16982</text:p>
          </table:table-cell>
        </table:table-row>
        <table:table-row table:style-name="ro2">
          <table:table-cell office:value-type="string" calcext:value-type="string">
            <text:p>neopentane~methane</text:p>
          </table:table-cell>
          <table:table-cell office:value-type="float" office:value="-2.4886" calcext:value-type="float">
            <text:p>-2.4886</text:p>
          </table:table-cell>
          <table:table-cell office:value-type="float" office:value="-0.5665" calcext:value-type="float">
            <text:p>-0.56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-[.B16]+([.E16]-[.D16])+[.F16]" office:value-type="float" office:value="1.9221" calcext:value-type="float">
            <text:p>1.9221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~methane</text:p>
          </table:table-cell>
          <table:table-cell office:value-type="float" office:value="-5.392" calcext:value-type="float">
            <text:p>-5.392</text:p>
          </table:table-cell>
          <table:table-cell office:value-type="float" office:value="-0.5893" calcext:value-type="float">
            <text:p>-0.5893</text:p>
          </table:table-cell>
          <table:table-cell office:value-type="float" office:value="2.87624" calcext:value-type="float">
            <text:p>2.87624</text:p>
          </table:table-cell>
          <table:table-cell office:value-type="float" office:value="-0" calcext:value-type="float">
            <text:p>0</text:p>
          </table:table-cell>
          <table:table-cell office:value-type="float" office:value="0.13848" calcext:value-type="float">
            <text:p>0.13848</text:p>
          </table:table-cell>
          <table:table-cell table:formula="of:=[.L16]-[.K16]+([.N16]-[.M16])+[.O16]" office:value-type="float" office:value="2.06494" calcext:value-type="float">
            <text:p>2.06494</text:p>
          </table:table-cell>
          <table:table-cell office:value-type="float" office:value="-0.52" calcext:value-type="float">
            <text:p>-0.52</text:p>
          </table:table-cell>
          <table:table-cell table:style-name="ce12"/>
          <table:table-cell office:value-type="string" calcext:value-type="string">
            <text:p>neopentane~methane</text:p>
          </table:table-cell>
          <table:table-cell office:value-type="float" office:value="-5.3921" calcext:value-type="float">
            <text:p>-5.3921</text:p>
          </table:table-cell>
          <table:table-cell office:value-type="float" office:value="-0.6007" calcext:value-type="float">
            <text:p>-0.6007</text:p>
          </table:table-cell>
          <table:table-cell office:value-type="float" office:value="2.87632" calcext:value-type="float">
            <text:p>2.87632</text:p>
          </table:table-cell>
          <table:table-cell office:value-type="float" office:value="-0" calcext:value-type="float">
            <text:p>0</text:p>
          </table:table-cell>
          <table:table-cell office:value-type="float" office:value="0.14977" calcext:value-type="float">
            <text:p>0.14977</text:p>
          </table:table-cell>
          <table:table-cell table:formula="of:=[.U16]-[.T16]+([.W16]-[.V16])+[.X16]" office:value-type="float" office:value="2.06485" calcext:value-type="float">
            <text:p>2.06485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  <table:table-cell office:value-type="string" calcext:value-type="string">
            <text:p>2-methylfuran</text:p>
          </table:table-cell>
          <table:table-cell office:value-type="float" office:value="-8.1117" calcext:value-type="float">
            <text:p>-8.1117</text:p>
          </table:table-cell>
          <table:table-cell office:value-type="float" office:value="-0.1459" calcext:value-type="float">
            <text:p>-0.1459</text:p>
          </table:table-cell>
          <table:table-cell office:value-type="float" office:value="-12.0505" calcext:value-type="float">
            <text:p>-12.0505</text:p>
          </table:table-cell>
          <table:table-cell office:value-type="float" office:value="1.84066" calcext:value-type="float">
            <text:p>1.84066</text:p>
          </table:table-cell>
          <table:table-cell office:value-type="float" office:value="1.2983" calcext:value-type="float">
            <text:p>1.2983</text:p>
          </table:table-cell>
          <table:table-cell office:value-type="float" office:value="-0.20646" calcext:value-type="float">
            <text:p>-0.20646</text:p>
          </table:table-cell>
          <table:table-cell table:formula="of:=([.AF16]+[.AH16] - [.AI16] + [.AG16]) -( [.AD16]+[.AE16])" office:value-type="float" office:value="-0.447480000000001" calcext:value-type="float">
            <text:p>-0.44748</text:p>
          </table:table-cell>
        </table:table-row>
        <table:table-row table:style-name="ro2">
          <table:table-cell office:value-type="string" calcext:value-type="string">
            <text:p>2-methylfuran~methane</text:p>
          </table:table-cell>
          <table:table-cell office:value-type="float" office:value="7.9759" calcext:value-type="float">
            <text:p>7.9759</text:p>
          </table:table-cell>
          <table:table-cell office:value-type="float" office:value="11.1709" calcext:value-type="float">
            <text:p>11.17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7]-[.B17]+([.E17]-[.D17])+[.F17]" office:value-type="float" office:value="3.195" calcext:value-type="float">
            <text:p>3.195</text:p>
          </table:table-cell>
          <table:table-cell table:number-columns-repeated="2"/>
          <table:table-cell office:value-type="string" calcext:value-type="string">
            <text:p>2-methylfuran~methane</text:p>
          </table:table-cell>
          <table:table-cell office:value-type="float" office:value="6.1741" calcext:value-type="float">
            <text:p>6.1741</text:p>
          </table:table-cell>
          <table:table-cell office:value-type="float" office:value="11.213" calcext:value-type="float">
            <text:p>11.213</text:p>
          </table:table-cell>
          <table:table-cell office:value-type="float" office:value="1.85495" calcext:value-type="float">
            <text:p>1.85495</text:p>
          </table:table-cell>
          <table:table-cell office:value-type="float" office:value="-0" calcext:value-type="float">
            <text:p>0</text:p>
          </table:table-cell>
          <table:table-cell office:value-type="float" office:value="0.17045" calcext:value-type="float">
            <text:p>0.17045</text:p>
          </table:table-cell>
          <table:table-cell table:formula="of:=[.L17]-[.K17]+([.N17]-[.M17])+[.O17]" office:value-type="float" office:value="3.3544" calcext:value-type="float">
            <text:p>3.3544</text:p>
          </table:table-cell>
          <table:table-cell/>
          <table:table-cell table:style-name="ce12"/>
          <table:table-cell office:value-type="string" calcext:value-type="string">
            <text:p>2-methylfuran~methane</text:p>
          </table:table-cell>
          <table:table-cell office:value-type="float" office:value="6.2348" calcext:value-type="float">
            <text:p>6.2348</text:p>
          </table:table-cell>
          <table:table-cell office:value-type="float" office:value="11.2755" calcext:value-type="float">
            <text:p>11.2755</text:p>
          </table:table-cell>
          <table:table-cell office:value-type="float" office:value="1.8515" calcext:value-type="float">
            <text:p>1.8515</text:p>
          </table:table-cell>
          <table:table-cell office:value-type="float" office:value="-0" calcext:value-type="float">
            <text:p>0</text:p>
          </table:table-cell>
          <table:table-cell office:value-type="float" office:value="0.24793" calcext:value-type="float">
            <text:p>0.24793</text:p>
          </table:table-cell>
          <table:table-cell table:formula="of:=[.U17]-[.T17]+([.W17]-[.V17])+[.X17]" office:value-type="float" office:value="3.43713" calcext:value-type="float">
            <text:p>3.43713</text:p>
          </table:table-cell>
          <table:table-cell table:number-columns-repeated="3"/>
          <table:table-cell office:value-type="string" calcext:value-type="string">
            <text:p>methanol</text:p>
          </table:table-cell>
          <table:table-cell office:value-type="float" office:value="3.8252" calcext:value-type="float">
            <text:p>3.8252</text:p>
          </table:table-cell>
          <table:table-cell office:value-type="float" office:value="-0" calcext:value-type="float">
            <text:p>0</text:p>
          </table:table-cell>
          <table:table-cell office:value-type="float" office:value="-1.2661" calcext:value-type="float">
            <text:p>-1.2661</text:p>
          </table:table-cell>
          <table:table-cell office:value-type="float" office:value="-0" calcext:value-type="float">
            <text:p>0</text:p>
          </table:table-cell>
          <table:table-cell office:value-type="float" office:value="1.584" calcext:value-type="float">
            <text:p>1.584</text:p>
          </table:table-cell>
          <table:table-cell office:value-type="float" office:value="-0.11794" calcext:value-type="float">
            <text:p>-0.11794</text:p>
          </table:table-cell>
          <table:table-cell table:formula="of:=([.AF17]+[.AH17] - [.AI17] + [.AG17]) -( [.AD17]+[.AE17])" office:value-type="float" office:value="-3.38936" calcext:value-type="float">
            <text:p>-3.38936</text:p>
          </table:table-cell>
        </table:table-row>
        <table:table-row table:style-name="ro2">
          <table:table-cell office:value-type="string" calcext:value-type="string">
            <text:p>methane~neopentane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18]-[.B18]+([.E18]-[.D18])+[.F18]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2</text:p>
          </table:table-cell>
          <table:table-cell office:value-type="float" office:value="3.7684" calcext:value-type="float">
            <text:p>3.7684</text:p>
          </table:table-cell>
          <table:table-cell office:value-type="float" office:value="0.4786" calcext:value-type="float">
            <text:p>0.4786</text:p>
          </table:table-cell>
          <table:table-cell office:value-type="float" office:value="-0" calcext:value-type="float">
            <text:p>0</text:p>
          </table:table-cell>
          <table:table-cell office:value-type="float" office:value="2.87416" calcext:value-type="float">
            <text:p>2.87416</text:p>
          </table:table-cell>
          <table:table-cell office:value-type="float" office:value="-0.15624" calcext:value-type="float">
            <text:p>-0.15624</text:p>
          </table:table-cell>
          <table:table-cell table:formula="of:=[.L18]-[.K18]+([.N18]-[.M18])+[.O18]" office:value-type="float" office:value="-0.57188" calcext:value-type="float">
            <text:p>-0.57188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2</text:p>
          </table:table-cell>
          <table:table-cell office:value-type="float" office:value="3.7755" calcext:value-type="float">
            <text:p>3.7755</text:p>
          </table:table-cell>
          <table:table-cell office:value-type="float" office:value="0.3636" calcext:value-type="float">
            <text:p>0.3636</text:p>
          </table:table-cell>
          <table:table-cell office:value-type="float" office:value="-0" calcext:value-type="float">
            <text:p>0</text:p>
          </table:table-cell>
          <table:table-cell office:value-type="float" office:value="2.87743" calcext:value-type="float">
            <text:p>2.87743</text:p>
          </table:table-cell>
          <table:table-cell office:value-type="float" office:value="-0.16369" calcext:value-type="float">
            <text:p>-0.16369</text:p>
          </table:table-cell>
          <table:table-cell table:formula="of:=[.U18]-[.T18]+([.W18]-[.V18])+[.X18]" office:value-type="float" office:value="-0.69816" calcext:value-type="float">
            <text:p>-0.69816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string" calcext:value-type="string">
            <text:p>ethane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9322" calcext:value-type="float">
            <text:p>0.9322</text:p>
          </table:table-cell>
          <table:table-cell office:value-type="float" office:value="-0" calcext:value-type="float">
            <text:p>0</text:p>
          </table:table-cell>
          <table:table-cell office:value-type="float" office:value="2.4948" calcext:value-type="float">
            <text:p>2.4948</text:p>
          </table:table-cell>
          <table:table-cell office:value-type="float" office:value="-0.04069" calcext:value-type="float">
            <text:p>-0.04069</text:p>
          </table:table-cell>
          <table:table-cell table:formula="of:=([.AF18]+[.AH18] - [.AI18] + [.AG18]) -( [.AD18]+[.AE18])" office:value-type="float" office:value="2.38929" calcext:value-type="float">
            <text:p>2.38929</text:p>
          </table:table-cell>
        </table:table-row>
        <table:table-row table:style-name="ro2">
          <table:table-cell office:value-type="string" calcext:value-type="string">
            <text:p>methane~2-methylfuran</text:p>
          </table:table-cell>
          <table:table-cell office:value-type="float" office:value="-7.9759" calcext:value-type="float">
            <text:p>-7.9759</text:p>
          </table:table-cell>
          <table:table-cell office:value-type="float" office:value="-11.1117" calcext:value-type="float">
            <text:p>-11.111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19]-[.B19]+([.E19]-[.D19])+[.F19]" office:value-type="float" office:value="-3.1358" calcext:value-type="float">
            <text:p>-3.1358</text:p>
          </table:table-cell>
          <table:table-cell table:number-columns-repeated="2"/>
          <table:table-cell office:value-type="string" calcext:value-type="string">
            <text:p>methane~2-methylfuran</text:p>
          </table:table-cell>
          <table:table-cell office:value-type="float" office:value="-6.19" calcext:value-type="float">
            <text:p>-6.19</text:p>
          </table:table-cell>
          <table:table-cell office:value-type="float" office:value="-11.2344" calcext:value-type="float">
            <text:p>-11.2344</text:p>
          </table:table-cell>
          <table:table-cell office:value-type="float" office:value="-0" calcext:value-type="float">
            <text:p>0</text:p>
          </table:table-cell>
          <table:table-cell office:value-type="float" office:value="1.8431" calcext:value-type="float">
            <text:p>1.8431</text:p>
          </table:table-cell>
          <table:table-cell office:value-type="float" office:value="-0.15591" calcext:value-type="float">
            <text:p>-0.15591</text:p>
          </table:table-cell>
          <table:table-cell table:formula="of:=[.L19]-[.K19]+([.N19]-[.M19])+[.O19]" office:value-type="float" office:value="-3.35721" calcext:value-type="float">
            <text:p>-3.35721</text:p>
          </table:table-cell>
          <table:table-cell table:number-columns-repeated="2"/>
          <table:table-cell office:value-type="string" calcext:value-type="string">
            <text:p>methane~2-methylfuran</text:p>
          </table:table-cell>
          <table:table-cell office:value-type="float" office:value="-6.2167" calcext:value-type="float">
            <text:p>-6.2167</text:p>
          </table:table-cell>
          <table:table-cell office:value-type="float" office:value="-11.1518" calcext:value-type="float">
            <text:p>-11.1518</text:p>
          </table:table-cell>
          <table:table-cell office:value-type="float" office:value="-0" calcext:value-type="float">
            <text:p>0</text:p>
          </table:table-cell>
          <table:table-cell office:value-type="float" office:value="1.84442" calcext:value-type="float">
            <text:p>1.84442</text:p>
          </table:table-cell>
          <table:table-cell office:value-type="float" office:value="-0.13169" calcext:value-type="float">
            <text:p>-0.13169</text:p>
          </table:table-cell>
          <table:table-cell table:formula="of:=[.U19]-[.T19]+([.W19]-[.V19])+[.X19]" office:value-type="float" office:value="-3.22237" calcext:value-type="float">
            <text:p>-3.22237</text:p>
          </table:table-cell>
          <table:table-cell table:number-columns-repeated="3"/>
          <table:table-cell office:value-type="string" calcext:value-type="string">
            <text:p>meth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" calcext:value-type="float">
            <text:p>0.0036</text:p>
          </table:table-cell>
          <table:table-cell office:value-type="float" office:value="-0" calcext:value-type="float">
            <text:p>0</text:p>
          </table:table-cell>
          <table:table-cell office:value-type="float" office:value="2.3311" calcext:value-type="float">
            <text:p>2.3311</text:p>
          </table:table-cell>
          <table:table-cell office:value-type="float" office:value="-0.04633" calcext:value-type="float">
            <text:p>-0.04633</text:p>
          </table:table-cell>
          <table:table-cell table:formula="of:=([.AF19]+[.AH19] - [.AI19] + [.AG19]) -( [.AD19]+[.AE19])" office:value-type="float" office:value="2.38103" calcext:value-type="float">
            <text:p>2.38103</text:p>
          </table:table-cell>
        </table:table-row>
        <table:table-row table:style-name="ro2"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office:value-type="float" office:value="-1.3083" calcext:value-type="float">
            <text:p>-1.3083</text:p>
          </table:table-cell>
          <table:table-cell office:value-type="float" office:value="4.7297" calcext:value-type="float">
            <text:p>4.7297</text:p>
          </table:table-cell>
          <table:table-cell office:value-type="float" office:value="-6.1798" calcext:value-type="float">
            <text:p>-6.1798</text:p>
          </table:table-cell>
          <table:table-cell office:value-type="float" office:value="2.0106" calcext:value-type="float">
            <text:p>2.0106</text:p>
          </table:table-cell>
          <table:table-cell office:value-type="float" office:value="6.6496" calcext:value-type="float">
            <text:p>6.6496</text:p>
          </table:table-cell>
          <table:table-cell office:value-type="float" office:value="-0.24005" calcext:value-type="float">
            <text:p>-0.24005</text:p>
          </table:table-cell>
          <table:table-cell table:formula="of:=([.AF20]+[.AH20] - [.AI20] + [.AG20]) -( [.AD20]+[.AE20])" office:value-type="float" office:value="-0.70095" calcext:value-type="float">
            <text:p>-0.70095</text:p>
          </table:table-cell>
        </table:table-row>
        <table:table-row table:style-name="ro2">
          <table:table-cell table:style-name="ce3" office:value-type="string" calcext:value-type="string">
            <text:p>ALL BONDS run002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ALL BONDS run002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HBONDS run002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thane~ethane</text:p>
          </table:table-cell>
          <table:table-cell office:value-type="float" office:value="2.0113" calcext:value-type="float">
            <text:p>2.0113</text:p>
          </table:table-cell>
          <table:table-cell office:value-type="float" office:value="1.5777" calcext:value-type="float">
            <text:p>1.577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22]-[.B22]+([.E22]-[.D22])+[.F22]" office:value-type="float" office:value="-0.4336" calcext:value-type="float">
            <text:p>-0.4336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string" calcext:value-type="string">
            <text:p>methane~ethane</text:p>
          </table:table-cell>
          <table:table-cell office:value-type="float" office:value="2.0057" calcext:value-type="float">
            <text:p>2.0057</text:p>
          </table:table-cell>
          <table:table-cell office:value-type="float" office:value="1.5668" calcext:value-type="float">
            <text:p>1.566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4923" calcext:value-type="float">
            <text:p>-0.04923</text:p>
          </table:table-cell>
          <table:table-cell table:formula="of:=[.L22]-[.K22]+([.N22]-[.M22])+[.O22]" office:value-type="float" office:value="-0.48813" calcext:value-type="float">
            <text:p>-0.48813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string" calcext:value-type="string">
            <text:p>methane~ethane</text:p>
          </table:table-cell>
          <table:table-cell office:value-type="float" office:value="2.0013" calcext:value-type="float">
            <text:p>2.0013</text:p>
          </table:table-cell>
          <table:table-cell office:value-type="float" office:value="1.5535" calcext:value-type="float">
            <text:p>1.553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2386" calcext:value-type="float">
            <text:p>-0.02386</text:p>
          </table:table-cell>
          <table:table-cell table:formula="of:=[.U22]-[.T22]+([.W22]-[.V22])+[.X22]" office:value-type="float" office:value="-0.47166" calcext:value-type="float">
            <text:p>-0.47166</text:p>
          </table:table-cell>
          <table:table-cell office:value-type="float" office:value="-0.16" calcext:value-type="float">
            <text:p>-0.16</text:p>
          </table:table-cell>
          <table:table-cell table:number-columns-repeated="2"/>
          <table:table-cell table:style-name="ce2" office:value-type="string" calcext:value-type="string">
            <text:p>mol</text:p>
          </table:table-cell>
          <table:table-cell table:style-name="ce13" office:value-type="string" calcext:value-type="string">
            <text:p>VACUUM AM1BCC</text:p>
          </table:table-cell>
          <table:table-cell table:style-name="ce13"/>
          <table:table-cell table:style-name="ce8" office:value-type="string" calcext:value-type="string">
            <text:p>WATER AM1BCC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</table:table-row>
        <table:table-row table:style-name="ro2">
          <table:table-cell office:value-type="string" calcext:value-type="string">
            <text:p>ethane~methane</text:p>
          </table:table-cell>
          <table:table-cell office:value-type="float" office:value="-2.0028" calcext:value-type="float">
            <text:p>-2.0028</text:p>
          </table:table-cell>
          <table:table-cell office:value-type="float" office:value="-1.5718" calcext:value-type="float">
            <text:p>-1.5718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23]-[.B23]+([.E23]-[.D23])+[.F23]" office:value-type="float" office:value="0.431" calcext:value-type="float">
            <text:p>0.43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ethane~methane</text:p>
          </table:table-cell>
          <table:table-cell office:value-type="float" office:value="-2.0054" calcext:value-type="float">
            <text:p>-2.0054</text:p>
          </table:table-cell>
          <table:table-cell office:value-type="float" office:value="-1.5515" calcext:value-type="float">
            <text:p>-1.55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5469" calcext:value-type="float">
            <text:p>0.05469</text:p>
          </table:table-cell>
          <table:table-cell table:formula="of:=[.L23]-[.K23]+([.N23]-[.M23])+[.O23]" office:value-type="float" office:value="0.50859" calcext:value-type="float">
            <text:p>0.50859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ethane~methane</text:p>
          </table:table-cell>
          <table:table-cell office:value-type="float" office:value="-1.9985" calcext:value-type="float">
            <text:p>-1.9985</text:p>
          </table:table-cell>
          <table:table-cell office:value-type="float" office:value="-1.5716" calcext:value-type="float">
            <text:p>-1.571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1662" calcext:value-type="float">
            <text:p>-0.01662</text:p>
          </table:table-cell>
          <table:table-cell table:formula="of:=[.U23]-[.T23]+([.W23]-[.V23])+[.X23]" office:value-type="float" office:value="0.41028" calcext:value-type="float">
            <text:p>0.41028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style-name="ce2"/>
          <table:table-cell table:style-name="ce13" office:value-type="string" calcext:value-type="string">
            <text:p>DG_COUL</text:p>
          </table:table-cell>
          <table:table-cell table:style-name="ce13" office:value-type="string" calcext:value-type="string">
            <text:p>DG_LJ</text:p>
          </table:table-cell>
          <table:table-cell table:style-name="ce8" office:value-type="string" calcext:value-type="string">
            <text:p>DG_COUL</text:p>
          </table:table-cell>
          <table:table-cell table:style-name="ce8" office:value-type="string" calcext:value-type="string">
            <text:p>DG_FUNC</text:p>
          </table:table-cell>
          <table:table-cell table:style-name="ce8" office:value-type="string" calcext:value-type="string">
            <text:p>DG_LJ</text:p>
          </table:table-cell>
          <table:table-cell table:style-name="ce8" office:value-type="string" calcext:value-type="string">
            <text:p>DG_LJRC</text:p>
          </table:table-cell>
          <table:table-cell office:value-type="string" calcext:value-type="string">
            <text:p>ABS</text:p>
          </table:table-cell>
        </table:table-row>
        <table:table-row table:style-name="ro2">
          <table:table-cell office:value-type="string" calcext:value-type="string">
            <text:p>ethane~methanol</text:p>
          </table:table-cell>
          <table:table-cell office:value-type="float" office:value="2.5218" calcext:value-type="float">
            <text:p>2.5218</text:p>
          </table:table-cell>
          <table:table-cell office:value-type="float" office:value="-3.7911" calcext:value-type="float">
            <text:p>-3.7911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24]-[.B24]+([.E24]-[.D24])+[.F24]" office:value-type="float" office:value="-6.3129" calcext:value-type="float">
            <text:p>-6.3129</text:p>
          </table:table-cell>
          <table:table-cell office:value-type="float" office:value="-6.93" calcext:value-type="float">
            <text:p>-6.93</text:p>
          </table:table-cell>
          <table:table-cell/>
          <table:table-cell office:value-type="string" calcext:value-type="string">
            <text:p>ethane~methanol</text:p>
          </table:table-cell>
          <table:table-cell office:value-type="float" office:value="2.319" calcext:value-type="float">
            <text:p>2.319</text:p>
          </table:table-cell>
          <table:table-cell office:value-type="float" office:value="-3.8937" calcext:value-type="float">
            <text:p>-3.89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3233" calcext:value-type="float">
            <text:p>0.03233</text:p>
          </table:table-cell>
          <table:table-cell table:formula="of:=[.L24]-[.K24]+([.N24]-[.M24])+[.O24]" office:value-type="float" office:value="-6.18037" calcext:value-type="float">
            <text:p>-6.18037</text:p>
          </table:table-cell>
          <table:table-cell office:value-type="float" office:value="-6.93" calcext:value-type="float">
            <text:p>-6.93</text:p>
          </table:table-cell>
          <table:table-cell/>
          <table:table-cell office:value-type="string" calcext:value-type="string">
            <text:p>ethane~methanol</text:p>
          </table:table-cell>
          <table:table-cell office:value-type="float" office:value="2.4991" calcext:value-type="float">
            <text:p>2.4991</text:p>
          </table:table-cell>
          <table:table-cell office:value-type="float" office:value="-3.8448" calcext:value-type="float">
            <text:p>-3.8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86" calcext:value-type="float">
            <text:p>0.01586</text:p>
          </table:table-cell>
          <table:table-cell table:formula="of:=[.U24]-[.T24]+([.W24]-[.V24])+[.X24]" office:value-type="float" office:value="-6.32804" calcext:value-type="float">
            <text:p>-6.32804</text:p>
          </table:table-cell>
          <table:table-cell office:value-type="float" office:value="-6.93" calcext:value-type="float">
            <text:p>-6.93</text:p>
          </table:table-cell>
          <table:table-cell table:number-columns-repeated="2"/>
          <table:table-cell office:value-type="string" calcext:value-type="string">
            <text:p>neopentane</text:p>
          </table:table-cell>
          <table:table-cell office:value-type="float" office:value="-3.5508" calcext:value-type="float">
            <text:p>-3.5508</text:p>
          </table:table-cell>
          <table:table-cell office:value-type="float" office:value="3.9919" calcext:value-type="float">
            <text:p>3.9919</text:p>
          </table:table-cell>
          <table:table-cell office:value-type="float" office:value="-6.4088" calcext:value-type="float">
            <text:p>-6.4088</text:p>
          </table:table-cell>
          <table:table-cell office:value-type="float" office:value="2.87621" calcext:value-type="float">
            <text:p>2.87621</text:p>
          </table:table-cell>
          <table:table-cell office:value-type="float" office:value="6.2843" calcext:value-type="float">
            <text:p>6.2843</text:p>
          </table:table-cell>
          <table:table-cell office:value-type="float" office:value="-0.20932" calcext:value-type="float">
            <text:p>-0.20932</text:p>
          </table:table-cell>
          <table:table-cell table:formula="of:=([.AF24]+[.AH24] - [.AI24] + [.AG24]) -( [.AD24]+[.AE24])" office:value-type="float" office:value="2.51993" calcext:value-type="float">
            <text:p>2.51993</text:p>
          </table:table-cell>
        </table:table-row>
        <table:table-row table:style-name="ro2">
          <table:table-cell office:value-type="string" calcext:value-type="string">
            <text:p>methane~toluene</text:p>
          </table:table-cell>
          <table:table-cell office:value-type="float" office:value="4.2635" calcext:value-type="float">
            <text:p>4.2635</text:p>
          </table:table-cell>
          <table:table-cell office:value-type="float" office:value="0.5629" calcext:value-type="float">
            <text:p>0.5629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25]-[.B25]+([.E25]-[.D25])+[.F25]" office:value-type="float" office:value="-3.7006" calcext:value-type="float">
            <text:p>-3.7006</text:p>
          </table:table-cell>
          <table:table-cell office:value-type="float" office:value="-2.88" calcext:value-type="float">
            <text:p>-2.88</text:p>
          </table:table-cell>
          <table:table-cell/>
          <table:table-cell office:value-type="string" calcext:value-type="string">
            <text:p>methane~toluene</text:p>
          </table:table-cell>
          <table:table-cell office:value-type="float" office:value="6.3301" calcext:value-type="float">
            <text:p>6.3301</text:p>
          </table:table-cell>
          <table:table-cell office:value-type="float" office:value="0.6837" calcext:value-type="float">
            <text:p>0.6837</text:p>
          </table:table-cell>
          <table:table-cell office:value-type="float" office:value="-0" calcext:value-type="float">
            <text:p>0</text:p>
          </table:table-cell>
          <table:table-cell office:value-type="float" office:value="2.0089" calcext:value-type="float">
            <text:p>2.0089</text:p>
          </table:table-cell>
          <table:table-cell office:value-type="float" office:value="-0.23606" calcext:value-type="float">
            <text:p>-0.23606</text:p>
          </table:table-cell>
          <table:table-cell table:formula="of:=[.L25]-[.K25]+([.N25]-[.M25])+[.O25]" office:value-type="float" office:value="-3.87356" calcext:value-type="float">
            <text:p>-3.87356</text:p>
          </table:table-cell>
          <table:table-cell office:value-type="float" office:value="-2.88" calcext:value-type="float">
            <text:p>-2.88</text:p>
          </table:table-cell>
          <table:table-cell/>
          <table:table-cell office:value-type="string" calcext:value-type="string">
            <text:p>methane~toluene</text:p>
          </table:table-cell>
          <table:table-cell office:value-type="float" office:value="6.0907" calcext:value-type="float">
            <text:p>6.0907</text:p>
          </table:table-cell>
          <table:table-cell office:value-type="float" office:value="0.607" calcext:value-type="float">
            <text:p>0.607</text:p>
          </table:table-cell>
          <table:table-cell office:value-type="float" office:value="-0" calcext:value-type="float">
            <text:p>0</text:p>
          </table:table-cell>
          <table:table-cell office:value-type="float" office:value="2.01082" calcext:value-type="float">
            <text:p>2.01082</text:p>
          </table:table-cell>
          <table:table-cell office:value-type="float" office:value="-0.21458" calcext:value-type="float">
            <text:p>-0.21458</text:p>
          </table:table-cell>
          <table:table-cell table:formula="of:=[.U25]-[.T25]+([.W25]-[.V25])+[.X25]" office:value-type="float" office:value="-3.68746" calcext:value-type="float">
            <text:p>-3.68746</text:p>
          </table:table-cell>
          <table:table-cell office:value-type="float" office:value="-2.88" calcext:value-type="float">
            <text:p>-2.88</text:p>
          </table:table-cell>
          <table:table-cell table:number-columns-repeated="2"/>
          <table:table-cell office:value-type="string" calcext:value-type="string">
            <text:p>2-methylindole</text:p>
          </table:table-cell>
          <table:table-cell office:value-type="float" office:value="-12.0358" calcext:value-type="float">
            <text:p>-12.0358</text:p>
          </table:table-cell>
          <table:table-cell office:value-type="float" office:value="3.6128" calcext:value-type="float">
            <text:p>3.6128</text:p>
          </table:table-cell>
          <table:table-cell office:value-type="float" office:value="-21.8172" calcext:value-type="float">
            <text:p>-21.8172</text:p>
          </table:table-cell>
          <table:table-cell office:value-type="float" office:value="2.36976" calcext:value-type="float">
            <text:p>2.36976</text:p>
          </table:table-cell>
          <table:table-cell office:value-type="float" office:value="4.5057" calcext:value-type="float">
            <text:p>4.5057</text:p>
          </table:table-cell>
          <table:table-cell office:value-type="float" office:value="-0.25823" calcext:value-type="float">
            <text:p>-0.25823</text:p>
          </table:table-cell>
          <table:table-cell table:formula="of:=([.AF25]+[.AH25] - [.AI25] + [.AG25]) -( [.AD25]+[.AE25])" office:value-type="float" office:value="-6.26051" calcext:value-type="float">
            <text:p>-6.26051</text:p>
          </table:table-cell>
        </table:table-row>
        <table:table-row table:style-name="ro2">
          <table:table-cell office:value-type="string" calcext:value-type="string">
            <text:p>2-methylindole~methane</text:p>
          </table:table-cell>
          <table:table-cell office:value-type="float" office:value="8.0113" calcext:value-type="float">
            <text:p>8.0113</text:p>
          </table:table-cell>
          <table:table-cell office:value-type="float" office:value="16.8618" calcext:value-type="float">
            <text:p>16.86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6]-[.B26]+([.E26]-[.D26])+[.F26]" office:value-type="float" office:value="8.8505" calcext:value-type="float">
            <text:p>8.8505</text:p>
          </table:table-cell>
          <table:table-cell table:number-columns-repeated="2"/>
          <table:table-cell office:value-type="string" calcext:value-type="string">
            <text:p>2-methylindole~methane</text:p>
          </table:table-cell>
          <table:table-cell office:value-type="float" office:value="5.584" calcext:value-type="float">
            <text:p>5.584</text:p>
          </table:table-cell>
          <table:table-cell office:value-type="float" office:value="17.0834" calcext:value-type="float">
            <text:p>17.0834</text:p>
          </table:table-cell>
          <table:table-cell office:value-type="float" office:value="2.37656" calcext:value-type="float">
            <text:p>2.37656</text:p>
          </table:table-cell>
          <table:table-cell office:value-type="float" office:value="-0" calcext:value-type="float">
            <text:p>0</text:p>
          </table:table-cell>
          <table:table-cell office:value-type="float" office:value="0.27786" calcext:value-type="float">
            <text:p>0.27786</text:p>
          </table:table-cell>
          <table:table-cell table:formula="of:=[.L26]-[.K26]+([.N26]-[.M26])+[.O26]" office:value-type="float" office:value="9.4007" calcext:value-type="float">
            <text:p>9.4007</text:p>
          </table:table-cell>
          <table:table-cell table:number-columns-repeated="2"/>
          <table:table-cell office:value-type="string" calcext:value-type="string">
            <text:p>2-methylindole~methane</text:p>
          </table:table-cell>
          <table:table-cell office:value-type="float" office:value="5.7054" calcext:value-type="float">
            <text:p>5.7054</text:p>
          </table:table-cell>
          <table:table-cell office:value-type="float" office:value="16.8269" calcext:value-type="float">
            <text:p>16.8269</text:p>
          </table:table-cell>
          <table:table-cell office:value-type="float" office:value="2.36792" calcext:value-type="float">
            <text:p>2.36792</text:p>
          </table:table-cell>
          <table:table-cell office:value-type="float" office:value="-0" calcext:value-type="float">
            <text:p>0</text:p>
          </table:table-cell>
          <table:table-cell office:value-type="float" office:value="0.23036" calcext:value-type="float">
            <text:p>0.23036</text:p>
          </table:table-cell>
          <table:table-cell table:formula="of:=[.U26]-[.T26]+([.W26]-[.V26])+[.X26]" office:value-type="float" office:value="8.98394" calcext:value-type="float">
            <text:p>8.98394</text:p>
          </table:table-cell>
          <table:table-cell table:number-columns-repeated="3"/>
          <table:table-cell office:value-type="string" calcext:value-type="string">
            <text:p>2-methylfuran</text:p>
          </table:table-cell>
          <table:table-cell office:value-type="float" office:value="-8.1116" calcext:value-type="float">
            <text:p>-8.1116</text:p>
          </table:table-cell>
          <table:table-cell office:value-type="float" office:value="-0.1476" calcext:value-type="float">
            <text:p>-0.1476</text:p>
          </table:table-cell>
          <table:table-cell office:value-type="float" office:value="-12.0714" calcext:value-type="float">
            <text:p>-12.0714</text:p>
          </table:table-cell>
          <table:table-cell office:value-type="float" office:value="1.84017" calcext:value-type="float">
            <text:p>1.84017</text:p>
          </table:table-cell>
          <table:table-cell office:value-type="float" office:value="1.3993" calcext:value-type="float">
            <text:p>1.3993</text:p>
          </table:table-cell>
          <table:table-cell office:value-type="float" office:value="-0.21826" calcext:value-type="float">
            <text:p>-0.21826</text:p>
          </table:table-cell>
          <table:table-cell table:formula="of:=([.AF26]+[.AH26] - [.AI26] + [.AG26]) -( [.AD26]+[.AE26])" office:value-type="float" office:value="-0.354469999999999" calcext:value-type="float">
            <text:p>-0.35447</text:p>
          </table:table-cell>
        </table:table-row>
        <table:table-row table:style-name="ro2">
          <table:table-cell office:value-type="string" calcext:value-type="string">
            <text:p>toluene~methane</text:p>
          </table:table-cell>
          <table:table-cell office:value-type="float" office:value="-4.2134" calcext:value-type="float">
            <text:p>-4.2134</text:p>
          </table:table-cell>
          <table:table-cell office:value-type="float" office:value="-0.5776" calcext:value-type="float">
            <text:p>-0.57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7]-[.B27]+([.E27]-[.D27])+[.F27]" office:value-type="float" office:value="3.6358" calcext:value-type="float">
            <text:p>3.6358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toluene~methane</text:p>
          </table:table-cell>
          <table:table-cell office:value-type="float" office:value="-6.3303" calcext:value-type="float">
            <text:p>-6.3303</text:p>
          </table:table-cell>
          <table:table-cell office:value-type="float" office:value="-0.8089" calcext:value-type="float">
            <text:p>-0.8089</text:p>
          </table:table-cell>
          <table:table-cell office:value-type="float" office:value="2.01001" calcext:value-type="float">
            <text:p>2.01001</text:p>
          </table:table-cell>
          <table:table-cell office:value-type="float" office:value="-0" calcext:value-type="float">
            <text:p>0</text:p>
          </table:table-cell>
          <table:table-cell office:value-type="float" office:value="0.15119" calcext:value-type="float">
            <text:p>0.15119</text:p>
          </table:table-cell>
          <table:table-cell table:formula="of:=[.L27]-[.K27]+([.N27]-[.M27])+[.O27]" office:value-type="float" office:value="3.66258" calcext:value-type="float">
            <text:p>3.66258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toluene~methane</text:p>
          </table:table-cell>
          <table:table-cell office:value-type="float" office:value="-6.1011" calcext:value-type="float">
            <text:p>-6.1011</text:p>
          </table:table-cell>
          <table:table-cell office:value-type="float" office:value="-0.6059" calcext:value-type="float">
            <text:p>-0.6059</text:p>
          </table:table-cell>
          <table:table-cell office:value-type="float" office:value="2.00983" calcext:value-type="float">
            <text:p>2.00983</text:p>
          </table:table-cell>
          <table:table-cell office:value-type="float" office:value="-0" calcext:value-type="float">
            <text:p>0</text:p>
          </table:table-cell>
          <table:table-cell office:value-type="float" office:value="0.18278" calcext:value-type="float">
            <text:p>0.18278</text:p>
          </table:table-cell>
          <table:table-cell table:formula="of:=[.U27]-[.T27]+([.W27]-[.V27])+[.X27]" office:value-type="float" office:value="3.66815" calcext:value-type="float">
            <text:p>3.66815</text:p>
          </table:table-cell>
          <table:table-cell office:value-type="float" office:value="2.88" calcext:value-type="float">
            <text:p>2.88</text:p>
          </table:table-cell>
          <table:table-cell table:number-columns-repeated="2"/>
          <table:table-cell office:value-type="string" calcext:value-type="string">
            <text:p>methanol</text:p>
          </table:table-cell>
          <table:table-cell office:value-type="float" office:value="3.8254" calcext:value-type="float">
            <text:p>3.8254</text:p>
          </table:table-cell>
          <table:table-cell office:value-type="float" office:value="-0" calcext:value-type="float">
            <text:p>0</text:p>
          </table:table-cell>
          <table:table-cell office:value-type="float" office:value="-1.2952" calcext:value-type="float">
            <text:p>-1.2952</text:p>
          </table:table-cell>
          <table:table-cell office:value-type="float" office:value="-0" calcext:value-type="float">
            <text:p>0</text:p>
          </table:table-cell>
          <table:table-cell office:value-type="float" office:value="1.5701" calcext:value-type="float">
            <text:p>1.5701</text:p>
          </table:table-cell>
          <table:table-cell office:value-type="float" office:value="-0.08324" calcext:value-type="float">
            <text:p>-0.08324</text:p>
          </table:table-cell>
          <table:table-cell table:formula="of:=([.AF27]+[.AH27] - [.AI27] + [.AG27]) -( [.AD27]+[.AE27])" office:value-type="float" office:value="-3.46726" calcext:value-type="float">
            <text:p>-3.46726</text:p>
          </table:table-cell>
        </table:table-row>
        <table:table-row table:style-name="ro2">
          <table:table-cell office:value-type="string" calcext:value-type="string">
            <text:p>methanol~ethane</text:p>
          </table:table-cell>
          <table:table-cell office:value-type="float" office:value="-2.5137" calcext:value-type="float">
            <text:p>-2.5137</text:p>
          </table:table-cell>
          <table:table-cell office:value-type="float" office:value="3.7742" calcext:value-type="float">
            <text:p>3.77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8]-[.B28]+([.E28]-[.D28])+[.F28]" office:value-type="float" office:value="6.2879" calcext:value-type="float">
            <text:p>6.2879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methanol~ethane</text:p>
          </table:table-cell>
          <table:table-cell office:value-type="float" office:value="-2.3169" calcext:value-type="float">
            <text:p>-2.3169</text:p>
          </table:table-cell>
          <table:table-cell office:value-type="float" office:value="3.9044" calcext:value-type="float">
            <text:p>3.90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067" calcext:value-type="float">
            <text:p>0.02067</text:p>
          </table:table-cell>
          <table:table-cell table:formula="of:=[.L28]-[.K28]+([.N28]-[.M28])+[.O28]" office:value-type="float" office:value="6.24197" calcext:value-type="float">
            <text:p>6.24197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methanol~ethane</text:p>
          </table:table-cell>
          <table:table-cell office:value-type="float" office:value="-2.4944" calcext:value-type="float">
            <text:p>-2.4944</text:p>
          </table:table-cell>
          <table:table-cell office:value-type="float" office:value="3.8044" calcext:value-type="float">
            <text:p>3.80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131" calcext:value-type="float">
            <text:p>0.02131</text:p>
          </table:table-cell>
          <table:table-cell table:formula="of:=[.U28]-[.T28]+([.W28]-[.V28])+[.X28]" office:value-type="float" office:value="6.32011" calcext:value-type="float">
            <text:p>6.32011</text:p>
          </table:table-cell>
          <table:table-cell office:value-type="float" office:value="6.93" calcext:value-type="float">
            <text:p>6.93</text:p>
          </table:table-cell>
          <table:table-cell table:number-columns-repeated="2"/>
          <table:table-cell office:value-type="string" calcext:value-type="string">
            <text:p>ethane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1541" calcext:value-type="float">
            <text:p>0.1541</text:p>
          </table:table-cell>
          <table:table-cell office:value-type="float" office:value="0.9314" calcext:value-type="float">
            <text:p>0.9314</text:p>
          </table:table-cell>
          <table:table-cell office:value-type="float" office:value="-0" calcext:value-type="float">
            <text:p>0</text:p>
          </table:table-cell>
          <table:table-cell office:value-type="float" office:value="2.4615" calcext:value-type="float">
            <text:p>2.4615</text:p>
          </table:table-cell>
          <table:table-cell office:value-type="float" office:value="-0.10366" calcext:value-type="float">
            <text:p>-0.10366</text:p>
          </table:table-cell>
          <table:table-cell table:formula="of:=([.AF28]+[.AH28] - [.AI28] + [.AG28]) -( [.AD28]+[.AE28])" office:value-type="float" office:value="2.41896" calcext:value-type="float">
            <text:p>2.41896</text:p>
          </table:table-cell>
        </table:table-row>
        <table:table-row table:style-name="ro2">
          <table:table-cell office:value-type="string" calcext:value-type="string">
            <text:p>methane~neopentane</text:p>
          </table:table-cell>
          <table:table-cell table:style-name="ce6" office:value-type="float" office:value="2.61" calcext:value-type="float">
            <text:p>2.61</text:p>
          </table:table-cell>
          <table:table-cell office:value-type="float" office:value="0.7207" calcext:value-type="float">
            <text:p>0.720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29]-[.B29]+([.E29]-[.D29])+[.F29]" office:value-type="float" office:value="-1.8893" calcext:value-type="float">
            <text:p>-1.8893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</text:p>
          </table:table-cell>
          <table:table-cell table:style-name="ce2" office:value-type="float" office:value="2.3277" calcext:value-type="float">
            <text:p>2.3277</text:p>
          </table:table-cell>
          <table:table-cell office:value-type="float" office:value="0.5922" calcext:value-type="float">
            <text:p>0.5922</text:p>
          </table:table-cell>
          <table:table-cell office:value-type="float" office:value="-0" calcext:value-type="float">
            <text:p>0</text:p>
          </table:table-cell>
          <table:table-cell office:value-type="float" office:value="2.87626" calcext:value-type="float">
            <text:p>2.87626</text:p>
          </table:table-cell>
          <table:table-cell office:value-type="float" office:value="-0.16075" calcext:value-type="float">
            <text:p>-0.16075</text:p>
          </table:table-cell>
          <table:table-cell table:formula="of:=[.L29]-[.K29]+([.N29]-[.M29])+[.O29]" office:value-type="float" office:value="0.98001" calcext:value-type="float">
            <text:p>0.98001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</text:p>
          </table:table-cell>
          <table:table-cell office:value-type="float" office:value="5.3965" calcext:value-type="float">
            <text:p>5.3965</text:p>
          </table:table-cell>
          <table:table-cell office:value-type="float" office:value="0.5699" calcext:value-type="float">
            <text:p>0.5699</text:p>
          </table:table-cell>
          <table:table-cell office:value-type="float" office:value="-0" calcext:value-type="float">
            <text:p>0</text:p>
          </table:table-cell>
          <table:table-cell office:value-type="float" office:value="2.87622" calcext:value-type="float">
            <text:p>2.87622</text:p>
          </table:table-cell>
          <table:table-cell office:value-type="float" office:value="-0.17963" calcext:value-type="float">
            <text:p>-0.17963</text:p>
          </table:table-cell>
          <table:table-cell table:formula="of:=[.U29]-[.T29]+([.W29]-[.V29])+[.X29]" office:value-type="float" office:value="-2.13001" calcext:value-type="float">
            <text:p>-2.13001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string" calcext:value-type="string">
            <text:p>metha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" calcext:value-type="float">
            <text:p>0</text:p>
          </table:table-cell>
          <table:table-cell office:value-type="float" office:value="2.3727" calcext:value-type="float">
            <text:p>2.3727</text:p>
          </table:table-cell>
          <table:table-cell office:value-type="float" office:value="-0.05568" calcext:value-type="float">
            <text:p>-0.05568</text:p>
          </table:table-cell>
          <table:table-cell table:formula="of:=([.AF29]+[.AH29] - [.AI29] + [.AG29]) -( [.AD29]+[.AE29])" office:value-type="float" office:value="2.43168" calcext:value-type="float">
            <text:p>2.43168</text:p>
          </table:table-cell>
        </table:table-row>
        <table:table-row table:style-name="ro2">
          <table:table-cell office:value-type="string" calcext:value-type="string">
            <text:p>neopentane2~methan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0]-[.B30]+([.E30]-[.D30])+[.F30]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2~methane</text:p>
          </table:table-cell>
          <table:table-cell office:value-type="float" office:value="-3.7771" calcext:value-type="float">
            <text:p>-3.7771</text:p>
          </table:table-cell>
          <table:table-cell office:value-type="float" office:value="-0.4902" calcext:value-type="float">
            <text:p>-0.4902</text:p>
          </table:table-cell>
          <table:table-cell office:value-type="float" office:value="2.87446" calcext:value-type="float">
            <text:p>2.87446</text:p>
          </table:table-cell>
          <table:table-cell office:value-type="float" office:value="-0" calcext:value-type="float">
            <text:p>0</text:p>
          </table:table-cell>
          <table:table-cell office:value-type="float" office:value="0.16107" calcext:value-type="float">
            <text:p>0.16107</text:p>
          </table:table-cell>
          <table:table-cell table:formula="of:=[.L30]-[.K30]+([.N30]-[.M30])+[.O30]" office:value-type="float" office:value="0.57351" calcext:value-type="float">
            <text:p>0.57351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2~methane</text:p>
          </table:table-cell>
          <table:table-cell office:value-type="float" office:value="-3.7703" calcext:value-type="float">
            <text:p>-3.7703</text:p>
          </table:table-cell>
          <table:table-cell office:value-type="float" office:value="-0.3871" calcext:value-type="float">
            <text:p>-0.3871</text:p>
          </table:table-cell>
          <table:table-cell office:value-type="float" office:value="2.87654" calcext:value-type="float">
            <text:p>2.87654</text:p>
          </table:table-cell>
          <table:table-cell office:value-type="float" office:value="-0" calcext:value-type="float">
            <text:p>0</text:p>
          </table:table-cell>
          <table:table-cell office:value-type="float" office:value="0.18709" calcext:value-type="float">
            <text:p>0.18709</text:p>
          </table:table-cell>
          <table:table-cell table:formula="of:=[.U30]-[.T30]+([.W30]-[.V30])+[.X30]" office:value-type="float" office:value="0.693749999999999" calcext:value-type="float">
            <text:p>0.69375</text:p>
          </table:table-cell>
          <table:table-cell office:value-type="float" office:value="-0.52" calcext:value-type="float">
            <text:p>-0.52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office:value-type="float" office:value="-1.3084" calcext:value-type="float">
            <text:p>-1.3084</text:p>
          </table:table-cell>
          <table:table-cell office:value-type="float" office:value="4.7271" calcext:value-type="float">
            <text:p>4.7271</text:p>
          </table:table-cell>
          <table:table-cell office:value-type="float" office:value="-6.164" calcext:value-type="float">
            <text:p>-6.164</text:p>
          </table:table-cell>
          <table:table-cell office:value-type="float" office:value="2.01037" calcext:value-type="float">
            <text:p>2.01037</text:p>
          </table:table-cell>
          <table:table-cell office:value-type="float" office:value="6.5497" calcext:value-type="float">
            <text:p>6.5497</text:p>
          </table:table-cell>
          <table:table-cell office:value-type="float" office:value="-0.24576" calcext:value-type="float">
            <text:p>-0.24576</text:p>
          </table:table-cell>
          <table:table-cell table:formula="of:=([.AF30]+[.AH30] - [.AI30] + [.AG30]) -( [.AD30]+[.AE30])" office:value-type="float" office:value="-0.776870000000001" calcext:value-type="float">
            <text:p>-0.77687</text:p>
          </table:table-cell>
        </table:table-row>
        <table:table-row table:style-name="ro2">
          <table:table-cell office:value-type="string" calcext:value-type="string">
            <text:p>methane~methanol</text:p>
          </table:table-cell>
          <table:table-cell office:value-type="float" office:value="4.596" calcext:value-type="float">
            <text:p>4.596</text:p>
          </table:table-cell>
          <table:table-cell office:value-type="float" office:value="-1.4245" calcext:value-type="float">
            <text:p>-1.42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1]-[.B31]+([.E31]-[.D31])+[.F31]" office:value-type="float" office:value="-6.0205" calcext:value-type="float">
            <text:p>-6.0205</text:p>
          </table:table-cell>
          <table:table-cell office:value-type="float" office:value="-7.09" calcext:value-type="float">
            <text:p>-7.09</text:p>
          </table:table-cell>
          <table:table-cell/>
          <table:table-cell office:value-type="string" calcext:value-type="string">
            <text:p>methane~methanol</text:p>
          </table:table-cell>
          <table:table-cell office:value-type="float" office:value="4.5852" calcext:value-type="float">
            <text:p>4.5852</text:p>
          </table:table-cell>
          <table:table-cell office:value-type="float" office:value="-1.4596" calcext:value-type="float">
            <text:p>-1.45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7691" calcext:value-type="float">
            <text:p>-0.07691</text:p>
          </table:table-cell>
          <table:table-cell table:formula="of:=[.L31]-[.K31]+([.N31]-[.M31])+[.O31]" office:value-type="float" office:value="-6.12171" calcext:value-type="float">
            <text:p>-6.12171</text:p>
          </table:table-cell>
          <table:table-cell office:value-type="float" office:value="-7.09" calcext:value-type="float">
            <text:p>-7.09</text:p>
          </table:table-cell>
          <table:table-cell/>
          <table:table-cell office:value-type="string" calcext:value-type="string">
            <text:p>methane~methanol</text:p>
          </table:table-cell>
          <table:table-cell office:value-type="float" office:value="4.5857" calcext:value-type="float">
            <text:p>4.5857</text:p>
          </table:table-cell>
          <table:table-cell office:value-type="float" office:value="-1.4424" calcext:value-type="float">
            <text:p>-1.44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7427" calcext:value-type="float">
            <text:p>-0.07427</text:p>
          </table:table-cell>
          <table:table-cell table:formula="of:=[.U31]-[.T31]+([.W31]-[.V31])+[.X31]" office:value-type="float" office:value="-6.10237" calcext:value-type="float">
            <text:p>-6.10237</text:p>
          </table:table-cell>
          <table:table-cell office:value-type="float" office:value="-7.09" calcext:value-type="float">
            <text:p>-7.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e~2-methylindole</text:p>
          </table:table-cell>
          <table:table-cell office:value-type="float" office:value="-7.9837" calcext:value-type="float">
            <text:p>-7.9837</text:p>
          </table:table-cell>
          <table:table-cell office:value-type="float" office:value="-16.9591" calcext:value-type="float">
            <text:p>-16.95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2]-[.B32]+([.E32]-[.D32])+[.F32]" office:value-type="float" office:value="-8.9754" calcext:value-type="float">
            <text:p>-8.9754</text:p>
          </table:table-cell>
          <table:table-cell table:number-columns-repeated="2"/>
          <table:table-cell office:value-type="string" calcext:value-type="string">
            <text:p>methane~2-methylindole</text:p>
          </table:table-cell>
          <table:table-cell office:value-type="float" office:value="-5.5886" calcext:value-type="float">
            <text:p>-5.5886</text:p>
          </table:table-cell>
          <table:table-cell office:value-type="float" office:value="-16.8067" calcext:value-type="float">
            <text:p>-16.8067</text:p>
          </table:table-cell>
          <table:table-cell office:value-type="float" office:value="-0" calcext:value-type="float">
            <text:p>0</text:p>
          </table:table-cell>
          <table:table-cell office:value-type="float" office:value="2.36602" calcext:value-type="float">
            <text:p>2.36602</text:p>
          </table:table-cell>
          <table:table-cell office:value-type="float" office:value="-0.26487" calcext:value-type="float">
            <text:p>-0.26487</text:p>
          </table:table-cell>
          <table:table-cell table:formula="of:=[.L32]-[.K32]+([.N32]-[.M32])+[.O32]" office:value-type="float" office:value="-9.11695" calcext:value-type="float">
            <text:p>-9.11695</text:p>
          </table:table-cell>
          <table:table-cell table:number-columns-repeated="2"/>
          <table:table-cell office:value-type="string" calcext:value-type="string">
            <text:p>methane~2-methylindole</text:p>
          </table:table-cell>
          <table:table-cell office:value-type="float" office:value="-5.6936" calcext:value-type="float">
            <text:p>-5.6936</text:p>
          </table:table-cell>
          <table:table-cell office:value-type="float" office:value="-16.7913" calcext:value-type="float">
            <text:p>-16.7913</text:p>
          </table:table-cell>
          <table:table-cell office:value-type="float" office:value="-0" calcext:value-type="float">
            <text:p>0</text:p>
          </table:table-cell>
          <table:table-cell office:value-type="float" office:value="2.36844" calcext:value-type="float">
            <text:p>2.36844</text:p>
          </table:table-cell>
          <table:table-cell office:value-type="float" office:value="-0.27749" calcext:value-type="float">
            <text:p>-0.27749</text:p>
          </table:table-cell>
          <table:table-cell table:formula="of:=[.U32]-[.T32]+([.W32]-[.V32])+[.X32]" office:value-type="float" office:value="-9.00675" calcext:value-type="float">
            <text:p>-9.0067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ethanol~methane</text:p>
          </table:table-cell>
          <table:table-cell office:value-type="float" office:value="-4.5818" calcext:value-type="float">
            <text:p>-4.5818</text:p>
          </table:table-cell>
          <table:table-cell office:value-type="float" office:value="1.4358" calcext:value-type="float">
            <text:p>1.43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3]-[.B33]+([.E33]-[.D33])+[.F33]" office:value-type="float" office:value="6.0176" calcext:value-type="float">
            <text:p>6.0176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string" calcext:value-type="string">
            <text:p>methanol~methane</text:p>
          </table:table-cell>
          <table:table-cell office:value-type="float" office:value="-4.5846" calcext:value-type="float">
            <text:p>-4.5846</text:p>
          </table:table-cell>
          <table:table-cell office:value-type="float" office:value="1.4605" calcext:value-type="float">
            <text:p>1.46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3923" calcext:value-type="float">
            <text:p>0.03923</text:p>
          </table:table-cell>
          <table:table-cell table:formula="of:=[.L33]-[.K33]+([.N33]-[.M33])+[.O33]" office:value-type="float" office:value="6.08433" calcext:value-type="float">
            <text:p>6.08433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string" calcext:value-type="string">
            <text:p>methanol~methane</text:p>
          </table:table-cell>
          <table:table-cell office:value-type="float" office:value="-4.5859" calcext:value-type="float">
            <text:p>-4.5859</text:p>
          </table:table-cell>
          <table:table-cell office:value-type="float" office:value="1.4402" calcext:value-type="float">
            <text:p>1.440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053" calcext:value-type="float">
            <text:p>0.02053</text:p>
          </table:table-cell>
          <table:table-cell table:formula="of:=[.U33]-[.T33]+([.W33]-[.V33])+[.X33]" office:value-type="float" office:value="6.04663" calcext:value-type="float">
            <text:p>6.04663</text:p>
          </table:table-cell>
          <table:table-cell office:value-type="float" office:value="7.09" calcext:value-type="float">
            <text:p>7.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opentane~methane</text:p>
          </table:table-cell>
          <table:table-cell office:value-type="float" office:value="-2.5242" calcext:value-type="float">
            <text:p>-2.5242</text:p>
          </table:table-cell>
          <table:table-cell office:value-type="float" office:value="-0.5585" calcext:value-type="float">
            <text:p>-0.55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4]-[.B34]+([.E34]-[.D34])+[.F34]" office:value-type="float" office:value="1.9657" calcext:value-type="float">
            <text:p>1.9657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~methane</text:p>
          </table:table-cell>
          <table:table-cell office:value-type="float" office:value="-5.4109" calcext:value-type="float">
            <text:p>-5.4109</text:p>
          </table:table-cell>
          <table:table-cell office:value-type="float" office:value="-0.626" calcext:value-type="float">
            <text:p>-0.626</text:p>
          </table:table-cell>
          <table:table-cell office:value-type="float" office:value="2.87632" calcext:value-type="float">
            <text:p>2.87632</text:p>
          </table:table-cell>
          <table:table-cell office:value-type="float" office:value="-0" calcext:value-type="float">
            <text:p>0</text:p>
          </table:table-cell>
          <table:table-cell office:value-type="float" office:value="0.1274" calcext:value-type="float">
            <text:p>0.1274</text:p>
          </table:table-cell>
          <table:table-cell table:formula="of:=[.L34]-[.K34]+([.N34]-[.M34])+[.O34]" office:value-type="float" office:value="2.03598" calcext:value-type="float">
            <text:p>2.03598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~methane</text:p>
          </table:table-cell>
          <table:table-cell office:value-type="float" office:value="-5.3965" calcext:value-type="float">
            <text:p>-5.3965</text:p>
          </table:table-cell>
          <table:table-cell office:value-type="float" office:value="-0.5706" calcext:value-type="float">
            <text:p>-0.5706</text:p>
          </table:table-cell>
          <table:table-cell office:value-type="float" office:value="2.87628" calcext:value-type="float">
            <text:p>2.87628</text:p>
          </table:table-cell>
          <table:table-cell office:value-type="float" office:value="-0" calcext:value-type="float">
            <text:p>0</text:p>
          </table:table-cell>
          <table:table-cell office:value-type="float" office:value="0.12338" calcext:value-type="float">
            <text:p>0.12338</text:p>
          </table:table-cell>
          <table:table-cell table:formula="of:=[.U34]-[.T34]+([.W34]-[.V34])+[.X34]" office:value-type="float" office:value="2.073" calcext:value-type="float">
            <text:p>2.073</text:p>
          </table:table-cell>
          <table:table-cell office:value-type="float" office:value="-0.52" calcext:value-type="float">
            <text:p>-0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-methylfuran~methane</text:p>
          </table:table-cell>
          <table:table-cell office:value-type="float" office:value="7.9811" calcext:value-type="float">
            <text:p>7.9811</text:p>
          </table:table-cell>
          <table:table-cell office:value-type="float" office:value="11.1393" calcext:value-type="float">
            <text:p>11.139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35]-[.B35]+([.E35]-[.D35])+[.F35]" office:value-type="float" office:value="3.1582" calcext:value-type="float">
            <text:p>3.1582</text:p>
          </table:table-cell>
          <table:table-cell table:number-columns-repeated="2"/>
          <table:table-cell office:value-type="string" calcext:value-type="string">
            <text:p>2-methylfuran~methane</text:p>
          </table:table-cell>
          <table:table-cell office:value-type="float" office:value="6.1778" calcext:value-type="float">
            <text:p>6.1778</text:p>
          </table:table-cell>
          <table:table-cell office:value-type="float" office:value="11.2825" calcext:value-type="float">
            <text:p>11.2825</text:p>
          </table:table-cell>
          <table:table-cell office:value-type="float" office:value="1.85238" calcext:value-type="float">
            <text:p>1.85238</text:p>
          </table:table-cell>
          <table:table-cell office:value-type="float" office:value="-0" calcext:value-type="float">
            <text:p>0</text:p>
          </table:table-cell>
          <table:table-cell office:value-type="float" office:value="0.12015" calcext:value-type="float">
            <text:p>0.12015</text:p>
          </table:table-cell>
          <table:table-cell table:formula="of:=[.L35]-[.K35]+([.N35]-[.M35])+[.O35]" office:value-type="float" office:value="3.37247" calcext:value-type="float">
            <text:p>3.37247</text:p>
          </table:table-cell>
          <table:table-cell table:number-columns-repeated="2"/>
          <table:table-cell office:value-type="string" calcext:value-type="string">
            <text:p>2-methylfuran~methane</text:p>
          </table:table-cell>
          <table:table-cell office:value-type="float" office:value="6.228" calcext:value-type="float">
            <text:p>6.228</text:p>
          </table:table-cell>
          <table:table-cell office:value-type="float" office:value="11.2425" calcext:value-type="float">
            <text:p>11.2425</text:p>
          </table:table-cell>
          <table:table-cell office:value-type="float" office:value="1.85609" calcext:value-type="float">
            <text:p>1.85609</text:p>
          </table:table-cell>
          <table:table-cell office:value-type="float" office:value="-0" calcext:value-type="float">
            <text:p>0</text:p>
          </table:table-cell>
          <table:table-cell office:value-type="float" office:value="0.16338" calcext:value-type="float">
            <text:p>0.16338</text:p>
          </table:table-cell>
          <table:table-cell table:formula="of:=[.U35]-[.T35]+([.W35]-[.V35])+[.X35]" office:value-type="float" office:value="3.32179" calcext:value-type="float">
            <text:p>3.3217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ethane~neopentane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36]-[.B36]+([.E36]-[.D36])+[.F36]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2</text:p>
          </table:table-cell>
          <table:table-cell office:value-type="float" office:value="3.7827" calcext:value-type="float">
            <text:p>3.7827</text:p>
          </table:table-cell>
          <table:table-cell office:value-type="float" office:value="0.4269" calcext:value-type="float">
            <text:p>0.4269</text:p>
          </table:table-cell>
          <table:table-cell office:value-type="float" office:value="-0" calcext:value-type="float">
            <text:p>0</text:p>
          </table:table-cell>
          <table:table-cell office:value-type="float" office:value="2.87565" calcext:value-type="float">
            <text:p>2.87565</text:p>
          </table:table-cell>
          <table:table-cell office:value-type="float" office:value="-0.12279" calcext:value-type="float">
            <text:p>-0.12279</text:p>
          </table:table-cell>
          <table:table-cell table:formula="of:=[.L36]-[.K36]+([.N36]-[.M36])+[.O36]" office:value-type="float" office:value="-0.60294" calcext:value-type="float">
            <text:p>-0.60294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2</text:p>
          </table:table-cell>
          <table:table-cell office:value-type="float" office:value="3.7655" calcext:value-type="float">
            <text:p>3.7655</text:p>
          </table:table-cell>
          <table:table-cell office:value-type="float" office:value="0.4327" calcext:value-type="float">
            <text:p>0.4327</text:p>
          </table:table-cell>
          <table:table-cell office:value-type="float" office:value="-0" calcext:value-type="float">
            <text:p>0</text:p>
          </table:table-cell>
          <table:table-cell office:value-type="float" office:value="2.87725" calcext:value-type="float">
            <text:p>2.87725</text:p>
          </table:table-cell>
          <table:table-cell office:value-type="float" office:value="-0.12192" calcext:value-type="float">
            <text:p>-0.12192</text:p>
          </table:table-cell>
          <table:table-cell table:formula="of:=[.U36]-[.T36]+([.W36]-[.V36])+[.X36]" office:value-type="float" office:value="-0.57747" calcext:value-type="float">
            <text:p>-0.57747</text:p>
          </table:table-cell>
          <table:table-cell office:value-type="float" office:value="0.52" calcext:value-type="float">
            <text:p>0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e~2-methylfuran</text:p>
          </table:table-cell>
          <table:table-cell office:value-type="float" office:value="-7.9752" calcext:value-type="float">
            <text:p>-7.9752</text:p>
          </table:table-cell>
          <table:table-cell office:value-type="float" office:value="-11.1589" calcext:value-type="float">
            <text:p>-11.1589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37]-[.B37]+([.E37]-[.D37])+[.F37]" office:value-type="float" office:value="-3.1837" calcext:value-type="float">
            <text:p>-3.1837</text:p>
          </table:table-cell>
          <table:table-cell table:number-columns-repeated="2"/>
          <table:table-cell office:value-type="string" calcext:value-type="string">
            <text:p>methane~2-methylfuran</text:p>
          </table:table-cell>
          <table:table-cell office:value-type="float" office:value="-6.1816" calcext:value-type="float">
            <text:p>-6.1816</text:p>
          </table:table-cell>
          <table:table-cell office:value-type="float" office:value="-11.3324" calcext:value-type="float">
            <text:p>-11.3324</text:p>
          </table:table-cell>
          <table:table-cell office:value-type="float" office:value="-0" calcext:value-type="float">
            <text:p>0</text:p>
          </table:table-cell>
          <table:table-cell office:value-type="float" office:value="1.8522" calcext:value-type="float">
            <text:p>1.8522</text:p>
          </table:table-cell>
          <table:table-cell office:value-type="float" office:value="-0.17299" calcext:value-type="float">
            <text:p>-0.17299</text:p>
          </table:table-cell>
          <table:table-cell table:formula="of:=[.L37]-[.K37]+([.N37]-[.M37])+[.O37]" office:value-type="float" office:value="-3.47159" calcext:value-type="float">
            <text:p>-3.47159</text:p>
          </table:table-cell>
          <table:table-cell table:number-columns-repeated="2"/>
          <table:table-cell office:value-type="string" calcext:value-type="string">
            <text:p>methane~2-methylfuran</text:p>
          </table:table-cell>
          <table:table-cell office:value-type="float" office:value="-6.2239" calcext:value-type="float">
            <text:p>-6.2239</text:p>
          </table:table-cell>
          <table:table-cell office:value-type="float" office:value="-11.2426" calcext:value-type="float">
            <text:p>-11.2426</text:p>
          </table:table-cell>
          <table:table-cell office:value-type="float" office:value="-0" calcext:value-type="float">
            <text:p>0</text:p>
          </table:table-cell>
          <table:table-cell office:value-type="float" office:value="1.85279" calcext:value-type="float">
            <text:p>1.85279</text:p>
          </table:table-cell>
          <table:table-cell office:value-type="float" office:value="-0.08321" calcext:value-type="float">
            <text:p>-0.08321</text:p>
          </table:table-cell>
          <table:table-cell table:formula="of:=[.U37]-[.T37]+([.W37]-[.V37])+[.X37]" office:value-type="float" office:value="-3.24912" calcext:value-type="float">
            <text:p>-3.24912</text:p>
          </table:table-cell>
          <table:table-cell table:number-columns-repeated="11"/>
        </table:table-row>
        <table:table-row table:style-name="ro2"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DDG_exp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ALL BONDS run003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ALL BONDS run003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2"/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e~ethane</text:p>
          </table:table-cell>
          <table:table-cell office:value-type="float" office:value="2.0111" calcext:value-type="float">
            <text:p>2.0111</text:p>
          </table:table-cell>
          <table:table-cell office:value-type="float" office:value="1.5894" calcext:value-type="float">
            <text:p>1.5894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0]-[.B40]+([.E40]-[.D40])+[.F40]" office:value-type="float" office:value="-0.4217" calcext:value-type="float">
            <text:p>-0.4217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string" calcext:value-type="string">
            <text:p>methane~ethane</text:p>
          </table:table-cell>
          <table:table-cell office:value-type="float" office:value="2.0046" calcext:value-type="float">
            <text:p>2.0046</text:p>
          </table:table-cell>
          <table:table-cell office:value-type="float" office:value="1.5636" calcext:value-type="float">
            <text:p>1.56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697" calcext:value-type="float">
            <text:p>-0.03697</text:p>
          </table:table-cell>
          <table:table-cell table:formula="of:=[.L40]-[.K40]+([.N40]-[.M40])+[.O40]" office:value-type="float" office:value="-0.47797" calcext:value-type="float">
            <text:p>-0.47797</text:p>
          </table:table-cell>
          <table:table-cell office:value-type="float" office:value="-0.16" calcext:value-type="float">
            <text:p>-0.16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ethane~methane</text:p>
          </table:table-cell>
          <table:table-cell office:value-type="float" office:value="-2.0045" calcext:value-type="float">
            <text:p>-2.0045</text:p>
          </table:table-cell>
          <table:table-cell office:value-type="float" office:value="-1.554" calcext:value-type="float">
            <text:p>-1.554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1]-[.B41]+([.E41]-[.D41])+[.F41]" office:value-type="float" office:value="0.4505" calcext:value-type="float">
            <text:p>0.450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ethane~methane</text:p>
          </table:table-cell>
          <table:table-cell office:value-type="float" office:value="-2.0009" calcext:value-type="float">
            <text:p>-2.0009</text:p>
          </table:table-cell>
          <table:table-cell office:value-type="float" office:value="-1.5527" calcext:value-type="float">
            <text:p>-1.552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3611" calcext:value-type="float">
            <text:p>0.03611</text:p>
          </table:table-cell>
          <table:table-cell table:formula="of:=[.L41]-[.K41]+([.N41]-[.M41])+[.O41]" office:value-type="float" office:value="0.48431" calcext:value-type="float">
            <text:p>0.48431</text:p>
          </table:table-cell>
          <table:table-cell office:value-type="float" office:value="0.16" calcext:value-type="float">
            <text:p>0.16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ethane~methanol</text:p>
          </table:table-cell>
          <table:table-cell office:value-type="float" office:value="2.5136" calcext:value-type="float">
            <text:p>2.5136</text:p>
          </table:table-cell>
          <table:table-cell office:value-type="float" office:value="-3.8153" calcext:value-type="float">
            <text:p>-3.8153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2]-[.B42]+([.E42]-[.D42])+[.F42]" office:value-type="float" office:value="-6.3289" calcext:value-type="float">
            <text:p>-6.3289</text:p>
          </table:table-cell>
          <table:table-cell office:value-type="float" office:value="-6.93" calcext:value-type="float">
            <text:p>-6.93</text:p>
          </table:table-cell>
          <table:table-cell/>
          <table:table-cell office:value-type="string" calcext:value-type="string">
            <text:p>ethane~methanol</text:p>
          </table:table-cell>
          <table:table-cell office:value-type="float" office:value="2.318" calcext:value-type="float">
            <text:p>2.318</text:p>
          </table:table-cell>
          <table:table-cell office:value-type="float" office:value="-3.9372" calcext:value-type="float">
            <text:p>-3.93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2927" calcext:value-type="float">
            <text:p>-0.02927</text:p>
          </table:table-cell>
          <table:table-cell table:formula="of:=[.L42]-[.K42]+([.N42]-[.M42])+[.O42]" office:value-type="float" office:value="-6.28447" calcext:value-type="float">
            <text:p>-6.28447</text:p>
          </table:table-cell>
          <table:table-cell office:value-type="float" office:value="-6.93" calcext:value-type="float">
            <text:p>-6.93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e~toluene</text:p>
          </table:table-cell>
          <table:table-cell office:value-type="float" office:value="4.264" calcext:value-type="float">
            <text:p>4.264</text:p>
          </table:table-cell>
          <table:table-cell office:value-type="float" office:value="0.5823" calcext:value-type="float">
            <text:p>0.5823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3]-[.B43]+([.E43]-[.D43])+[.F43]" office:value-type="float" office:value="-3.6817" calcext:value-type="float">
            <text:p>-3.6817</text:p>
          </table:table-cell>
          <table:table-cell office:value-type="float" office:value="-2.88" calcext:value-type="float">
            <text:p>-2.88</text:p>
          </table:table-cell>
          <table:table-cell/>
          <table:table-cell office:value-type="string" calcext:value-type="string">
            <text:p>methane~toluene</text:p>
          </table:table-cell>
          <table:table-cell office:value-type="float" office:value="6.3275" calcext:value-type="float">
            <text:p>6.3275</text:p>
          </table:table-cell>
          <table:table-cell office:value-type="float" office:value="0.6583" calcext:value-type="float">
            <text:p>0.6583</text:p>
          </table:table-cell>
          <table:table-cell office:value-type="float" office:value="-0" calcext:value-type="float">
            <text:p>0</text:p>
          </table:table-cell>
          <table:table-cell office:value-type="float" office:value="2.01025" calcext:value-type="float">
            <text:p>2.01025</text:p>
          </table:table-cell>
          <table:table-cell office:value-type="float" office:value="-0.14619" calcext:value-type="float">
            <text:p>-0.14619</text:p>
          </table:table-cell>
          <table:table-cell table:formula="of:=[.L43]-[.K43]+([.N43]-[.M43])+[.O43]" office:value-type="float" office:value="-3.80514" calcext:value-type="float">
            <text:p>-3.80514</text:p>
          </table:table-cell>
          <table:table-cell office:value-type="float" office:value="-2.88" calcext:value-type="float">
            <text:p>-2.88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2-methylindole~methane</text:p>
          </table:table-cell>
          <table:table-cell office:value-type="float" office:value="8.0138" calcext:value-type="float">
            <text:p>8.0138</text:p>
          </table:table-cell>
          <table:table-cell office:value-type="float" office:value="16.973" calcext:value-type="float">
            <text:p>16.9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4]-[.B44]+([.E44]-[.D44])+[.F44]" office:value-type="float" office:value="8.9592" calcext:value-type="float">
            <text:p>8.9592</text:p>
          </table:table-cell>
          <table:table-cell table:number-columns-repeated="2"/>
          <table:table-cell office:value-type="string" calcext:value-type="string">
            <text:p>2-methylindole~methane</text:p>
          </table:table-cell>
          <table:table-cell office:value-type="float" office:value="5.5873" calcext:value-type="float">
            <text:p>5.5873</text:p>
          </table:table-cell>
          <table:table-cell office:value-type="float" office:value="16.9411" calcext:value-type="float">
            <text:p>16.9411</text:p>
          </table:table-cell>
          <table:table-cell office:value-type="float" office:value="2.37109" calcext:value-type="float">
            <text:p>2.37109</text:p>
          </table:table-cell>
          <table:table-cell office:value-type="float" office:value="-0" calcext:value-type="float">
            <text:p>0</text:p>
          </table:table-cell>
          <table:table-cell office:value-type="float" office:value="0.26828" calcext:value-type="float">
            <text:p>0.26828</text:p>
          </table:table-cell>
          <table:table-cell table:formula="of:=[.L44]-[.K44]+([.N44]-[.M44])+[.O44]" office:value-type="float" office:value="9.25099" calcext:value-type="float">
            <text:p>9.25099</text:p>
          </table:table-cell>
          <table:table-cell/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toluene~methane</text:p>
          </table:table-cell>
          <table:table-cell office:value-type="float" office:value="-4.205" calcext:value-type="float">
            <text:p>-4.205</text:p>
          </table:table-cell>
          <table:table-cell office:value-type="float" office:value="-0.6316" calcext:value-type="float">
            <text:p>-0.63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45]-[.B45]+([.E45]-[.D45])+[.F45]" office:value-type="float" office:value="3.5734" calcext:value-type="float">
            <text:p>3.5734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toluene~methane</text:p>
          </table:table-cell>
          <table:table-cell office:value-type="float" office:value="-6.3323" calcext:value-type="float">
            <text:p>-6.3323</text:p>
          </table:table-cell>
          <table:table-cell office:value-type="float" office:value="-0.7946" calcext:value-type="float">
            <text:p>-0.7946</text:p>
          </table:table-cell>
          <table:table-cell office:value-type="float" office:value="2.01329" calcext:value-type="float">
            <text:p>2.01329</text:p>
          </table:table-cell>
          <table:table-cell office:value-type="float" office:value="-0" calcext:value-type="float">
            <text:p>0</text:p>
          </table:table-cell>
          <table:table-cell office:value-type="float" office:value="0.18321" calcext:value-type="float">
            <text:p>0.18321</text:p>
          </table:table-cell>
          <table:table-cell table:formula="of:=[.L45]-[.K45]+([.N45]-[.M45])+[.O45]" office:value-type="float" office:value="3.70762" calcext:value-type="float">
            <text:p>3.70762</text:p>
          </table:table-cell>
          <table:table-cell office:value-type="float" office:value="2.88" calcext:value-type="float">
            <text:p>2.88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ol~ethane</text:p>
          </table:table-cell>
          <table:table-cell office:value-type="float" office:value="-2.5136" calcext:value-type="float">
            <text:p>-2.5136</text:p>
          </table:table-cell>
          <table:table-cell office:value-type="float" office:value="3.8087" calcext:value-type="float">
            <text:p>3.8087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6]-[.B46]+([.E46]-[.D46])+[.F46]" office:value-type="float" office:value="6.3223" calcext:value-type="float">
            <text:p>6.3223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string" calcext:value-type="string">
            <text:p>methanol~ethane</text:p>
          </table:table-cell>
          <table:table-cell office:value-type="float" office:value="-2.3167" calcext:value-type="float">
            <text:p>-2.3167</text:p>
          </table:table-cell>
          <table:table-cell office:value-type="float" office:value="3.9341" calcext:value-type="float">
            <text:p>3.9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284" calcext:value-type="float">
            <text:p>0.02284</text:p>
          </table:table-cell>
          <table:table-cell table:formula="of:=[.L46]-[.K46]+([.N46]-[.M46])+[.O46]" office:value-type="float" office:value="6.27364" calcext:value-type="float">
            <text:p>6.27364</text:p>
          </table:table-cell>
          <table:table-cell office:value-type="float" office:value="6.93" calcext:value-type="float">
            <text:p>6.93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e~neopentane</text:p>
          </table:table-cell>
          <table:table-cell office:value-type="float" office:value="2.59" calcext:value-type="float">
            <text:p>2.59</text:p>
          </table:table-cell>
          <table:table-cell office:value-type="float" office:value="0.6509" calcext:value-type="float">
            <text:p>0.6509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7]-[.B47]+([.E47]-[.D47])+[.F47]" office:value-type="float" office:value="-1.9391" calcext:value-type="float">
            <text:p>-1.9391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</text:p>
          </table:table-cell>
          <table:table-cell office:value-type="float" office:value="5.4107" calcext:value-type="float">
            <text:p>5.4107</text:p>
          </table:table-cell>
          <table:table-cell office:value-type="float" office:value="0.585" calcext:value-type="float">
            <text:p>0.585</text:p>
          </table:table-cell>
          <table:table-cell office:value-type="float" office:value="-0" calcext:value-type="float">
            <text:p>0</text:p>
          </table:table-cell>
          <table:table-cell office:value-type="float" office:value="2.87629" calcext:value-type="float">
            <text:p>2.87629</text:p>
          </table:table-cell>
          <table:table-cell office:value-type="float" office:value="-0.17783" calcext:value-type="float">
            <text:p>-0.17783</text:p>
          </table:table-cell>
          <table:table-cell table:formula="of:=[.L47]-[.K47]+([.N47]-[.M47])+[.O47]" office:value-type="float" office:value="-2.12724" calcext:value-type="float">
            <text:p>-2.12724</text:p>
          </table:table-cell>
          <table:table-cell office:value-type="float" office:value="0.52" calcext:value-type="float">
            <text:p>0.52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neopentane2~methane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48]-[.B48]+([.E48]-[.D48])+[.F48]"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2~methane</text:p>
          </table:table-cell>
          <table:table-cell office:value-type="float" office:value="-3.7714" calcext:value-type="float">
            <text:p>-3.7714</text:p>
          </table:table-cell>
          <table:table-cell office:value-type="float" office:value="-0.4198" calcext:value-type="float">
            <text:p>-0.4198</text:p>
          </table:table-cell>
          <table:table-cell office:value-type="float" office:value="2.87651" calcext:value-type="float">
            <text:p>2.87651</text:p>
          </table:table-cell>
          <table:table-cell office:value-type="float" office:value="-0" calcext:value-type="float">
            <text:p>0</text:p>
          </table:table-cell>
          <table:table-cell office:value-type="float" office:value="0.19169" calcext:value-type="float">
            <text:p>0.19169</text:p>
          </table:table-cell>
          <table:table-cell table:formula="of:=[.L48]-[.K48]+([.N48]-[.M48])+[.O48]" office:value-type="float" office:value="0.66678" calcext:value-type="float">
            <text:p>0.66678</text:p>
          </table:table-cell>
          <table:table-cell office:value-type="float" office:value="-0.52" calcext:value-type="float">
            <text:p>-0.52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e~methanol</text:p>
          </table:table-cell>
          <table:table-cell office:value-type="float" office:value="4.5952" calcext:value-type="float">
            <text:p>4.5952</text:p>
          </table:table-cell>
          <table:table-cell office:value-type="float" office:value="-1.4223" calcext:value-type="float">
            <text:p>-1.4223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49]-[.B49]+([.E49]-[.D49])+[.F49]" office:value-type="float" office:value="-6.0175" calcext:value-type="float">
            <text:p>-6.0175</text:p>
          </table:table-cell>
          <table:table-cell office:value-type="float" office:value="-7.09" calcext:value-type="float">
            <text:p>-7.09</text:p>
          </table:table-cell>
          <table:table-cell/>
          <table:table-cell office:value-type="string" calcext:value-type="string">
            <text:p>methane~methanol</text:p>
          </table:table-cell>
          <table:table-cell office:value-type="float" office:value="4.585" calcext:value-type="float">
            <text:p>4.585</text:p>
          </table:table-cell>
          <table:table-cell office:value-type="float" office:value="-1.4345" calcext:value-type="float">
            <text:p>-1.43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413" calcext:value-type="float">
            <text:p>-0.03413</text:p>
          </table:table-cell>
          <table:table-cell table:formula="of:=[.L49]-[.K49]+([.N49]-[.M49])+[.O49]" office:value-type="float" office:value="-6.05363" calcext:value-type="float">
            <text:p>-6.05363</text:p>
          </table:table-cell>
          <table:table-cell office:value-type="float" office:value="-7.09" calcext:value-type="float">
            <text:p>-7.09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e~2-methylindole</text:p>
          </table:table-cell>
          <table:table-cell office:value-type="float" office:value="-7.9989" calcext:value-type="float">
            <text:p>-7.9989</text:p>
          </table:table-cell>
          <table:table-cell office:value-type="float" office:value="-16.9626" calcext:value-type="float">
            <text:p>-16.9626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50]-[.B50]+([.E50]-[.D50])+[.F50]" office:value-type="float" office:value="-8.9637" calcext:value-type="float">
            <text:p>-8.9637</text:p>
          </table:table-cell>
          <table:table-cell table:number-columns-repeated="2"/>
          <table:table-cell office:value-type="string" calcext:value-type="string">
            <text:p>methane~2-methylindole</text:p>
          </table:table-cell>
          <table:table-cell office:value-type="float" office:value="-5.5824" calcext:value-type="float">
            <text:p>-5.5824</text:p>
          </table:table-cell>
          <table:table-cell office:value-type="float" office:value="-16.8415" calcext:value-type="float">
            <text:p>-16.8415</text:p>
          </table:table-cell>
          <table:table-cell office:value-type="float" office:value="-0" calcext:value-type="float">
            <text:p>0</text:p>
          </table:table-cell>
          <table:table-cell office:value-type="float" office:value="2.37295" calcext:value-type="float">
            <text:p>2.37295</text:p>
          </table:table-cell>
          <table:table-cell office:value-type="float" office:value="-0.22337" calcext:value-type="float">
            <text:p>-0.22337</text:p>
          </table:table-cell>
          <table:table-cell table:formula="of:=[.L50]-[.K50]+([.N50]-[.M50])+[.O50]" office:value-type="float" office:value="-9.10952" calcext:value-type="float">
            <text:p>-9.10952</text:p>
          </table:table-cell>
          <table:table-cell/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methanol~methane</text:p>
          </table:table-cell>
          <table:table-cell office:value-type="float" office:value="-4.5821" calcext:value-type="float">
            <text:p>-4.5821</text:p>
          </table:table-cell>
          <table:table-cell office:value-type="float" office:value="1.4534" calcext:value-type="float">
            <text:p>1.4534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51]-[.B51]+([.E51]-[.D51])+[.F51]" office:value-type="float" office:value="6.0355" calcext:value-type="float">
            <text:p>6.0355</text:p>
          </table:table-cell>
          <table:table-cell office:value-type="float" office:value="7.09" calcext:value-type="float">
            <text:p>7.09</text:p>
          </table:table-cell>
          <table:table-cell/>
          <table:table-cell office:value-type="string" calcext:value-type="string">
            <text:p>methanol~methane</text:p>
          </table:table-cell>
          <table:table-cell office:value-type="float" office:value="-4.5873" calcext:value-type="float">
            <text:p>-4.5873</text:p>
          </table:table-cell>
          <table:table-cell office:value-type="float" office:value="1.4404" calcext:value-type="float">
            <text:p>1.4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2768" calcext:value-type="float">
            <text:p>0.02768</text:p>
          </table:table-cell>
          <table:table-cell table:formula="of:=[.L51]-[.K51]+([.N51]-[.M51])+[.O51]" office:value-type="float" office:value="6.05538" calcext:value-type="float">
            <text:p>6.05538</text:p>
          </table:table-cell>
          <table:table-cell office:value-type="float" office:value="7.09" calcext:value-type="float">
            <text:p>7.09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neopentane~methane</text:p>
          </table:table-cell>
          <table:table-cell office:value-type="float" office:value="-2.5233" calcext:value-type="float">
            <text:p>-2.5233</text:p>
          </table:table-cell>
          <table:table-cell office:value-type="float" office:value="-0.6156" calcext:value-type="float">
            <text:p>-0.61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2]-[.B52]+([.E52]-[.D52])+[.F52]" office:value-type="float" office:value="1.9077" calcext:value-type="float">
            <text:p>1.9077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string" calcext:value-type="string">
            <text:p>neopentane~methane</text:p>
          </table:table-cell>
          <table:table-cell office:value-type="float" office:value="-5.4038" calcext:value-type="float">
            <text:p>-5.4038</text:p>
          </table:table-cell>
          <table:table-cell office:value-type="float" office:value="-0.6167" calcext:value-type="float">
            <text:p>-0.6167</text:p>
          </table:table-cell>
          <table:table-cell office:value-type="float" office:value="2.87628" calcext:value-type="float">
            <text:p>2.87628</text:p>
          </table:table-cell>
          <table:table-cell office:value-type="float" office:value="-0" calcext:value-type="float">
            <text:p>0</text:p>
          </table:table-cell>
          <table:table-cell office:value-type="float" office:value="0.11344" calcext:value-type="float">
            <text:p>0.11344</text:p>
          </table:table-cell>
          <table:table-cell table:formula="of:=[.L52]-[.K52]+([.N52]-[.M52])+[.O52]" office:value-type="float" office:value="2.02426" calcext:value-type="float">
            <text:p>2.02426</text:p>
          </table:table-cell>
          <table:table-cell office:value-type="float" office:value="-0.52" calcext:value-type="float">
            <text:p>-0.52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string" calcext:value-type="string">
            <text:p>2-methylfuran~methane</text:p>
          </table:table-cell>
          <table:table-cell office:value-type="float" office:value="7.9684" calcext:value-type="float">
            <text:p>7.9684</text:p>
          </table:table-cell>
          <table:table-cell office:value-type="float" office:value="11.0952" calcext:value-type="float">
            <text:p>11.09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53]-[.B53]+([.E53]-[.D53])+[.F53]" office:value-type="float" office:value="3.1268" calcext:value-type="float">
            <text:p>3.1268</text:p>
          </table:table-cell>
          <table:table-cell table:number-columns-repeated="2"/>
          <table:table-cell office:value-type="string" calcext:value-type="string">
            <text:p>2-methylfuran~methane</text:p>
          </table:table-cell>
          <table:table-cell office:value-type="float" office:value="6.1861" calcext:value-type="float">
            <text:p>6.1861</text:p>
          </table:table-cell>
          <table:table-cell office:value-type="float" office:value="11.2728" calcext:value-type="float">
            <text:p>11.2728</text:p>
          </table:table-cell>
          <table:table-cell office:value-type="float" office:value="1.84955" calcext:value-type="float">
            <text:p>1.84955</text:p>
          </table:table-cell>
          <table:table-cell office:value-type="float" office:value="-0" calcext:value-type="float">
            <text:p>0</text:p>
          </table:table-cell>
          <table:table-cell office:value-type="float" office:value="0.17948" calcext:value-type="float">
            <text:p>0.17948</text:p>
          </table:table-cell>
          <table:table-cell table:formula="of:=[.L53]-[.K53]+([.N53]-[.M53])+[.O53]" office:value-type="float" office:value="3.41663" calcext:value-type="float">
            <text:p>3.41663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methane~neopentane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C54]-[.B54]+([.E54]-[.D54])+[.F54]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methane~neopentane2</text:p>
          </table:table-cell>
          <table:table-cell office:value-type="float" office:value="3.7697" calcext:value-type="float">
            <text:p>3.7697</text:p>
          </table:table-cell>
          <table:table-cell office:value-type="float" office:value="0.406" calcext:value-type="float">
            <text:p>0.406</text:p>
          </table:table-cell>
          <table:table-cell office:value-type="float" office:value="-0" calcext:value-type="float">
            <text:p>0</text:p>
          </table:table-cell>
          <table:table-cell office:value-type="float" office:value="2.87811" calcext:value-type="float">
            <text:p>2.87811</text:p>
          </table:table-cell>
          <table:table-cell office:value-type="float" office:value="-0.1354" calcext:value-type="float">
            <text:p>-0.1354</text:p>
          </table:table-cell>
          <table:table-cell table:formula="of:=[.L54]-[.K54]+([.N54]-[.M54])+[.O54]" office:value-type="float" office:value="-0.62099" calcext:value-type="float">
            <text:p>-0.62099</text:p>
          </table:table-cell>
          <table:table-cell office:value-type="float" office:value="0.52" calcext:value-type="float">
            <text:p>0.5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ethane~2-methylfuran</text:p>
          </table:table-cell>
          <table:table-cell office:value-type="float" office:value="-7.9669" calcext:value-type="float">
            <text:p>-7.9669</text:p>
          </table:table-cell>
          <table:table-cell office:value-type="float" office:value="-11.1285" calcext:value-type="float">
            <text:p>-11.1285</text:p>
          </table:table-cell>
          <table:table-cell table:number-columns-repeated="3" office:value-type="float" office:value="-0" calcext:value-type="float">
            <text:p>0</text:p>
          </table:table-cell>
          <table:table-cell table:formula="of:=[.C55]-[.B55]+([.E55]-[.D55])+[.F55]" office:value-type="float" office:value="-3.1616" calcext:value-type="float">
            <text:p>-3.1616</text:p>
          </table:table-cell>
          <table:table-cell table:number-columns-repeated="2"/>
          <table:table-cell office:value-type="string" calcext:value-type="string">
            <text:p>methane~2-methylfuran</text:p>
          </table:table-cell>
          <table:table-cell office:value-type="float" office:value="-6.1907" calcext:value-type="float">
            <text:p>-6.1907</text:p>
          </table:table-cell>
          <table:table-cell office:value-type="float" office:value="-11.2465" calcext:value-type="float">
            <text:p>-11.2465</text:p>
          </table:table-cell>
          <table:table-cell office:value-type="float" office:value="-0" calcext:value-type="float">
            <text:p>0</text:p>
          </table:table-cell>
          <table:table-cell office:value-type="float" office:value="1.84479" calcext:value-type="float">
            <text:p>1.84479</text:p>
          </table:table-cell>
          <table:table-cell office:value-type="float" office:value="-0.16697" calcext:value-type="float">
            <text:p>-0.16697</text:p>
          </table:table-cell>
          <table:table-cell table:formula="of:=[.L55]-[.K55]+([.N55]-[.M55])+[.O55]" office:value-type="float" office:value="-3.37798" calcext:value-type="float">
            <text:p>-3.37798</text:p>
          </table:table-cell>
          <table:table-cell table:number-columns-repeated="20"/>
        </table:table-row>
        <table:table-row table:style-name="ro2" table:number-rows-repeated="3">
          <table:table-cell table:number-columns-repeated="36"/>
        </table:table-row>
        <table:table-row table:style-name="ro1">
          <table:table-cell table:style-name="ce1" office:value-type="string" calcext:value-type="string">
            <text:p>Protocol: <text:s/>16 equidistant windows, Sire (old) (rev. 2761 OpenMM 6.1)</text:p>
          </table:table-cell>
          <table:table-cell table:style-name="ce1" table:number-columns-repeated="3"/>
          <table:table-cell table:style-name="ce10" table:number-columns-repeated="2"/>
          <table:table-cell table:number-columns-repeated="3"/>
          <table:table-cell table:style-name="ce1" office:value-type="string" calcext:value-type="string">
            <text:p>Protocol: <text:s/>16 equidistant windows, Sire (old) (rev. 15.1 OpenMM 6.3)</text:p>
          </table:table-cell>
          <table:table-cell table:number-columns-repeated="8"/>
          <table:table-cell table:style-name="ce1" office:value-type="string" calcext:value-type="string">
            <text:p>Protocol: <text:s/>16 equidistant windows, Sire (old) (rev. 15.1 OpenMM 6.3)</text:p>
          </table:table-cell>
          <table:table-cell table:number-columns-repeated="8"/>
          <table:table-cell table:style-name="ce1"/>
          <table:table-cell table:style-name="ce1" office:value-type="string" calcext:value-type="string">
            <text:p>Absolute Free energy of hydration – All Bonds – Sire (rev.15.1 OpenMM 6.3)</text:p>
          </table:table-cell>
          <table:table-cell table:number-columns-repeated="7"/>
        </table:table-row>
        <table:table-row table:style-name="ro2" table:number-rows-repeated="3">
          <table:table-cell table:number-columns-repeated="36"/>
        </table:table-row>
        <table:table-row table:style-name="ro2"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err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err</text:p>
          </table:table-cell>
          <table:table-cell/>
          <table:table-cell table:style-name="ce2" office:value-type="string" calcext:value-type="string">
            <text:p>morph</text:p>
          </table:table-cell>
          <table:table-cell table:style-name="ce4" office:value-type="string" calcext:value-type="string">
            <text:p>VACUUM</text:p>
          </table:table-cell>
          <table:table-cell table:style-name="ce8" office:value-type="string" calcext:value-type="string">
            <text:p>FREE</text:p>
          </table:table-cell>
          <table:table-cell table:style-name="ce8" table:number-columns-repeated="3"/>
          <table:table-cell table:style-name="ce11" office:value-type="string" calcext:value-type="string">
            <text:p>DDG_hyd</text:p>
          </table:table-cell>
          <table:table-cell table:style-name="ce11" office:value-type="string" calcext:value-type="string">
            <text:p>err</text:p>
          </table:table-cell>
          <table:table-cell table:number-columns-repeated="2"/>
          <table:table-cell table:style-name="ce2" office:value-type="string" calcext:value-type="string">
            <text:p>mol</text:p>
          </table:table-cell>
          <table:table-cell table:style-name="ce11" office:value-type="string" calcext:value-type="string">
            <text:p>DDG_hyd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2" office:value-type="string" calcext:value-type="string">
            <text:p>mol</text:p>
          </table:table-cell>
          <table:table-cell table:style-name="ce11"/>
          <table:table-cell table:style-name="ce14" office:value-type="string" calcext:value-type="string">
            <text:p>DDG rel</text:p>
          </table:table-cell>
          <table:table-cell/>
        </table:table-row>
        <table:table-row table:style-name="ro2">
          <table:table-cell table:style-name="ce3" office:value-type="string" calcext:value-type="string">
            <text:p>ALL BONDS run001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ALL BONDS run001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3"/>
          <table:table-cell table:style-name="ce3" office:value-type="string" calcext:value-type="string">
            <text:p>ALL BONDS run001</text:p>
          </table:table-cell>
          <table:table-cell table:style-name="ce5" office:value-type="string" calcext:value-type="string">
            <text:p>TI</text:p>
          </table:table-cell>
          <table:table-cell table:style-name="ce9" office:value-type="string" calcext:value-type="string">
            <text:p>TI</text:p>
          </table:table-cell>
          <table:table-cell table:style-name="ce9" office:value-type="string" calcext:value-type="string">
            <text:p>FUNC-lam-0.000</text:p>
          </table:table-cell>
          <table:table-cell table:style-name="ce9" office:value-type="string" calcext:value-type="string">
            <text:p>FUNC-lam-1.000</text:p>
          </table:table-cell>
          <table:table-cell table:style-name="ce9" office:value-type="string" calcext:value-type="string">
            <text:p>LRC</text:p>
          </table:table-cell>
          <table:table-cell table:number-columns-repeated="4"/>
          <table:table-cell table:style-name="ce2"/>
          <table:table-cell office:value-type="string" calcext:value-type="string">
            <text:p>ABS</text:p>
          </table:table-cell>
          <table:table-cell table:style-name="ce14"/>
          <table:table-cell/>
          <table:table-cell table:style-name="ce2"/>
          <table:table-cell/>
          <table:table-cell table:style-name="ce14"/>
          <table:table-cell/>
        </table:table-row>
        <table:table-row table:style-name="ro2">
          <table:table-cell office:value-type="string" calcext:value-type="string">
            <text:p>methane~ethane</text:p>
          </table:table-cell>
          <table:table-cell table:style-name="ce7" table:formula="of:=AVERAGE([.B4];[.B22];[.B40])" office:value-type="float" office:value="2.0116" calcext:value-type="float">
            <text:p>2.012</text:p>
          </table:table-cell>
          <table:table-cell table:style-name="ce7" table:formula="of:=AVERAGE([.C4];[.C22];[.C40])" office:value-type="float" office:value="1.58516666666667" calcext:value-type="float">
            <text:p>1.585</text:p>
          </table:table-cell>
          <table:table-cell table:style-name="ce7" table:formula="of:=AVERAGE([.D4];[.D22];[.D40])" office:value-type="float" office:value="0" calcext:value-type="float">
            <text:p>0.000</text:p>
          </table:table-cell>
          <table:table-cell table:style-name="ce7" table:formula="of:=AVERAGE([.E4];[.E22];[.E40])" office:value-type="float" office:value="0" calcext:value-type="float">
            <text:p>0.000</text:p>
          </table:table-cell>
          <table:table-cell table:style-name="ce7" table:formula="of:=AVERAGE([.F4];[.F22];[.F40])" office:value-type="float" office:value="0" calcext:value-type="float">
            <text:p>0.000</text:p>
          </table:table-cell>
          <table:table-cell table:style-name="ce7" table:formula="of:=[.C65]-[.B65]+([.E65]-[.D65])+[.F65]" office:value-type="float" office:value="-0.426433333333333" calcext:value-type="float">
            <text:p>-0.426</text:p>
          </table:table-cell>
          <table:table-cell table:style-name="ce7" table:formula="of:=SQRT((STDEV([.B4];[.B22];[.B40])/SQRT(3))^2 + (STDEV([.C4];[.C22];[.C40])/SQRT(3))^2)" office:value-type="float" office:value="0.00376622416279809" calcext:value-type="float">
            <text:p>0.004</text:p>
          </table:table-cell>
          <table:table-cell/>
          <table:table-cell office:value-type="string" calcext:value-type="string">
            <text:p>methane~ethane</text:p>
          </table:table-cell>
          <table:table-cell table:style-name="ce7" table:formula="of:=AVERAGE([.K4];[.K22];[.K40])" office:value-type="float" office:value="2.00593333333333" calcext:value-type="float">
            <text:p>2.006</text:p>
          </table:table-cell>
          <table:table-cell table:style-name="ce7" table:formula="of:=AVERAGE([.L4];[.L22];[.L40])" office:value-type="float" office:value="1.56876666666667" calcext:value-type="float">
            <text:p>1.569</text:p>
          </table:table-cell>
          <table:table-cell table:style-name="ce7" table:formula="of:=AVERAGE([.M4];[.M22];[.M40])" office:value-type="float" office:value="0" calcext:value-type="float">
            <text:p>0.000</text:p>
          </table:table-cell>
          <table:table-cell table:style-name="ce7" table:formula="of:=AVERAGE([.N4];[.N22];[.N40])" office:value-type="float" office:value="0" calcext:value-type="float">
            <text:p>0.000</text:p>
          </table:table-cell>
          <table:table-cell table:style-name="ce7" table:formula="of:=AVERAGE([.O4];[.O22];[.O40])" office:value-type="float" office:value="-0.0488666666666667" calcext:value-type="float">
            <text:p>-0.049</text:p>
          </table:table-cell>
          <table:table-cell table:style-name="ce7" table:formula="of:=[.L65]-[.K65]+([.N65]-[.M65])+[.O65]" office:value-type="float" office:value="-0.486033333333333" calcext:value-type="float">
            <text:p>-0.486</text:p>
          </table:table-cell>
          <table:table-cell table:style-name="ce7" table:formula="of:=SQRT((STDEV([.K4];[.K22];[.K40])/SQRT(3))^2 + (STDEV([.L4];[.L22];[.L40])/SQRT(3))^2)" office:value-type="float" office:value="0.00378006466728927" calcext:value-type="float">
            <text:p>0.004</text:p>
          </table:table-cell>
          <table:table-cell/>
          <table:table-cell office:value-type="string" calcext:value-type="string">
            <text:p>methane~ethane</text:p>
          </table:table-cell>
          <table:table-cell table:style-name="ce7" table:formula="of:=AVERAGE([.T4];[.T22];[.T40])" office:value-type="float" office:value="2.0021" calcext:value-type="float">
            <text:p>2.002</text:p>
          </table:table-cell>
          <table:table-cell table:style-name="ce7" table:formula="of:=AVERAGE([.U4];[.U22];[.U40])" office:value-type="float" office:value="1.5483" calcext:value-type="float">
            <text:p>1.548</text:p>
          </table:table-cell>
          <table:table-cell table:style-name="ce7" table:formula="of:=AVERAGE([.V4];[.V22];[.V40])" office:value-type="float" office:value="0" calcext:value-type="float">
            <text:p>0.000</text:p>
          </table:table-cell>
          <table:table-cell table:style-name="ce7" table:formula="of:=AVERAGE([.W4];[.W22];[.W40])" office:value-type="float" office:value="0" calcext:value-type="float">
            <text:p>0.000</text:p>
          </table:table-cell>
          <table:table-cell table:style-name="ce7" table:formula="of:=AVERAGE([.X4];[.X22];[.X40])" office:value-type="float" office:value="-0.028225" calcext:value-type="float">
            <text:p>-0.028</text:p>
          </table:table-cell>
          <table:table-cell table:style-name="ce7" table:formula="of:=[.U65]-[.T65]+([.W65]-[.V65])+[.X65]" office:value-type="float" office:value="-0.482025" calcext:value-type="float">
            <text:p>-0.482</text:p>
          </table:table-cell>
          <table:table-cell table:style-name="ce7" table:formula="of:=SQRT((STDEV([.T4];[.T22];[.T40])/SQRT(3))^2 + (STDEV([.U4];[.U22];[.U40])/SQRT(3))^2)" office:value-type="float" office:value="0.00429573431828994" calcext:value-type="float">
            <text:p>0.004</text:p>
          </table:table-cell>
          <table:table-cell table:number-columns-repeated="2"/>
          <table:table-cell office:value-type="string" calcext:value-type="string">
            <text:p>neopentane</text:p>
          </table:table-cell>
          <table:table-cell table:style-name="ce7" table:formula="of:=AVERAGE([.AJ4];[.AJ14];[.AJ24])" office:value-type="float" office:value="2.47831666666667" calcext:value-type="float">
            <text:p>2.478</text:p>
          </table:table-cell>
          <table:table-cell table:style-name="ce7" table:formula="of:=(STDEV([.AJ4];[.AJ14];[.AJ24])/SQRT(3))" office:value-type="float" office:value="0.0253988518988118" calcext:value-type="float">
            <text:p>0.025</text:p>
          </table:table-cell>
          <table:table-cell/>
          <table:table-cell office:value-type="string" calcext:value-type="string">
            <text:p>methane~ethane</text:p>
          </table:table-cell>
          <table:table-cell/>
          <table:table-cell table:style-name="ce7" table:formula="of:=[.AD69]-[.AD70]" office:value-type="float" office:value="0.0546666666666664" calcext:value-type="float">
            <text:p>0.055</text:p>
          </table:table-cell>
          <table:table-cell/>
        </table:table-row>
        <table:table-row table:style-name="ro2">
          <table:table-cell office:value-type="string" calcext:value-type="string">
            <text:p>ethane~methane</text:p>
          </table:table-cell>
          <table:table-cell table:style-name="ce7" table:formula="of:=AVERAGE([.B5];[.B23];[.B41])" office:value-type="float" office:value="-2.00186666666667" calcext:value-type="float">
            <text:p>-2.002</text:p>
          </table:table-cell>
          <table:table-cell table:style-name="ce7" table:formula="of:=AVERAGE([.C5];[.C23];[.C41])" office:value-type="float" office:value="-1.56496666666667" calcext:value-type="float">
            <text:p>-1.565</text:p>
          </table:table-cell>
          <table:table-cell table:style-name="ce7" table:formula="of:=AVERAGE([.D5];[.D23];[.D41])" office:value-type="float" office:value="0" calcext:value-type="float">
            <text:p>0.000</text:p>
          </table:table-cell>
          <table:table-cell table:style-name="ce7" table:formula="of:=AVERAGE([.E5];[.E23];[.E41])" office:value-type="float" office:value="0" calcext:value-type="float">
            <text:p>0.000</text:p>
          </table:table-cell>
          <table:table-cell table:style-name="ce7" table:formula="of:=AVERAGE([.F5];[.F23];[.F41])" office:value-type="float" office:value="0" calcext:value-type="float">
            <text:p>0.000</text:p>
          </table:table-cell>
          <table:table-cell table:style-name="ce7" table:formula="of:=[.C66]-[.B66]+([.E66]-[.D66])+[.F66]" office:value-type="float" office:value="0.4369" calcext:value-type="float">
            <text:p>0.437</text:p>
          </table:table-cell>
          <table:table-cell table:style-name="ce7" table:formula="of:=SQRT((STDEV([.B5];[.B23];[.B41])/SQRT(3))^2 + (STDEV([.C5];[.C23];[.C41])/SQRT(3))^2)" office:value-type="float" office:value="0.00583913996711468" calcext:value-type="float">
            <text:p>0.006</text:p>
          </table:table-cell>
          <table:table-cell/>
          <table:table-cell office:value-type="string" calcext:value-type="string">
            <text:p>ethane~methane</text:p>
          </table:table-cell>
          <table:table-cell table:style-name="ce7" table:formula="of:=AVERAGE([.K5];[.K23];[.K41])" office:value-type="float" office:value="-2.0027" calcext:value-type="float">
            <text:p>-2.003</text:p>
          </table:table-cell>
          <table:table-cell table:style-name="ce7" table:formula="of:=AVERAGE([.L5];[.L23];[.L41])" office:value-type="float" office:value="-1.5573" calcext:value-type="float">
            <text:p>-1.557</text:p>
          </table:table-cell>
          <table:table-cell table:style-name="ce7" table:formula="of:=AVERAGE([.M5];[.M23];[.M41])" office:value-type="float" office:value="0" calcext:value-type="float">
            <text:p>0.000</text:p>
          </table:table-cell>
          <table:table-cell table:style-name="ce7" table:formula="of:=AVERAGE([.N5];[.N23];[.N41])" office:value-type="float" office:value="0" calcext:value-type="float">
            <text:p>0.000</text:p>
          </table:table-cell>
          <table:table-cell table:style-name="ce7" table:formula="of:=AVERAGE([.O5];[.O23];[.O41])" office:value-type="float" office:value="0.04809" calcext:value-type="float">
            <text:p>0.048</text:p>
          </table:table-cell>
          <table:table-cell table:style-name="ce7" table:formula="of:=[.L66]-[.K66]+([.N66]-[.M66])+[.O66]" office:value-type="float" office:value="0.49349" calcext:value-type="float">
            <text:p>0.493</text:p>
          </table:table-cell>
          <table:table-cell table:style-name="ce7" table:formula="of:=SQRT((STDEV([.K5];[.K23];[.K41])/SQRT(3))^2 + (STDEV([.L5];[.L23];[.L41])/SQRT(3))^2)" office:value-type="float" office:value="0.00538980519128469" calcext:value-type="float">
            <text:p>0.005</text:p>
          </table:table-cell>
          <table:table-cell/>
          <table:table-cell office:value-type="string" calcext:value-type="string">
            <text:p>ethane~methane</text:p>
          </table:table-cell>
          <table:table-cell table:style-name="ce7" table:formula="of:=AVERAGE([.T5];[.T23];[.T41])" office:value-type="float" office:value="-2.0003" calcext:value-type="float">
            <text:p>-2.000</text:p>
          </table:table-cell>
          <table:table-cell table:style-name="ce7" table:formula="of:=AVERAGE([.U5];[.U23];[.U41])" office:value-type="float" office:value="-1.5771" calcext:value-type="float">
            <text:p>-1.577</text:p>
          </table:table-cell>
          <table:table-cell table:style-name="ce7" table:formula="of:=AVERAGE([.V5];[.V23];[.V41])" office:value-type="float" office:value="0" calcext:value-type="float">
            <text:p>0.000</text:p>
          </table:table-cell>
          <table:table-cell table:style-name="ce7" table:formula="of:=AVERAGE([.W5];[.W23];[.W41])" office:value-type="float" office:value="0" calcext:value-type="float">
            <text:p>0.000</text:p>
          </table:table-cell>
          <table:table-cell table:style-name="ce7" table:formula="of:=AVERAGE([.X5];[.X23];[.X41])" office:value-type="float" office:value="-0.0012" calcext:value-type="float">
            <text:p>-0.001</text:p>
          </table:table-cell>
          <table:table-cell table:style-name="ce7" table:formula="of:=[.U66]-[.T66]+([.W66]-[.V66])+[.X66]" office:value-type="float" office:value="0.422" calcext:value-type="float">
            <text:p>0.422</text:p>
          </table:table-cell>
          <table:table-cell table:style-name="ce7" table:formula="of:=SQRT((STDEV([.T5];[.T23];[.T41])/SQRT(3))^2 + (STDEV([.U5];[.U23];[.U41])/SQRT(3))^2)" office:value-type="float" office:value="0.00472511022799113" calcext:value-type="float">
            <text:p>0.005</text:p>
          </table:table-cell>
          <table:table-cell table:number-columns-repeated="2"/>
          <table:table-cell office:value-type="string" calcext:value-type="string">
            <text:p>2-methylindole</text:p>
          </table:table-cell>
          <table:table-cell table:style-name="ce7" table:formula="of:=AVERAGE([.AJ5];[.AJ15];[.AJ25])" office:value-type="float" office:value="-6.214" calcext:value-type="float">
            <text:p>-6.214</text:p>
          </table:table-cell>
          <table:table-cell table:style-name="ce7" table:formula="of:=(STDEV([.AJ5];[.AJ15];[.AJ25])/SQRT(3))" office:value-type="float" office:value="0.0262058562157403" calcext:value-type="float">
            <text:p>0.026</text:p>
          </table:table-cell>
          <table:table-cell/>
          <table:table-cell office:value-type="string" calcext:value-type="string">
            <text:p>ethane~methanol</text:p>
          </table:table-cell>
          <table:table-cell/>
          <table:table-cell table:style-name="ce7" table:formula="of:=[.AD68]-[.AD69]" office:value-type="float" office:value="-5.88445" calcext:value-type="float">
            <text:p>-5.884</text:p>
          </table:table-cell>
          <table:table-cell/>
        </table:table-row>
        <table:table-row table:style-name="ro2">
          <table:table-cell office:value-type="string" calcext:value-type="string">
            <text:p>ethane~methanol</text:p>
          </table:table-cell>
          <table:table-cell table:style-name="ce7" table:formula="of:=AVERAGE([.B6];[.B24];[.B42])" office:value-type="float" office:value="2.51723333333333" calcext:value-type="float">
            <text:p>2.517</text:p>
          </table:table-cell>
          <table:table-cell table:style-name="ce7" table:formula="of:=AVERAGE([.C6];[.C24];[.C42])" office:value-type="float" office:value="-3.80493333333333" calcext:value-type="float">
            <text:p>-3.805</text:p>
          </table:table-cell>
          <table:table-cell table:style-name="ce7" table:formula="of:=AVERAGE([.D6];[.D24];[.D42])" office:value-type="float" office:value="0" calcext:value-type="float">
            <text:p>0.000</text:p>
          </table:table-cell>
          <table:table-cell table:style-name="ce7" table:formula="of:=AVERAGE([.E6];[.E24];[.E42])" office:value-type="float" office:value="0" calcext:value-type="float">
            <text:p>0.000</text:p>
          </table:table-cell>
          <table:table-cell table:style-name="ce7" table:formula="of:=AVERAGE([.F6];[.F24];[.F42])" office:value-type="float" office:value="0" calcext:value-type="float">
            <text:p>0.000</text:p>
          </table:table-cell>
          <table:table-cell table:style-name="ce7" table:formula="of:=[.C67]-[.B67]+([.E67]-[.D67])+[.F67]" office:value-type="float" office:value="-6.32216666666667" calcext:value-type="float">
            <text:p>-6.322</text:p>
          </table:table-cell>
          <table:table-cell table:style-name="ce7" table:formula="of:=SQRT((STDEV([.B6];[.B24];[.B42])/SQRT(3))^2 + (STDEV([.C6];[.C24];[.C42])/SQRT(3))^2)" office:value-type="float" office:value="0.0075913693684926" calcext:value-type="float">
            <text:p>0.008</text:p>
          </table:table-cell>
          <table:table-cell/>
          <table:table-cell office:value-type="string" calcext:value-type="string">
            <text:p>ethane~methanol</text:p>
          </table:table-cell>
          <table:table-cell table:style-name="ce7" table:formula="of:=AVERAGE([.K6];[.K24];[.K42])" office:value-type="float" office:value="2.3189" calcext:value-type="float">
            <text:p>2.319</text:p>
          </table:table-cell>
          <table:table-cell table:style-name="ce7" table:formula="of:=AVERAGE([.L6];[.L24];[.L42])" office:value-type="float" office:value="-3.91713333333333" calcext:value-type="float">
            <text:p>-3.917</text:p>
          </table:table-cell>
          <table:table-cell table:style-name="ce7" table:formula="of:=AVERAGE([.M6];[.M24];[.M42])" office:value-type="float" office:value="0" calcext:value-type="float">
            <text:p>0.000</text:p>
          </table:table-cell>
          <table:table-cell table:style-name="ce7" table:formula="of:=AVERAGE([.N6];[.N24];[.N42])" office:value-type="float" office:value="0" calcext:value-type="float">
            <text:p>0.000</text:p>
          </table:table-cell>
          <table:table-cell table:style-name="ce7" table:formula="of:=AVERAGE([.O6];[.O24];[.O42])" office:value-type="float" office:value="0.00624333333333333" calcext:value-type="float">
            <text:p>0.006</text:p>
          </table:table-cell>
          <table:table-cell table:style-name="ce7" table:formula="of:=[.L67]-[.K67]+([.N67]-[.M67])+[.O67]" office:value-type="float" office:value="-6.22979" calcext:value-type="float">
            <text:p>-6.230</text:p>
          </table:table-cell>
          <table:table-cell table:style-name="ce7" table:formula="of:=SQRT((STDEV([.K6];[.K24];[.K42])/SQRT(3))^2 + (STDEV([.L6];[.L24];[.L42])/SQRT(3))^2)" office:value-type="float" office:value="0.0126792919535928" calcext:value-type="float">
            <text:p>0.013</text:p>
          </table:table-cell>
          <table:table-cell/>
          <table:table-cell office:value-type="string" calcext:value-type="string">
            <text:p>ethane~methanol</text:p>
          </table:table-cell>
          <table:table-cell table:style-name="ce7" table:formula="of:=AVERAGE([.T6];[.T24];[.T42])" office:value-type="float" office:value="2.5013" calcext:value-type="float">
            <text:p>2.501</text:p>
          </table:table-cell>
          <table:table-cell table:style-name="ce7" table:formula="of:=AVERAGE([.U6];[.U24];[.U42])" office:value-type="float" office:value="-3.8368" calcext:value-type="float">
            <text:p>-3.837</text:p>
          </table:table-cell>
          <table:table-cell table:style-name="ce7" table:formula="of:=AVERAGE([.V6];[.V24];[.V42])" office:value-type="float" office:value="0" calcext:value-type="float">
            <text:p>0.000</text:p>
          </table:table-cell>
          <table:table-cell table:style-name="ce7" table:formula="of:=AVERAGE([.W6];[.W24];[.W42])" office:value-type="float" office:value="0" calcext:value-type="float">
            <text:p>0.000</text:p>
          </table:table-cell>
          <table:table-cell table:style-name="ce7" table:formula="of:=AVERAGE([.X6];[.X24];[.X42])" office:value-type="float" office:value="0.021375" calcext:value-type="float">
            <text:p>0.021</text:p>
          </table:table-cell>
          <table:table-cell table:style-name="ce7" table:formula="of:=[.U67]-[.T67]+([.W67]-[.V67])+[.X67]" office:value-type="float" office:value="-6.316725" calcext:value-type="float">
            <text:p>-6.317</text:p>
          </table:table-cell>
          <table:table-cell table:style-name="ce7" table:formula="of:=SQRT((STDEV([.T6];[.T24];[.T42])/SQRT(3))^2 + (STDEV([.U6];[.U24];[.U42])/SQRT(3))^2)" office:value-type="float" office:value="0.00677446184824546" calcext:value-type="float">
            <text:p>0.007</text:p>
          </table:table-cell>
          <table:table-cell table:number-columns-repeated="2"/>
          <table:table-cell office:value-type="string" calcext:value-type="string">
            <text:p>2-methylfuran</text:p>
          </table:table-cell>
          <table:table-cell table:style-name="ce7" table:formula="of:=AVERAGE([.AJ6];[.AJ16];[.AJ26])" office:value-type="float" office:value="-0.369723333333334" calcext:value-type="float">
            <text:p>-0.370</text:p>
          </table:table-cell>
          <table:table-cell table:style-name="ce7" table:formula="of:=(STDEV([.AJ6];[.AJ16];[.AJ26])/SQRT(3))" office:value-type="float" office:value="0.0412015980002933" calcext:value-type="float">
            <text:p>0.041</text:p>
          </table:table-cell>
          <table:table-cell/>
          <table:table-cell office:value-type="string" calcext:value-type="string">
            <text:p>methane~2-methylindole</text:p>
          </table:table-cell>
          <table:table-cell/>
          <table:table-cell table:style-name="ce7" table:formula="of:=[.AD66]-[.AD70]" office:value-type="float" office:value="-8.60691666666667" calcext:value-type="float">
            <text:p>-8.607</text:p>
          </table:table-cell>
          <table:table-cell/>
        </table:table-row>
        <table:table-row table:style-name="ro2">
          <table:table-cell office:value-type="string" calcext:value-type="string">
            <text:p>methane~toluene</text:p>
          </table:table-cell>
          <table:table-cell table:style-name="ce7" table:formula="of:=AVERAGE([.B7];[.B25];[.B43])" office:value-type="float" office:value="3.6825" calcext:value-type="float">
            <text:p>3.683</text:p>
          </table:table-cell>
          <table:table-cell table:style-name="ce7" table:formula="of:=AVERAGE([.C7];[.C25];[.C43])" office:value-type="float" office:value="0.585433333333333" calcext:value-type="float">
            <text:p>0.585</text:p>
          </table:table-cell>
          <table:table-cell table:style-name="ce7" table:formula="of:=AVERAGE([.D7];[.D25];[.D43])" office:value-type="float" office:value="0" calcext:value-type="float">
            <text:p>0.000</text:p>
          </table:table-cell>
          <table:table-cell table:style-name="ce7" table:formula="of:=AVERAGE([.E7];[.E25];[.E43])" office:value-type="float" office:value="0" calcext:value-type="float">
            <text:p>0.000</text:p>
          </table:table-cell>
          <table:table-cell table:style-name="ce7" table:formula="of:=AVERAGE([.F7];[.F25];[.F43])" office:value-type="float" office:value="0" calcext:value-type="float">
            <text:p>0.000</text:p>
          </table:table-cell>
          <table:table-cell table:style-name="ce7" table:formula="of:=[.C68]-[.B68]+([.E68]-[.D68])+[.F68]" office:value-type="float" office:value="-3.09706666666667" calcext:value-type="float">
            <text:p>-3.097</text:p>
          </table:table-cell>
          <table:table-cell table:style-name="ce7" table:formula="of:=SQRT((STDEV([.B7];[.B25];[.B43])/SQRT(3))^2 + (STDEV([.C7];[.C25];[.C43])/SQRT(3))^2)" office:value-type="float" office:value="0.581418645307416" calcext:value-type="float">
            <text:p>0.581</text:p>
          </table:table-cell>
          <table:table-cell/>
          <table:table-cell office:value-type="string" calcext:value-type="string">
            <text:p>methane~toluene</text:p>
          </table:table-cell>
          <table:table-cell table:style-name="ce7" table:formula="of:=AVERAGE([.K7];[.K25];[.K43])" office:value-type="float" office:value="6.32926666666667" calcext:value-type="float">
            <text:p>6.329</text:p>
          </table:table-cell>
          <table:table-cell table:style-name="ce7" table:formula="of:=AVERAGE([.L7];[.L25];[.L43])" office:value-type="float" office:value="0.699966666666667" calcext:value-type="float">
            <text:p>0.700</text:p>
          </table:table-cell>
          <table:table-cell table:style-name="ce7" table:formula="of:=AVERAGE([.M7];[.M25];[.M43])" office:value-type="float" office:value="0" calcext:value-type="float">
            <text:p>0.000</text:p>
          </table:table-cell>
          <table:table-cell table:style-name="ce7" table:formula="of:=AVERAGE([.N7];[.N25];[.N43])" office:value-type="float" office:value="2.01004" calcext:value-type="float">
            <text:p>2.010</text:p>
          </table:table-cell>
          <table:table-cell table:style-name="ce7" table:formula="of:=AVERAGE([.O7];[.O25];[.O43])" office:value-type="float" office:value="-0.17146" calcext:value-type="float">
            <text:p>-0.171</text:p>
          </table:table-cell>
          <table:table-cell table:style-name="ce7" table:formula="of:=[.L68]-[.K68]+([.N68]-[.M68])+[.O68]" office:value-type="float" office:value="-3.79072" calcext:value-type="float">
            <text:p>-3.791</text:p>
          </table:table-cell>
          <table:table-cell table:style-name="ce7" table:formula="of:=SQRT((STDEV([.K7];[.K25];[.K43])/SQRT(3))^2 + (STDEV([.L7];[.L25];[.L43])/SQRT(3))^2)" office:value-type="float" office:value="0.0298933474576238" calcext:value-type="float">
            <text:p>0.030</text:p>
          </table:table-cell>
          <table:table-cell/>
          <table:table-cell office:value-type="string" calcext:value-type="string">
            <text:p>methane~toluene</text:p>
          </table:table-cell>
          <table:table-cell table:style-name="ce7" table:formula="of:=AVERAGE([.T7];[.T25];[.T43])" office:value-type="float" office:value="6.08735" calcext:value-type="float">
            <text:p>6.087</text:p>
          </table:table-cell>
          <table:table-cell table:style-name="ce7" table:formula="of:=AVERAGE([.U7];[.U25];[.U43])" office:value-type="float" office:value="0.6742" calcext:value-type="float">
            <text:p>0.674</text:p>
          </table:table-cell>
          <table:table-cell table:style-name="ce7" table:formula="of:=AVERAGE([.V7];[.V25];[.V43])" office:value-type="float" office:value="0" calcext:value-type="float">
            <text:p>0.000</text:p>
          </table:table-cell>
          <table:table-cell table:style-name="ce7" table:formula="of:=AVERAGE([.W7];[.W25];[.W43])" office:value-type="float" office:value="2.010855" calcext:value-type="float">
            <text:p>2.011</text:p>
          </table:table-cell>
          <table:table-cell table:style-name="ce7" table:formula="of:=AVERAGE([.X7];[.X25];[.X43])" office:value-type="float" office:value="-0.195665" calcext:value-type="float">
            <text:p>-0.196</text:p>
          </table:table-cell>
          <table:table-cell table:style-name="ce7" table:formula="of:=[.U68]-[.T68]+([.W68]-[.V68])+[.X68]" office:value-type="float" office:value="-3.59796" calcext:value-type="float">
            <text:p>-3.598</text:p>
          </table:table-cell>
          <table:table-cell table:style-name="ce7" table:formula="of:=SQRT((STDEV([.T7];[.T25];[.T43])/SQRT(3))^2 + (STDEV([.U7];[.U25];[.U43])/SQRT(3))^2)" office:value-type="float" office:value="0.0549367060048805" calcext:value-type="float">
            <text:p>0.055</text:p>
          </table:table-cell>
          <table:table-cell table:number-columns-repeated="2"/>
          <table:table-cell office:value-type="string" calcext:value-type="string">
            <text:p>methanol</text:p>
          </table:table-cell>
          <table:table-cell table:style-name="ce7" table:formula="of:=AVERAGE([.AJ7];[.AJ17];[.AJ27])" office:value-type="float" office:value="-3.43686666666667" calcext:value-type="float">
            <text:p>-3.437</text:p>
          </table:table-cell>
          <table:table-cell table:style-name="ce7" table:formula="of:=(STDEV([.AJ7];[.AJ17];[.AJ27])/SQRT(3))" office:value-type="float" office:value="0.0240607019385922" calcext:value-type="float">
            <text:p>0.024</text:p>
          </table:table-cell>
          <table:table-cell/>
          <table:table-cell office:value-type="string" calcext:value-type="string">
            <text:p>methane~toluene</text:p>
          </table:table-cell>
          <table:table-cell/>
          <table:table-cell table:style-name="ce7" table:formula="of:=[.AD71]-[.AD70]" office:value-type="float" office:value="-3.12251666666667" calcext:value-type="float">
            <text:p>-3.123</text:p>
          </table:table-cell>
          <table:table-cell/>
        </table:table-row>
        <table:table-row table:style-name="ro2">
          <table:table-cell office:value-type="string" calcext:value-type="string">
            <text:p>2-methylindole~methane</text:p>
          </table:table-cell>
          <table:table-cell table:style-name="ce7" table:formula="of:=AVERAGE([.B8];[.B26];[.B44])" office:value-type="float" office:value="8.0148" calcext:value-type="float">
            <text:p>8.015</text:p>
          </table:table-cell>
          <table:table-cell table:style-name="ce7" table:formula="of:=AVERAGE([.C8];[.C26];[.C44])" office:value-type="float" office:value="16.9013333333333" calcext:value-type="float">
            <text:p>16.901</text:p>
          </table:table-cell>
          <table:table-cell table:style-name="ce7" table:formula="of:=AVERAGE([.D8];[.D26];[.D44])" office:value-type="float" office:value="0" calcext:value-type="float">
            <text:p>0.000</text:p>
          </table:table-cell>
          <table:table-cell table:style-name="ce7" table:formula="of:=AVERAGE([.E8];[.E26];[.E44])" office:value-type="float" office:value="0" calcext:value-type="float">
            <text:p>0.000</text:p>
          </table:table-cell>
          <table:table-cell table:style-name="ce7" table:formula="of:=AVERAGE([.F8];[.F26];[.F44])" office:value-type="float" office:value="0" calcext:value-type="float">
            <text:p>0.000</text:p>
          </table:table-cell>
          <table:table-cell table:style-name="ce7" table:formula="of:=[.C69]-[.B69]+([.E69]-[.D69])+[.F69]" office:value-type="float" office:value="8.88653333333333" calcext:value-type="float">
            <text:p>8.887</text:p>
          </table:table-cell>
          <table:table-cell table:style-name="ce7" table:formula="of:=SQRT((STDEV([.B8];[.B26];[.B44])/SQRT(3))^2 + (STDEV([.C8];[.C26];[.C44])/SQRT(3))^2)" office:value-type="float" office:value="0.035974636126644" calcext:value-type="float">
            <text:p>0.036</text:p>
          </table:table-cell>
          <table:table-cell/>
          <table:table-cell office:value-type="string" calcext:value-type="string">
            <text:p>2-methylindole~methane</text:p>
          </table:table-cell>
          <table:table-cell table:style-name="ce7" table:formula="of:=AVERAGE([.K8];[.K26];[.K44])" office:value-type="float" office:value="5.58716666666667" calcext:value-type="float">
            <text:p>5.587</text:p>
          </table:table-cell>
          <table:table-cell table:style-name="ce7" table:formula="of:=AVERAGE([.L8];[.L26];[.L44])" office:value-type="float" office:value="16.9644333333333" calcext:value-type="float">
            <text:p>16.964</text:p>
          </table:table-cell>
          <table:table-cell table:style-name="ce7" table:formula="of:=AVERAGE([.M8];[.M26];[.M44])" office:value-type="float" office:value="2.37273666666667" calcext:value-type="float">
            <text:p>2.373</text:p>
          </table:table-cell>
          <table:table-cell table:style-name="ce7" table:formula="of:=AVERAGE([.N8];[.N26];[.N44])" office:value-type="float" office:value="0" calcext:value-type="float">
            <text:p>0.000</text:p>
          </table:table-cell>
          <table:table-cell table:style-name="ce7" table:formula="of:=AVERAGE([.O8];[.O26];[.O44])" office:value-type="float" office:value="0.293086666666667" calcext:value-type="float">
            <text:p>0.293</text:p>
          </table:table-cell>
          <table:table-cell table:style-name="ce7" table:formula="of:=[.L69]-[.K69]+([.N69]-[.M69])+[.O69]" office:value-type="float" office:value="9.29761666666667" calcext:value-type="float">
            <text:p>9.298</text:p>
          </table:table-cell>
          <table:table-cell table:style-name="ce7" table:formula="of:=SQRT((STDEV([.K8];[.K26];[.K44])/SQRT(3))^2 + (STDEV([.L8];[.L26];[.L44])/SQRT(3))^2)" office:value-type="float" office:value="0.0630641119989988" calcext:value-type="float">
            <text:p>0.063</text:p>
          </table:table-cell>
          <table:table-cell/>
          <table:table-cell office:value-type="string" calcext:value-type="string">
            <text:p>2-methylindole~methane</text:p>
          </table:table-cell>
          <table:table-cell table:style-name="ce7" table:formula="of:=AVERAGE([.T8];[.T26];[.T44])" office:value-type="float" office:value="5.7028" calcext:value-type="float">
            <text:p>5.703</text:p>
          </table:table-cell>
          <table:table-cell table:style-name="ce7" table:formula="of:=AVERAGE([.U8];[.U26];[.U44])" office:value-type="float" office:value="16.8497" calcext:value-type="float">
            <text:p>16.850</text:p>
          </table:table-cell>
          <table:table-cell table:style-name="ce7" table:formula="of:=AVERAGE([.V8];[.V26];[.V44])" office:value-type="float" office:value="2.3647" calcext:value-type="float">
            <text:p>2.365</text:p>
          </table:table-cell>
          <table:table-cell table:style-name="ce7" table:formula="of:=AVERAGE([.W8];[.W26];[.W44])" office:value-type="float" office:value="0" calcext:value-type="float">
            <text:p>0.000</text:p>
          </table:table-cell>
          <table:table-cell table:style-name="ce7" table:formula="of:=AVERAGE([.X8];[.X26];[.X44])" office:value-type="float" office:value="0.25349" calcext:value-type="float">
            <text:p>0.253</text:p>
          </table:table-cell>
          <table:table-cell table:style-name="ce7" table:formula="of:=[.U69]-[.T69]+([.W69]-[.V69])+[.X69]" office:value-type="float" office:value="9.03569" calcext:value-type="float">
            <text:p>9.036</text:p>
          </table:table-cell>
          <table:table-cell table:style-name="ce7" table:formula="of:=SQRT((STDEV([.T8];[.T26];[.T44])/SQRT(3))^2 + (STDEV([.U8];[.U26];[.U44])/SQRT(3))^2)" office:value-type="float" office:value="0.0187367731124298" calcext:value-type="float">
            <text:p>0.019</text:p>
          </table:table-cell>
          <table:table-cell table:number-columns-repeated="2"/>
          <table:table-cell office:value-type="string" calcext:value-type="string">
            <text:p>ethane</text:p>
          </table:table-cell>
          <table:table-cell table:style-name="ce7" table:formula="of:=AVERAGE([.AJ8];[.AJ18];[.AJ28])" office:value-type="float" office:value="2.44758333333333" calcext:value-type="float">
            <text:p>2.448</text:p>
          </table:table-cell>
          <table:table-cell table:style-name="ce7" table:formula="of:=(STDEV([.AJ8];[.AJ18];[.AJ28])/SQRT(3))" office:value-type="float" office:value="0.0442943090149412" calcext:value-type="float">
            <text:p>0.044</text:p>
          </table:table-cell>
          <table:table-cell/>
          <table:table-cell office:value-type="string" calcext:value-type="string">
            <text:p>methane~neopentane</text:p>
          </table:table-cell>
          <table:table-cell/>
          <table:table-cell table:style-name="ce7" table:formula="of:=[.AD65]-[.AD69]" office:value-type="float" office:value="0.0307333333333331" calcext:value-type="float">
            <text:p>0.031</text:p>
          </table:table-cell>
          <table:table-cell/>
        </table:table-row>
        <table:table-row table:style-name="ro2">
          <table:table-cell office:value-type="string" calcext:value-type="string">
            <text:p>toluene~methane</text:p>
          </table:table-cell>
          <table:table-cell table:style-name="ce7" table:formula="of:=AVERAGE([.B9];[.B27];[.B45])" office:value-type="float" office:value="-4.20723333333333" calcext:value-type="float">
            <text:p>-4.207</text:p>
          </table:table-cell>
          <table:table-cell table:style-name="ce7" table:formula="of:=AVERAGE([.C9];[.C27];[.C45])" office:value-type="float" office:value="-0.611266666666667" calcext:value-type="float">
            <text:p>-0.611</text:p>
          </table:table-cell>
          <table:table-cell table:style-name="ce7" table:formula="of:=AVERAGE([.D9];[.D27];[.D45])" office:value-type="float" office:value="0" calcext:value-type="float">
            <text:p>0.000</text:p>
          </table:table-cell>
          <table:table-cell table:style-name="ce7" table:formula="of:=AVERAGE([.E9];[.E27];[.E45])" office:value-type="float" office:value="0" calcext:value-type="float">
            <text:p>0.000</text:p>
          </table:table-cell>
          <table:table-cell table:style-name="ce7" table:formula="of:=AVERAGE([.F9];[.F27];[.F45])" office:value-type="float" office:value="0" calcext:value-type="float">
            <text:p>0.000</text:p>
          </table:table-cell>
          <table:table-cell table:style-name="ce7" table:formula="of:=[.C70]-[.B70]+([.E70]-[.D70])+[.F70]" office:value-type="float" office:value="3.59596666666667" calcext:value-type="float">
            <text:p>3.596</text:p>
          </table:table-cell>
          <table:table-cell table:style-name="ce7" table:formula="of:=SQRT((STDEV([.B9];[.B27];[.B45])/SQRT(3))^2 + (STDEV([.C9];[.C27];[.C45])/SQRT(3))^2)" office:value-type="float" office:value="0.0172392639698516" calcext:value-type="float">
            <text:p>0.017</text:p>
          </table:table-cell>
          <table:table-cell/>
          <table:table-cell office:value-type="string" calcext:value-type="string">
            <text:p>toluene~methane</text:p>
          </table:table-cell>
          <table:table-cell table:style-name="ce7" table:formula="of:=AVERAGE([.K9];[.K27];[.K45])" office:value-type="float" office:value="-6.3307" calcext:value-type="float">
            <text:p>-6.331</text:p>
          </table:table-cell>
          <table:table-cell table:style-name="ce7" table:formula="of:=AVERAGE([.L9];[.L27];[.L45])" office:value-type="float" office:value="-0.774433333333333" calcext:value-type="float">
            <text:p>-0.774</text:p>
          </table:table-cell>
          <table:table-cell table:style-name="ce7" table:formula="of:=AVERAGE([.M9];[.M27];[.M45])" office:value-type="float" office:value="2.01120333333333" calcext:value-type="float">
            <text:p>2.011</text:p>
          </table:table-cell>
          <table:table-cell table:style-name="ce7" table:formula="of:=AVERAGE([.N9];[.N27];[.N45])" office:value-type="float" office:value="0" calcext:value-type="float">
            <text:p>0.000</text:p>
          </table:table-cell>
          <table:table-cell table:style-name="ce7" table:formula="of:=AVERAGE([.O9];[.O27];[.O45])" office:value-type="float" office:value="0.185076666666667" calcext:value-type="float">
            <text:p>0.185</text:p>
          </table:table-cell>
          <table:table-cell table:style-name="ce7" table:formula="of:=[.L70]-[.K70]+([.N70]-[.M70])+[.O70]" office:value-type="float" office:value="3.73014" calcext:value-type="float">
            <text:p>3.730</text:p>
          </table:table-cell>
          <table:table-cell table:style-name="ce7" table:formula="of:=SQRT((STDEV([.K9];[.K27];[.K45])/SQRT(3))^2 + (STDEV([.L9];[.L27];[.L45])/SQRT(3))^2)" office:value-type="float" office:value="0.0276393640383502" calcext:value-type="float">
            <text:p>0.028</text:p>
          </table:table-cell>
          <table:table-cell/>
          <table:table-cell office:value-type="string" calcext:value-type="string">
            <text:p>toluene~methane</text:p>
          </table:table-cell>
          <table:table-cell table:style-name="ce7" table:formula="of:=AVERAGE([.T9];[.T27];[.T45])" office:value-type="float" office:value="-6.09425" calcext:value-type="float">
            <text:p>-6.094</text:p>
          </table:table-cell>
          <table:table-cell table:style-name="ce7" table:formula="of:=AVERAGE([.U9];[.U27];[.U45])" office:value-type="float" office:value="-0.6202" calcext:value-type="float">
            <text:p>-0.620</text:p>
          </table:table-cell>
          <table:table-cell table:style-name="ce7" table:formula="of:=AVERAGE([.V9];[.V27];[.V45])" office:value-type="float" office:value="2.00777" calcext:value-type="float">
            <text:p>2.008</text:p>
          </table:table-cell>
          <table:table-cell table:style-name="ce7" table:formula="of:=AVERAGE([.W9];[.W27];[.W45])" office:value-type="float" office:value="0" calcext:value-type="float">
            <text:p>0.000</text:p>
          </table:table-cell>
          <table:table-cell table:style-name="ce7" table:formula="of:=AVERAGE([.X9];[.X27];[.X45])" office:value-type="float" office:value="0.19686" calcext:value-type="float">
            <text:p>0.197</text:p>
          </table:table-cell>
          <table:table-cell table:style-name="ce7" table:formula="of:=[.U70]-[.T70]+([.W70]-[.V70])+[.X70]" office:value-type="float" office:value="3.66314" calcext:value-type="float">
            <text:p>3.663</text:p>
          </table:table-cell>
          <table:table-cell table:style-name="ce7" table:formula="of:=SQRT((STDEV([.T9];[.T27];[.T45])/SQRT(3))^2 + (STDEV([.U9];[.U27];[.U45])/SQRT(3))^2)" office:value-type="float" office:value="0.0129463637108392" calcext:value-type="float">
            <text:p>0.013</text:p>
          </table:table-cell>
          <table:table-cell table:number-columns-repeated="2"/>
          <table:table-cell office:value-type="string" calcext:value-type="string">
            <text:p>methane</text:p>
          </table:table-cell>
          <table:table-cell table:style-name="ce7" table:formula="of:=AVERAGE([.AJ9];[.AJ19];[.AJ29])" office:value-type="float" office:value="2.39291666666667" calcext:value-type="float">
            <text:p>2.393</text:p>
          </table:table-cell>
          <table:table-cell table:style-name="ce7" table:formula="of:=(STDEV([.AJ9];[.AJ19];[.AJ29])/SQRT(3))" office:value-type="float" office:value="0.0198588522103144" calcext:value-type="float">
            <text:p>0.020</text:p>
          </table:table-cell>
          <table:table-cell/>
          <table:table-cell office:value-type="string" calcext:value-type="string">
            <text:p>methane~methanol</text:p>
          </table:table-cell>
          <table:table-cell/>
          <table:table-cell table:style-name="ce7" table:formula="of:=[.AD68]-[.AD70]" office:value-type="float" office:value="-5.82978333333333" calcext:value-type="float">
            <text:p>-5.830</text:p>
          </table:table-cell>
          <table:table-cell/>
        </table:table-row>
        <table:table-row table:style-name="ro2">
          <table:table-cell office:value-type="string" calcext:value-type="string">
            <text:p>methanol~ethane</text:p>
          </table:table-cell>
          <table:table-cell table:style-name="ce7" table:formula="of:=AVERAGE([.B10];[.B28];[.B46])" office:value-type="float" office:value="-2.51576666666667" calcext:value-type="float">
            <text:p>-2.516</text:p>
          </table:table-cell>
          <table:table-cell table:style-name="ce7" table:formula="of:=AVERAGE([.C10];[.C28];[.C46])" office:value-type="float" office:value="3.00906666666667" calcext:value-type="float">
            <text:p>3.009</text:p>
          </table:table-cell>
          <table:table-cell table:style-name="ce7" table:formula="of:=AVERAGE([.D10];[.D28];[.D46])" office:value-type="float" office:value="0" calcext:value-type="float">
            <text:p>0.000</text:p>
          </table:table-cell>
          <table:table-cell table:style-name="ce7" table:formula="of:=AVERAGE([.E10];[.E28];[.E46])" office:value-type="float" office:value="0" calcext:value-type="float">
            <text:p>0.000</text:p>
          </table:table-cell>
          <table:table-cell table:style-name="ce7" table:formula="of:=AVERAGE([.F10];[.F28];[.F46])" office:value-type="float" office:value="0" calcext:value-type="float">
            <text:p>0.000</text:p>
          </table:table-cell>
          <table:table-cell table:style-name="ce7" table:formula="of:=[.C71]-[.B71]+([.E71]-[.D71])+[.F71]" office:value-type="float" office:value="5.52483333333333" calcext:value-type="float">
            <text:p>5.525</text:p>
          </table:table-cell>
          <table:table-cell table:style-name="ce7" table:formula="of:=SQRT((STDEV([.B10];[.B28];[.B46])/SQRT(3))^2 + (STDEV([.C10];[.C28];[.C46])/SQRT(3))^2)" office:value-type="float" office:value="0.782449582330318" calcext:value-type="float">
            <text:p>0.782</text:p>
          </table:table-cell>
          <table:table-cell/>
          <table:table-cell office:value-type="string" calcext:value-type="string">
            <text:p>methanol~ethane</text:p>
          </table:table-cell>
          <table:table-cell table:style-name="ce7" table:formula="of:=AVERAGE([.K10];[.K28];[.K46])" office:value-type="float" office:value="-2.3177" calcext:value-type="float">
            <text:p>-2.318</text:p>
          </table:table-cell>
          <table:table-cell table:style-name="ce7" table:formula="of:=AVERAGE([.L10];[.L28];[.L46])" office:value-type="float" office:value="3.9112" calcext:value-type="float">
            <text:p>3.911</text:p>
          </table:table-cell>
          <table:table-cell table:style-name="ce7" table:formula="of:=AVERAGE([.M10];[.M28];[.M46])" office:value-type="float" office:value="0" calcext:value-type="float">
            <text:p>0.000</text:p>
          </table:table-cell>
          <table:table-cell table:style-name="ce7" table:formula="of:=AVERAGE([.N10];[.N28];[.N46])" office:value-type="float" office:value="0" calcext:value-type="float">
            <text:p>0.000</text:p>
          </table:table-cell>
          <table:table-cell table:style-name="ce7" table:formula="of:=AVERAGE([.O10];[.O28];[.O46])" office:value-type="float" office:value="0.00696" calcext:value-type="float">
            <text:p>0.007</text:p>
          </table:table-cell>
          <table:table-cell table:style-name="ce7" table:formula="of:=[.L71]-[.K71]+([.N71]-[.M71])+[.O71]" office:value-type="float" office:value="6.23586" calcext:value-type="float">
            <text:p>6.236</text:p>
          </table:table-cell>
          <table:table-cell table:style-name="ce7" table:formula="of:=SQRT((STDEV([.K10];[.K28];[.K46])/SQRT(3))^2 + (STDEV([.L10];[.L28];[.L46])/SQRT(3))^2)" office:value-type="float" office:value="0.0117950554612232" calcext:value-type="float">
            <text:p>0.012</text:p>
          </table:table-cell>
          <table:table-cell/>
          <table:table-cell office:value-type="string" calcext:value-type="string">
            <text:p>methanol~ethane</text:p>
          </table:table-cell>
          <table:table-cell table:style-name="ce7" table:formula="of:=AVERAGE([.T10];[.T28];[.T46])" office:value-type="float" office:value="-2.49755" calcext:value-type="float">
            <text:p>-2.498</text:p>
          </table:table-cell>
          <table:table-cell table:style-name="ce7" table:formula="of:=AVERAGE([.U10];[.U28];[.U46])" office:value-type="float" office:value="3.80765" calcext:value-type="float">
            <text:p>3.808</text:p>
          </table:table-cell>
          <table:table-cell table:style-name="ce7" table:formula="of:=AVERAGE([.V10];[.V28];[.V46])" office:value-type="float" office:value="0" calcext:value-type="float">
            <text:p>0.000</text:p>
          </table:table-cell>
          <table:table-cell table:style-name="ce7" table:formula="of:=AVERAGE([.W10];[.W28];[.W46])" office:value-type="float" office:value="0" calcext:value-type="float">
            <text:p>0.000</text:p>
          </table:table-cell>
          <table:table-cell table:style-name="ce7" table:formula="of:=AVERAGE([.X10];[.X28];[.X46])" office:value-type="float" office:value="0.03503" calcext:value-type="float">
            <text:p>0.035</text:p>
          </table:table-cell>
          <table:table-cell table:style-name="ce7" table:formula="of:=[.U71]-[.T71]+([.W71]-[.V71])+[.X71]" office:value-type="float" office:value="6.34023" calcext:value-type="float">
            <text:p>6.340</text:p>
          </table:table-cell>
          <table:table-cell table:style-name="ce7" table:formula="of:=SQRT((STDEV([.T10];[.T28];[.T46])/SQRT(3))^2 + (STDEV([.U10];[.U28];[.U46])/SQRT(3))^2)" office:value-type="float" office:value="0.00369549275018454" calcext:value-type="float">
            <text:p>0.004</text:p>
          </table:table-cell>
          <table:table-cell table:number-columns-repeated="2"/>
          <table:table-cell office:value-type="string" calcext:value-type="string">
            <text:p>toluene</text:p>
          </table:table-cell>
          <table:table-cell table:style-name="ce7" table:formula="of:=AVERAGE([.AJ10];[.AJ20];[.AJ30])" office:value-type="float" office:value="-0.729600000000001" calcext:value-type="float">
            <text:p>-0.730</text:p>
          </table:table-cell>
          <table:table-cell table:style-name="ce7" table:formula="of:=(STDEV([.AJ10];[.AJ20];[.AJ30])/SQRT(3))" office:value-type="float" office:value="0.0238116911061214" calcext:value-type="float">
            <text:p>0.024</text:p>
          </table:table-cell>
          <table:table-cell/>
          <table:table-cell office:value-type="string" calcext:value-type="string">
            <text:p>methane~2-methylfuran</text:p>
          </table:table-cell>
          <table:table-cell/>
          <table:table-cell table:style-name="ce7" table:formula="of:=[.AD67]-[.AD70]" office:value-type="float" office:value="-2.76264" calcext:value-type="float">
            <text:p>-2.763</text:p>
          </table:table-cell>
          <table:table-cell/>
        </table:table-row>
        <table:table-row table:style-name="ro2">
          <table:table-cell office:value-type="string" calcext:value-type="string">
            <text:p>methane~neopentane*</text:p>
          </table:table-cell>
          <table:table-cell table:style-name="ce7" table:formula="of:=AVERAGE([.B11];[.B47])" office:value-type="float" office:value="2.59395" calcext:value-type="float">
            <text:p>2.594</text:p>
          </table:table-cell>
          <table:table-cell table:style-name="ce7" table:formula="of:=AVERAGE([.C11];[.C47])" office:value-type="float" office:value="0.6623" calcext:value-type="float">
            <text:p>0.662</text:p>
          </table:table-cell>
          <table:table-cell table:style-name="ce7" table:formula="of:=AVERAGE([.D11];[.D29];[.D47])" office:value-type="float" office:value="0" calcext:value-type="float">
            <text:p>0.000</text:p>
          </table:table-cell>
          <table:table-cell table:style-name="ce7" table:formula="of:=AVERAGE([.E11];[.E29];[.E47])" office:value-type="float" office:value="0" calcext:value-type="float">
            <text:p>0.000</text:p>
          </table:table-cell>
          <table:table-cell table:style-name="ce7" table:formula="of:=AVERAGE([.F11];[.F29];[.F47])" office:value-type="float" office:value="0" calcext:value-type="float">
            <text:p>0.000</text:p>
          </table:table-cell>
          <table:table-cell table:style-name="ce7" table:formula="of:=[.C72]-[.B72]+([.E72]-[.D72])+[.F72]" office:value-type="float" office:value="-1.93165" calcext:value-type="float">
            <text:p>-1.932</text:p>
          </table:table-cell>
          <table:table-cell table:style-name="ce7" table:formula="of:=SQRT((STDEV([.B11];[.B47])/SQRT(3))^2 + (STDEV([.C11];[.C47])/SQRT(3))^2)" office:value-type="float" office:value="0.00985097287919663" calcext:value-type="float">
            <text:p>0.010</text:p>
          </table:table-cell>
          <table:table-cell/>
          <table:table-cell office:value-type="string" calcext:value-type="string">
            <text:p>methane~neopentane*</text:p>
          </table:table-cell>
          <table:table-cell table:style-name="ce7" table:formula="of:=AVERAGE([.K11];[.K47])" office:value-type="float" office:value="5.41395" calcext:value-type="float">
            <text:p>5.414</text:p>
          </table:table-cell>
          <table:table-cell table:style-name="ce7" table:formula="of:=AVERAGE([.L11];[.L47])" office:value-type="float" office:value="0.60055" calcext:value-type="float">
            <text:p>0.601</text:p>
          </table:table-cell>
          <table:table-cell table:style-name="ce7" table:formula="of:=AVERAGE([.M11];[.M29];[.M47])" office:value-type="float" office:value="0" calcext:value-type="float">
            <text:p>0.000</text:p>
          </table:table-cell>
          <table:table-cell table:style-name="ce7" table:formula="of:=AVERAGE([.N11];[.N29];[.N47])" office:value-type="float" office:value="2.87628" calcext:value-type="float">
            <text:p>2.876</text:p>
          </table:table-cell>
          <table:table-cell table:style-name="ce7" table:formula="of:=AVERAGE([.O11];[.O29];[.O47])" office:value-type="float" office:value="-0.16101" calcext:value-type="float">
            <text:p>-0.161</text:p>
          </table:table-cell>
          <table:table-cell table:style-name="ce7" table:formula="of:=[.L72]-[.K72]+([.N72]-[.M72])+[.O72]" office:value-type="float" office:value="-2.09813" calcext:value-type="float">
            <text:p>-2.098</text:p>
          </table:table-cell>
          <table:table-cell table:style-name="ce7" table:formula="of:=SQRT((STDEV([.K11];[.K47])/SQRT(3))^2 + (STDEV([.L11];[.L47])/SQRT(3))^2)" office:value-type="float" office:value="0.0129708647874123" calcext:value-type="float">
            <text:p>0.013</text:p>
          </table:table-cell>
          <table:table-cell/>
          <table:table-cell office:value-type="string" calcext:value-type="string">
            <text:p>methane~neopentane*</text:p>
          </table:table-cell>
          <table:table-cell table:style-name="ce7" table:formula="of:=AVERAGE([.T11];[.T47])" office:value-type="float" office:value="5.4103" calcext:value-type="float">
            <text:p>5.410</text:p>
          </table:table-cell>
          <table:table-cell table:style-name="ce7" table:formula="of:=AVERAGE([.U11];[.U47])" office:value-type="float" office:value="0.6012" calcext:value-type="float">
            <text:p>0.601</text:p>
          </table:table-cell>
          <table:table-cell table:style-name="ce7" table:formula="of:=AVERAGE([.V11];[.V29];[.V47])" office:value-type="float" office:value="0" calcext:value-type="float">
            <text:p>0.000</text:p>
          </table:table-cell>
          <table:table-cell table:style-name="ce7" table:formula="of:=AVERAGE([.W11];[.W29];[.W47])" office:value-type="float" office:value="2.876285" calcext:value-type="float">
            <text:p>2.876</text:p>
          </table:table-cell>
          <table:table-cell table:style-name="ce7" table:formula="of:=AVERAGE([.X11];[.X29];[.X47])" office:value-type="float" office:value="-0.16518" calcext:value-type="float">
            <text:p>-0.165</text:p>
          </table:table-cell>
          <table:table-cell table:style-name="ce7" table:formula="of:=[.U72]-[.T72]+([.W72]-[.V72])+[.X72]" office:value-type="float" office:value="-2.097995" calcext:value-type="float">
            <text:p>-2.098</text:p>
          </table:table-cell>
          <table:table-cell table:style-name="ce7" table:formula="of:=SQRT((STDEV([.T11];[.T47])/SQRT(3))^2 + (STDEV([.U11];[.U47])/SQRT(3))^2)" office:value-type="string" office:string-value="" calcext:value-type="error">
            <text:p>#DIV/0!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opentane2~methane</text:p>
          </table:table-cell>
          <table:table-cell table:style-name="ce7" table:formula="of:=AVERAGE([.B12];[.B30];[.B48])" office:value-type="float" office:value="0" calcext:value-type="float">
            <text:p>0.000</text:p>
          </table:table-cell>
          <table:table-cell table:style-name="ce7" table:formula="of:=AVERAGE([.C12];[.C30];[.C48])" office:value-type="float" office:value="0" calcext:value-type="float">
            <text:p>0.000</text:p>
          </table:table-cell>
          <table:table-cell table:style-name="ce7" table:formula="of:=AVERAGE([.D12];[.D30];[.D48])" office:value-type="float" office:value="0" calcext:value-type="float">
            <text:p>0.000</text:p>
          </table:table-cell>
          <table:table-cell table:style-name="ce7" table:formula="of:=AVERAGE([.E12];[.E30];[.E48])" office:value-type="float" office:value="0" calcext:value-type="float">
            <text:p>0.000</text:p>
          </table:table-cell>
          <table:table-cell table:style-name="ce7" table:formula="of:=AVERAGE([.F12];[.F30];[.F48])" office:value-type="float" office:value="0" calcext:value-type="float">
            <text:p>0.000</text:p>
          </table:table-cell>
          <table:table-cell table:style-name="ce7" table:formula="of:=[.C73]-[.B73]+([.E73]-[.D73])+[.F73]" office:value-type="float" office:value="0" calcext:value-type="float">
            <text:p>0.000</text:p>
          </table:table-cell>
          <table:table-cell table:style-name="ce7" table:formula="of:=SQRT((STDEV([.B12];[.B30];[.B48])/SQRT(3))^2 + (STDEV([.C12];[.C30];[.C48])/SQRT(3))^2)" office:value-type="float" office:value="0" calcext:value-type="float">
            <text:p>0.000</text:p>
          </table:table-cell>
          <table:table-cell/>
          <table:table-cell office:value-type="string" calcext:value-type="string">
            <text:p>neopentane2~methane</text:p>
          </table:table-cell>
          <table:table-cell table:style-name="ce7" table:formula="of:=AVERAGE([.K12];[.K30];[.K48])" office:value-type="float" office:value="-3.77576666666667" calcext:value-type="float">
            <text:p>-3.776</text:p>
          </table:table-cell>
          <table:table-cell table:style-name="ce7" table:formula="of:=AVERAGE([.L12];[.L30];[.L48])" office:value-type="float" office:value="-0.459933333333333" calcext:value-type="float">
            <text:p>-0.460</text:p>
          </table:table-cell>
          <table:table-cell table:style-name="ce7" table:formula="of:=AVERAGE([.M12];[.M30];[.M48])" office:value-type="float" office:value="2.87562" calcext:value-type="float">
            <text:p>2.876</text:p>
          </table:table-cell>
          <table:table-cell table:style-name="ce7" table:formula="of:=AVERAGE([.N12];[.N30];[.N48])" office:value-type="float" office:value="0" calcext:value-type="float">
            <text:p>0.000</text:p>
          </table:table-cell>
          <table:table-cell table:style-name="ce7" table:formula="of:=AVERAGE([.O12];[.O30];[.O48])" office:value-type="float" office:value="0.152776666666667" calcext:value-type="float">
            <text:p>0.153</text:p>
          </table:table-cell>
          <table:table-cell table:style-name="ce7" table:formula="of:=[.L73]-[.K73]+([.N73]-[.M73])+[.O73]" office:value-type="float" office:value="0.59299" calcext:value-type="float">
            <text:p>0.593</text:p>
          </table:table-cell>
          <table:table-cell table:style-name="ce7" table:formula="of:=SQRT((STDEV([.K12];[.K30];[.K48])/SQRT(3))^2 + (STDEV([.L12];[.L30];[.L48])/SQRT(3))^2)" office:value-type="float" office:value="0.0210323296115501" calcext:value-type="float">
            <text:p>0.021</text:p>
          </table:table-cell>
          <table:table-cell/>
          <table:table-cell office:value-type="string" calcext:value-type="string">
            <text:p>neopentane2~methane</text:p>
          </table:table-cell>
          <table:table-cell table:style-name="ce7" table:formula="of:=AVERAGE([.T12];[.T30];[.T48])" office:value-type="float" office:value="-3.7621" calcext:value-type="float">
            <text:p>-3.762</text:p>
          </table:table-cell>
          <table:table-cell table:style-name="ce7" table:formula="of:=AVERAGE([.U12];[.U30];[.U48])" office:value-type="float" office:value="-0.3523" calcext:value-type="float">
            <text:p>-0.352</text:p>
          </table:table-cell>
          <table:table-cell table:style-name="ce7" table:formula="of:=AVERAGE([.V12];[.V30];[.V48])" office:value-type="float" office:value="2.876675" calcext:value-type="float">
            <text:p>2.877</text:p>
          </table:table-cell>
          <table:table-cell table:style-name="ce7" table:formula="of:=AVERAGE([.W12];[.W30];[.W48])" office:value-type="float" office:value="0" calcext:value-type="float">
            <text:p>0.000</text:p>
          </table:table-cell>
          <table:table-cell table:style-name="ce7" table:formula="of:=AVERAGE([.X12];[.X30];[.X48])" office:value-type="float" office:value="0.16475" calcext:value-type="float">
            <text:p>0.165</text:p>
          </table:table-cell>
          <table:table-cell table:style-name="ce7" table:formula="of:=[.U73]-[.T73]+([.W73]-[.V73])+[.X73]" office:value-type="float" office:value="0.697875" calcext:value-type="float">
            <text:p>0.698</text:p>
          </table:table-cell>
          <table:table-cell table:style-name="ce7" table:formula="of:=SQRT((STDEV([.T12];[.T30];[.T48])/SQRT(3))^2 + (STDEV([.U12];[.U30];[.U48])/SQRT(3))^2)" office:value-type="float" office:value="0.029192236410845" calcext:value-type="float">
            <text:p>0.02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e~methanol</text:p>
          </table:table-cell>
          <table:table-cell table:style-name="ce7" table:formula="of:=AVERAGE([.B13];[.B31];[.B49])" office:value-type="float" office:value="4.59536666666667" calcext:value-type="float">
            <text:p>4.595</text:p>
          </table:table-cell>
          <table:table-cell table:style-name="ce7" table:formula="of:=AVERAGE([.C13];[.C31];[.C49])" office:value-type="float" office:value="-1.4212" calcext:value-type="float">
            <text:p>-1.421</text:p>
          </table:table-cell>
          <table:table-cell table:style-name="ce7" table:formula="of:=AVERAGE([.D13];[.D31];[.D49])" office:value-type="float" office:value="0" calcext:value-type="float">
            <text:p>0.000</text:p>
          </table:table-cell>
          <table:table-cell table:style-name="ce7" table:formula="of:=AVERAGE([.E13];[.E31];[.E49])" office:value-type="float" office:value="0" calcext:value-type="float">
            <text:p>0.000</text:p>
          </table:table-cell>
          <table:table-cell table:style-name="ce7" table:formula="of:=AVERAGE([.F13];[.F31];[.F49])" office:value-type="float" office:value="0" calcext:value-type="float">
            <text:p>0.000</text:p>
          </table:table-cell>
          <table:table-cell table:style-name="ce7" table:formula="of:=[.C74]-[.B74]+([.E74]-[.D74])+[.F74]" office:value-type="float" office:value="-6.01656666666667" calcext:value-type="float">
            <text:p>-6.017</text:p>
          </table:table-cell>
          <table:table-cell table:style-name="ce7" table:formula="of:=SQRT((STDEV([.B13];[.B31];[.B49])/SQRT(3))^2 + (STDEV([.C13];[.C31];[.C49])/SQRT(3))^2)" office:value-type="float" office:value="0.00231324687638633" calcext:value-type="float">
            <text:p>0.002</text:p>
          </table:table-cell>
          <table:table-cell/>
          <table:table-cell office:value-type="string" calcext:value-type="string">
            <text:p>methane~methanol</text:p>
          </table:table-cell>
          <table:table-cell table:style-name="ce7" table:formula="of:=AVERAGE([.K13];[.K31];[.K49])" office:value-type="float" office:value="4.58456666666667" calcext:value-type="float">
            <text:p>4.585</text:p>
          </table:table-cell>
          <table:table-cell table:style-name="ce7" table:formula="of:=AVERAGE([.L13];[.L31];[.L49])" office:value-type="float" office:value="-1.4461" calcext:value-type="float">
            <text:p>-1.446</text:p>
          </table:table-cell>
          <table:table-cell table:style-name="ce7" table:formula="of:=AVERAGE([.M13];[.M31];[.M49])" office:value-type="float" office:value="0" calcext:value-type="float">
            <text:p>0.000</text:p>
          </table:table-cell>
          <table:table-cell table:style-name="ce7" table:formula="of:=AVERAGE([.N13];[.N31];[.N49])" office:value-type="float" office:value="0" calcext:value-type="float">
            <text:p>0.000</text:p>
          </table:table-cell>
          <table:table-cell table:style-name="ce7" table:formula="of:=AVERAGE([.O13];[.O31];[.O49])" office:value-type="float" office:value="-0.0531366666666667" calcext:value-type="float">
            <text:p>-0.053</text:p>
          </table:table-cell>
          <table:table-cell table:style-name="ce7" table:formula="of:=[.L74]-[.K74]+([.N74]-[.M74])+[.O74]" office:value-type="float" office:value="-6.08380333333334" calcext:value-type="float">
            <text:p>-6.084</text:p>
          </table:table-cell>
          <table:table-cell table:style-name="ce7" table:formula="of:=SQRT((STDEV([.K13];[.K31];[.K49])/SQRT(3))^2 + (STDEV([.L13];[.L31];[.L49])/SQRT(3))^2)" office:value-type="float" office:value="0.00732742185977522" calcext:value-type="float">
            <text:p>0.007</text:p>
          </table:table-cell>
          <table:table-cell/>
          <table:table-cell office:value-type="string" calcext:value-type="string">
            <text:p>methane~methanol</text:p>
          </table:table-cell>
          <table:table-cell table:style-name="ce7" table:formula="of:=AVERAGE([.T13];[.T31];[.T49])" office:value-type="float" office:value="4.585" calcext:value-type="float">
            <text:p>4.585</text:p>
          </table:table-cell>
          <table:table-cell table:style-name="ce7" table:formula="of:=AVERAGE([.U13];[.U31];[.U49])" office:value-type="float" office:value="-1.45505" calcext:value-type="float">
            <text:p>-1.455</text:p>
          </table:table-cell>
          <table:table-cell table:style-name="ce7" table:formula="of:=AVERAGE([.V13];[.V31];[.V49])" office:value-type="float" office:value="0" calcext:value-type="float">
            <text:p>0.000</text:p>
          </table:table-cell>
          <table:table-cell table:style-name="ce7" table:formula="of:=AVERAGE([.W13];[.W31];[.W49])" office:value-type="float" office:value="0" calcext:value-type="float">
            <text:p>0.000</text:p>
          </table:table-cell>
          <table:table-cell table:style-name="ce7" table:formula="of:=AVERAGE([.X13];[.X31];[.X49])" office:value-type="float" office:value="-0.05208" calcext:value-type="float">
            <text:p>-0.052</text:p>
          </table:table-cell>
          <table:table-cell table:style-name="ce7" table:formula="of:=[.U74]-[.T74]+([.W74]-[.V74])+[.X74]" office:value-type="float" office:value="-6.09213" calcext:value-type="float">
            <text:p>-6.092</text:p>
          </table:table-cell>
          <table:table-cell table:style-name="ce7" table:formula="of:=SQRT((STDEV([.T13];[.T31];[.T49])/SQRT(3))^2 + (STDEV([.U13];[.U31];[.U49])/SQRT(3))^2)" office:value-type="float" office:value="0.0103444832318165" calcext:value-type="float">
            <text:p>0.0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e~2-methylindole</text:p>
          </table:table-cell>
          <table:table-cell table:style-name="ce7" table:formula="of:=AVERAGE([.B14];[.B32];[.B50])" office:value-type="float" office:value="-7.98883333333333" calcext:value-type="float">
            <text:p>-7.989</text:p>
          </table:table-cell>
          <table:table-cell table:style-name="ce7" table:formula="of:=AVERAGE([.C14];[.C32];[.C50])" office:value-type="float" office:value="-16.9512" calcext:value-type="float">
            <text:p>-16.951</text:p>
          </table:table-cell>
          <table:table-cell table:style-name="ce7" table:formula="of:=AVERAGE([.D14];[.D32];[.D50])" office:value-type="float" office:value="0" calcext:value-type="float">
            <text:p>0.000</text:p>
          </table:table-cell>
          <table:table-cell table:style-name="ce7" table:formula="of:=AVERAGE([.E14];[.E32];[.E50])" office:value-type="float" office:value="0" calcext:value-type="float">
            <text:p>0.000</text:p>
          </table:table-cell>
          <table:table-cell table:style-name="ce7" table:formula="of:=AVERAGE([.F14];[.F32];[.F50])" office:value-type="float" office:value="0" calcext:value-type="float">
            <text:p>0.000</text:p>
          </table:table-cell>
          <table:table-cell table:style-name="ce7" table:formula="of:=[.C75]-[.B75]+([.E75]-[.D75])+[.F75]" office:value-type="float" office:value="-8.96236666666667" calcext:value-type="float">
            <text:p>-8.962</text:p>
          </table:table-cell>
          <table:table-cell table:style-name="ce7" table:formula="of:=SQRT((STDEV([.B14];[.B32];[.B50])/SQRT(3))^2 + (STDEV([.C14];[.C32];[.C50])/SQRT(3))^2)" office:value-type="float" office:value="0.0109307415627262" calcext:value-type="float">
            <text:p>0.011</text:p>
          </table:table-cell>
          <table:table-cell/>
          <table:table-cell office:value-type="string" calcext:value-type="string">
            <text:p>methane~2-methylindole</text:p>
          </table:table-cell>
          <table:table-cell table:style-name="ce7" table:formula="of:=AVERAGE([.K14];[.K32];[.K50])" office:value-type="float" office:value="-5.5905" calcext:value-type="float">
            <text:p>-5.591</text:p>
          </table:table-cell>
          <table:table-cell table:style-name="ce7" table:formula="of:=AVERAGE([.L14];[.L32];[.L50])" office:value-type="float" office:value="-16.8656" calcext:value-type="float">
            <text:p>-16.866</text:p>
          </table:table-cell>
          <table:table-cell table:style-name="ce7" table:formula="of:=AVERAGE([.M14];[.M32];[.M50])" office:value-type="float" office:value="0" calcext:value-type="float">
            <text:p>0.000</text:p>
          </table:table-cell>
          <table:table-cell table:style-name="ce7" table:formula="of:=AVERAGE([.N14];[.N32];[.N50])" office:value-type="float" office:value="2.37087333333333" calcext:value-type="float">
            <text:p>2.371</text:p>
          </table:table-cell>
          <table:table-cell table:style-name="ce7" table:formula="of:=AVERAGE([.O14];[.O32];[.O50])" office:value-type="float" office:value="-0.246023333333333" calcext:value-type="float">
            <text:p>-0.246</text:p>
          </table:table-cell>
          <table:table-cell table:style-name="ce7" table:formula="of:=[.L75]-[.K75]+([.N75]-[.M75])+[.O75]" office:value-type="float" office:value="-9.15025" calcext:value-type="float">
            <text:p>-9.150</text:p>
          </table:table-cell>
          <table:table-cell table:style-name="ce7" table:formula="of:=SQRT((STDEV([.K14];[.K32];[.K50])/SQRT(3))^2 + (STDEV([.L14];[.L32];[.L50])/SQRT(3))^2)" office:value-type="float" office:value="0.0430275880492193" calcext:value-type="float">
            <text:p>0.043</text:p>
          </table:table-cell>
          <table:table-cell/>
          <table:table-cell office:value-type="string" calcext:value-type="string">
            <text:p>methane~2-methylindole</text:p>
          </table:table-cell>
          <table:table-cell table:style-name="ce7" table:formula="of:=AVERAGE([.T14];[.T32];[.T50])" office:value-type="float" office:value="-5.7011" calcext:value-type="float">
            <text:p>-5.701</text:p>
          </table:table-cell>
          <table:table-cell table:style-name="ce7" table:formula="of:=AVERAGE([.U14];[.U32];[.U50])" office:value-type="float" office:value="-16.80655" calcext:value-type="float">
            <text:p>-16.807</text:p>
          </table:table-cell>
          <table:table-cell table:style-name="ce7" table:formula="of:=AVERAGE([.V14];[.V32];[.V50])" office:value-type="float" office:value="0" calcext:value-type="float">
            <text:p>0.000</text:p>
          </table:table-cell>
          <table:table-cell table:style-name="ce7" table:formula="of:=AVERAGE([.W14];[.W32];[.W50])" office:value-type="float" office:value="2.372735" calcext:value-type="float">
            <text:p>2.373</text:p>
          </table:table-cell>
          <table:table-cell table:style-name="ce7" table:formula="of:=AVERAGE([.X14];[.X32];[.X50])" office:value-type="float" office:value="-0.273005" calcext:value-type="float">
            <text:p>-0.273</text:p>
          </table:table-cell>
          <table:table-cell table:style-name="ce7" table:formula="of:=[.U75]-[.T75]+([.W75]-[.V75])+[.X75]" office:value-type="float" office:value="-9.00572" calcext:value-type="float">
            <text:p>-9.006</text:p>
          </table:table-cell>
          <table:table-cell table:style-name="ce7" table:formula="of:=SQRT((STDEV([.T14];[.T32];[.T50])/SQRT(3))^2 + (STDEV([.U14];[.U32];[.U50])/SQRT(3))^2)" office:value-type="float" office:value="0.0138759384067048" calcext:value-type="float">
            <text:p>0.0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ol~methane</text:p>
          </table:table-cell>
          <table:table-cell table:style-name="ce7" table:formula="of:=AVERAGE([.B15];[.B33];[.B51])" office:value-type="float" office:value="-4.58186666666667" calcext:value-type="float">
            <text:p>-4.582</text:p>
          </table:table-cell>
          <table:table-cell table:style-name="ce7" table:formula="of:=AVERAGE([.C15];[.C33];[.C51])" office:value-type="float" office:value="1.4445" calcext:value-type="float">
            <text:p>1.445</text:p>
          </table:table-cell>
          <table:table-cell table:style-name="ce7" table:formula="of:=AVERAGE([.D15];[.D33];[.D51])" office:value-type="float" office:value="0" calcext:value-type="float">
            <text:p>0.000</text:p>
          </table:table-cell>
          <table:table-cell table:style-name="ce7" table:formula="of:=AVERAGE([.E15];[.E33];[.E51])" office:value-type="float" office:value="0" calcext:value-type="float">
            <text:p>0.000</text:p>
          </table:table-cell>
          <table:table-cell table:style-name="ce7" table:formula="of:=AVERAGE([.F15];[.F33];[.F51])" office:value-type="float" office:value="0" calcext:value-type="float">
            <text:p>0.000</text:p>
          </table:table-cell>
          <table:table-cell table:style-name="ce7" table:formula="of:=[.C76]-[.B76]+([.E76]-[.D76])+[.F76]" office:value-type="float" office:value="6.02636666666667" calcext:value-type="float">
            <text:p>6.026</text:p>
          </table:table-cell>
          <table:table-cell table:style-name="ce7" table:formula="of:=SQRT((STDEV([.B15];[.B33];[.B51])/SQRT(3))^2 + (STDEV([.C15];[.C33];[.C51])/SQRT(3))^2)" office:value-type="float" office:value="0.00508308742574609" calcext:value-type="float">
            <text:p>0.005</text:p>
          </table:table-cell>
          <table:table-cell/>
          <table:table-cell office:value-type="string" calcext:value-type="string">
            <text:p>methanol~methane</text:p>
          </table:table-cell>
          <table:table-cell table:style-name="ce7" table:formula="of:=AVERAGE([.K15];[.K33];[.K51])" office:value-type="float" office:value="-4.58576666666667" calcext:value-type="float">
            <text:p>-4.586</text:p>
          </table:table-cell>
          <table:table-cell table:style-name="ce7" table:formula="of:=AVERAGE([.L15];[.L33];[.L51])" office:value-type="float" office:value="1.44926666666667" calcext:value-type="float">
            <text:p>1.449</text:p>
          </table:table-cell>
          <table:table-cell table:style-name="ce7" table:formula="of:=AVERAGE([.M15];[.M33];[.M51])" office:value-type="float" office:value="0" calcext:value-type="float">
            <text:p>0.000</text:p>
          </table:table-cell>
          <table:table-cell table:style-name="ce7" table:formula="of:=AVERAGE([.N15];[.N33];[.N51])" office:value-type="float" office:value="0" calcext:value-type="float">
            <text:p>0.000</text:p>
          </table:table-cell>
          <table:table-cell table:style-name="ce7" table:formula="of:=AVERAGE([.O15];[.O33];[.O51])" office:value-type="float" office:value="0.0341066666666667" calcext:value-type="float">
            <text:p>0.034</text:p>
          </table:table-cell>
          <table:table-cell table:style-name="ce7" table:formula="of:=[.L76]-[.K76]+([.N76]-[.M76])+[.O76]" office:value-type="float" office:value="6.06914" calcext:value-type="float">
            <text:p>6.069</text:p>
          </table:table-cell>
          <table:table-cell table:style-name="ce7" table:formula="of:=SQRT((STDEV([.K15];[.K33];[.K51])/SQRT(3))^2 + (STDEV([.L15];[.L33];[.L51])/SQRT(3))^2)" office:value-type="float" office:value="0.00597569149880494" calcext:value-type="float">
            <text:p>0.006</text:p>
          </table:table-cell>
          <table:table-cell/>
          <table:table-cell office:value-type="string" calcext:value-type="string">
            <text:p>methanol~methane</text:p>
          </table:table-cell>
          <table:table-cell table:style-name="ce7" table:formula="of:=AVERAGE([.T15];[.T33];[.T51])" office:value-type="float" office:value="-4.5858" calcext:value-type="float">
            <text:p>-4.586</text:p>
          </table:table-cell>
          <table:table-cell table:style-name="ce7" table:formula="of:=AVERAGE([.U15];[.U33];[.U51])" office:value-type="float" office:value="1.4501" calcext:value-type="float">
            <text:p>1.450</text:p>
          </table:table-cell>
          <table:table-cell table:style-name="ce7" table:formula="of:=AVERAGE([.V15];[.V33];[.V51])" office:value-type="float" office:value="0" calcext:value-type="float">
            <text:p>0.000</text:p>
          </table:table-cell>
          <table:table-cell table:style-name="ce7" table:formula="of:=AVERAGE([.W15];[.W33];[.W51])" office:value-type="float" office:value="0" calcext:value-type="float">
            <text:p>0.000</text:p>
          </table:table-cell>
          <table:table-cell table:style-name="ce7" table:formula="of:=AVERAGE([.X15];[.X33];[.X51])" office:value-type="float" office:value="0.008925" calcext:value-type="float">
            <text:p>0.009</text:p>
          </table:table-cell>
          <table:table-cell table:style-name="ce7" table:formula="of:=[.U76]-[.T76]+([.W76]-[.V76])+[.X76]" office:value-type="float" office:value="6.044825" calcext:value-type="float">
            <text:p>6.045</text:p>
          </table:table-cell>
          <table:table-cell table:style-name="ce7" table:formula="of:=SQRT((STDEV([.T15];[.T33];[.T51])/SQRT(3))^2 + (STDEV([.U15];[.U33];[.U51])/SQRT(3))^2)" office:value-type="float" office:value="0.00808372851267699" calcext:value-type="float">
            <text:p>0.00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eopentane~methane</text:p>
          </table:table-cell>
          <table:table-cell table:style-name="ce7" table:formula="of:=AVERAGE([.B16];[.B34];[.B52])" office:value-type="float" office:value="-2.51203333333333" calcext:value-type="float">
            <text:p>-2.512</text:p>
          </table:table-cell>
          <table:table-cell table:style-name="ce7" table:formula="of:=AVERAGE([.C16];[.C34];[.C52])" office:value-type="float" office:value="-0.5802" calcext:value-type="float">
            <text:p>-0.580</text:p>
          </table:table-cell>
          <table:table-cell table:style-name="ce7" table:formula="of:=AVERAGE([.D16];[.D34];[.D52])" office:value-type="float" office:value="0" calcext:value-type="float">
            <text:p>0.000</text:p>
          </table:table-cell>
          <table:table-cell table:style-name="ce7" table:formula="of:=AVERAGE([.E16];[.E34];[.E52])" office:value-type="float" office:value="0" calcext:value-type="float">
            <text:p>0.000</text:p>
          </table:table-cell>
          <table:table-cell table:style-name="ce7" table:formula="of:=AVERAGE([.F16];[.F34];[.F52])" office:value-type="float" office:value="0" calcext:value-type="float">
            <text:p>0.000</text:p>
          </table:table-cell>
          <table:table-cell table:style-name="ce7" table:formula="of:=[.C77]-[.B77]+([.E77]-[.D77])+[.F77]" office:value-type="float" office:value="1.93183333333333" calcext:value-type="float">
            <text:p>1.932</text:p>
          </table:table-cell>
          <table:table-cell table:style-name="ce7" table:formula="of:=SQRT((STDEV([.B16];[.B34];[.B52])/SQRT(3))^2 + (STDEV([.C16];[.C34];[.C52])/SQRT(3))^2)" office:value-type="float" office:value="0.0213534800702628" calcext:value-type="float">
            <text:p>0.021</text:p>
          </table:table-cell>
          <table:table-cell/>
          <table:table-cell office:value-type="string" calcext:value-type="string">
            <text:p>neopentane~methane</text:p>
          </table:table-cell>
          <table:table-cell table:style-name="ce7" table:formula="of:=AVERAGE([.K16];[.K34];[.K52])" office:value-type="float" office:value="-5.40223333333333" calcext:value-type="float">
            <text:p>-5.402</text:p>
          </table:table-cell>
          <table:table-cell table:style-name="ce7" table:formula="of:=AVERAGE([.L16];[.L34];[.L52])" office:value-type="float" office:value="-0.610666666666667" calcext:value-type="float">
            <text:p>-0.611</text:p>
          </table:table-cell>
          <table:table-cell table:style-name="ce7" table:formula="of:=AVERAGE([.M16];[.M34];[.M52])" office:value-type="float" office:value="2.87628" calcext:value-type="float">
            <text:p>2.876</text:p>
          </table:table-cell>
          <table:table-cell table:style-name="ce7" table:formula="of:=AVERAGE([.N16];[.N34];[.N52])" office:value-type="float" office:value="0" calcext:value-type="float">
            <text:p>0.000</text:p>
          </table:table-cell>
          <table:table-cell table:style-name="ce7" table:formula="of:=AVERAGE([.O16];[.O34];[.O52])" office:value-type="float" office:value="0.12644" calcext:value-type="float">
            <text:p>0.126</text:p>
          </table:table-cell>
          <table:table-cell table:style-name="ce7" table:formula="of:=[.L77]-[.K77]+([.N77]-[.M77])+[.O77]" office:value-type="float" office:value="2.04172666666667" calcext:value-type="float">
            <text:p>2.042</text:p>
          </table:table-cell>
          <table:table-cell table:style-name="ce7" table:formula="of:=SQRT((STDEV([.K16];[.K34];[.K52])/SQRT(3))^2 + (STDEV([.L16];[.L34];[.L52])/SQRT(3))^2)" office:value-type="float" office:value="0.0123175574779345" calcext:value-type="float">
            <text:p>0.012</text:p>
          </table:table-cell>
          <table:table-cell/>
          <table:table-cell office:value-type="string" calcext:value-type="string">
            <text:p>neopentane~methane</text:p>
          </table:table-cell>
          <table:table-cell table:style-name="ce7" table:formula="of:=AVERAGE([.T16];[.T34];[.T52])" office:value-type="float" office:value="-5.3943" calcext:value-type="float">
            <text:p>-5.394</text:p>
          </table:table-cell>
          <table:table-cell table:style-name="ce7" table:formula="of:=AVERAGE([.U16];[.U34];[.U52])" office:value-type="float" office:value="-0.58565" calcext:value-type="float">
            <text:p>-0.586</text:p>
          </table:table-cell>
          <table:table-cell table:style-name="ce7" table:formula="of:=AVERAGE([.V16];[.V34];[.V52])" office:value-type="float" office:value="2.8763" calcext:value-type="float">
            <text:p>2.876</text:p>
          </table:table-cell>
          <table:table-cell table:style-name="ce7" table:formula="of:=AVERAGE([.W16];[.W34];[.W52])" office:value-type="float" office:value="0" calcext:value-type="float">
            <text:p>0.000</text:p>
          </table:table-cell>
          <table:table-cell table:style-name="ce7" table:formula="of:=AVERAGE([.X16];[.X34];[.X52])" office:value-type="float" office:value="0.136575" calcext:value-type="float">
            <text:p>0.137</text:p>
          </table:table-cell>
          <table:table-cell table:style-name="ce7" table:formula="of:=[.U77]-[.T77]+([.W77]-[.V77])+[.X77]" office:value-type="float" office:value="2.068925" calcext:value-type="float">
            <text:p>2.069</text:p>
          </table:table-cell>
          <table:table-cell table:style-name="ce7" table:formula="of:=SQRT((STDEV([.T16];[.T34];[.T52])/SQRT(3))^2 + (STDEV([.U16];[.U34];[.U52])/SQRT(3))^2)" office:value-type="float" office:value="0.0124188700505856" calcext:value-type="float">
            <text:p>0.0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2-methylfuran~methane</text:p>
          </table:table-cell>
          <table:table-cell table:style-name="ce7" table:formula="of:=AVERAGE([.B17];[.B35];[.B53])" office:value-type="float" office:value="7.97513333333333" calcext:value-type="float">
            <text:p>7.975</text:p>
          </table:table-cell>
          <table:table-cell table:style-name="ce7" table:formula="of:=AVERAGE([.C17];[.C35];[.C53])" office:value-type="float" office:value="11.1351333333333" calcext:value-type="float">
            <text:p>11.135</text:p>
          </table:table-cell>
          <table:table-cell table:style-name="ce7" table:formula="of:=AVERAGE([.D17];[.D35];[.D53])" office:value-type="float" office:value="0" calcext:value-type="float">
            <text:p>0.000</text:p>
          </table:table-cell>
          <table:table-cell table:style-name="ce7" table:formula="of:=AVERAGE([.E17];[.E35];[.E53])" office:value-type="float" office:value="0" calcext:value-type="float">
            <text:p>0.000</text:p>
          </table:table-cell>
          <table:table-cell table:style-name="ce7" table:formula="of:=AVERAGE([.F17];[.F35];[.F53])" office:value-type="float" office:value="0" calcext:value-type="float">
            <text:p>0.000</text:p>
          </table:table-cell>
          <table:table-cell table:style-name="ce7" table:formula="of:=[.C78]-[.B78]+([.E78]-[.D78])+[.F78]" office:value-type="float" office:value="3.16" calcext:value-type="float">
            <text:p>3.160</text:p>
          </table:table-cell>
          <table:table-cell table:style-name="ce7" table:formula="of:=SQRT((STDEV([.B17];[.B35];[.B53])/SQRT(3))^2 + (STDEV([.C17];[.C35];[.C53])/SQRT(3))^2)" office:value-type="float" office:value="0.0222591304612036" calcext:value-type="float">
            <text:p>0.022</text:p>
          </table:table-cell>
          <table:table-cell/>
          <table:table-cell office:value-type="string" calcext:value-type="string">
            <text:p>2-methylfuran~methane</text:p>
          </table:table-cell>
          <table:table-cell table:style-name="ce7" table:formula="of:=AVERAGE([.K17];[.K35];[.K53])" office:value-type="float" office:value="6.17933333333333" calcext:value-type="float">
            <text:p>6.179</text:p>
          </table:table-cell>
          <table:table-cell table:style-name="ce7" table:formula="of:=AVERAGE([.L17];[.L35];[.L53])" office:value-type="float" office:value="11.2561" calcext:value-type="float">
            <text:p>11.256</text:p>
          </table:table-cell>
          <table:table-cell table:style-name="ce7" table:formula="of:=AVERAGE([.M17];[.M35];[.M53])" office:value-type="float" office:value="1.85229333333333" calcext:value-type="float">
            <text:p>1.852</text:p>
          </table:table-cell>
          <table:table-cell table:style-name="ce7" table:formula="of:=AVERAGE([.N17];[.N35];[.N53])" office:value-type="float" office:value="0" calcext:value-type="float">
            <text:p>0.000</text:p>
          </table:table-cell>
          <table:table-cell table:style-name="ce7" table:formula="of:=AVERAGE([.O17];[.O35];[.O53])" office:value-type="float" office:value="0.156693333333333" calcext:value-type="float">
            <text:p>0.157</text:p>
          </table:table-cell>
          <table:table-cell table:style-name="ce7" table:formula="of:=[.L78]-[.K78]+([.N78]-[.M78])+[.O78]" office:value-type="float" office:value="3.38116666666666" calcext:value-type="float">
            <text:p>3.381</text:p>
          </table:table-cell>
          <table:table-cell table:style-name="ce7" table:formula="of:=SQRT((STDEV([.K17];[.K35];[.K53])/SQRT(3))^2 + (STDEV([.L17];[.L35];[.L53])/SQRT(3))^2)" office:value-type="float" office:value="0.0220188807869775" calcext:value-type="float">
            <text:p>0.022</text:p>
          </table:table-cell>
          <table:table-cell/>
          <table:table-cell office:value-type="string" calcext:value-type="string">
            <text:p>2-methylfuran~methane</text:p>
          </table:table-cell>
          <table:table-cell table:style-name="ce7" table:formula="of:=AVERAGE([.T17];[.T35];[.T53])" office:value-type="float" office:value="6.2314" calcext:value-type="float">
            <text:p>6.231</text:p>
          </table:table-cell>
          <table:table-cell table:style-name="ce7" table:formula="of:=AVERAGE([.U17];[.U35];[.U53])" office:value-type="float" office:value="11.259" calcext:value-type="float">
            <text:p>11.259</text:p>
          </table:table-cell>
          <table:table-cell table:style-name="ce7" table:formula="of:=AVERAGE([.V17];[.V35];[.V53])" office:value-type="float" office:value="1.853795" calcext:value-type="float">
            <text:p>1.854</text:p>
          </table:table-cell>
          <table:table-cell table:style-name="ce7" table:formula="of:=AVERAGE([.W17];[.W35];[.W53])" office:value-type="float" office:value="0" calcext:value-type="float">
            <text:p>0.000</text:p>
          </table:table-cell>
          <table:table-cell table:style-name="ce7" table:formula="of:=AVERAGE([.X17];[.X35];[.X53])" office:value-type="float" office:value="0.205655" calcext:value-type="float">
            <text:p>0.206</text:p>
          </table:table-cell>
          <table:table-cell table:style-name="ce7" table:formula="of:=[.U78]-[.T78]+([.W78]-[.V78])+[.X78]" office:value-type="float" office:value="3.37946" calcext:value-type="float">
            <text:p>3.379</text:p>
          </table:table-cell>
          <table:table-cell table:style-name="ce7" table:formula="of:=SQRT((STDEV([.T17];[.T35];[.T53])/SQRT(3))^2 + (STDEV([.U17];[.U35];[.U53])/SQRT(3))^2)" office:value-type="float" office:value="0.0137552414252408" calcext:value-type="float">
            <text:p>0.0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e~neopentane2</text:p>
          </table:table-cell>
          <table:table-cell table:style-name="ce7" table:formula="of:=AVERAGE([.B18];[.B36];[.B54])" office:value-type="float" office:value="0" calcext:value-type="float">
            <text:p>0.000</text:p>
          </table:table-cell>
          <table:table-cell table:style-name="ce7" table:formula="of:=AVERAGE([.C18];[.C36];[.C54])" office:value-type="float" office:value="0" calcext:value-type="float">
            <text:p>0.000</text:p>
          </table:table-cell>
          <table:table-cell table:style-name="ce7" table:formula="of:=AVERAGE([.D18];[.D36];[.D54])" office:value-type="float" office:value="0" calcext:value-type="float">
            <text:p>0.000</text:p>
          </table:table-cell>
          <table:table-cell table:style-name="ce7" table:formula="of:=AVERAGE([.E18];[.E36];[.E54])" office:value-type="float" office:value="0" calcext:value-type="float">
            <text:p>0.000</text:p>
          </table:table-cell>
          <table:table-cell table:style-name="ce7" table:formula="of:=AVERAGE([.F18];[.F36];[.F54])" office:value-type="float" office:value="0" calcext:value-type="float">
            <text:p>0.000</text:p>
          </table:table-cell>
          <table:table-cell table:style-name="ce7" table:formula="of:=[.C79]-[.B79]+([.E79]-[.D79])+[.F79]" office:value-type="float" office:value="0" calcext:value-type="float">
            <text:p>0.000</text:p>
          </table:table-cell>
          <table:table-cell table:style-name="ce7" table:formula="of:=SQRT((STDEV([.B18];[.B36];[.B54])/SQRT(3))^2 + (STDEV([.C18];[.C36];[.C54])/SQRT(3))^2)" office:value-type="float" office:value="0" calcext:value-type="float">
            <text:p>0.000</text:p>
          </table:table-cell>
          <table:table-cell/>
          <table:table-cell office:value-type="string" calcext:value-type="string">
            <text:p>methane~neopentane2</text:p>
          </table:table-cell>
          <table:table-cell table:style-name="ce7" table:formula="of:=AVERAGE([.K18];[.K36];[.K54])" office:value-type="float" office:value="3.7736" calcext:value-type="float">
            <text:p>3.774</text:p>
          </table:table-cell>
          <table:table-cell table:style-name="ce7" table:formula="of:=AVERAGE([.L18];[.L36];[.L54])" office:value-type="float" office:value="0.437166666666667" calcext:value-type="float">
            <text:p>0.437</text:p>
          </table:table-cell>
          <table:table-cell table:style-name="ce7" table:formula="of:=AVERAGE([.M18];[.M36];[.M54])" office:value-type="float" office:value="0" calcext:value-type="float">
            <text:p>0.000</text:p>
          </table:table-cell>
          <table:table-cell table:style-name="ce7" table:formula="of:=AVERAGE([.N18];[.N36];[.N54])" office:value-type="float" office:value="2.87597333333333" calcext:value-type="float">
            <text:p>2.876</text:p>
          </table:table-cell>
          <table:table-cell table:style-name="ce7" table:formula="of:=AVERAGE([.O18];[.O36];[.O54])" office:value-type="float" office:value="-0.138143333333333" calcext:value-type="float">
            <text:p>-0.138</text:p>
          </table:table-cell>
          <table:table-cell table:style-name="ce7" table:formula="of:=[.L79]-[.K79]+([.N79]-[.M79])+[.O79]" office:value-type="float" office:value="-0.598603333333334" calcext:value-type="float">
            <text:p>-0.599</text:p>
          </table:table-cell>
          <table:table-cell table:style-name="ce7" table:formula="of:=SQRT((STDEV([.K18];[.K36];[.K54])/SQRT(3))^2 + (STDEV([.L18];[.L36];[.L54])/SQRT(3))^2)" office:value-type="float" office:value="0.0220550321796284" calcext:value-type="float">
            <text:p>0.022</text:p>
          </table:table-cell>
          <table:table-cell/>
          <table:table-cell office:value-type="string" calcext:value-type="string">
            <text:p>methane~neopentane2</text:p>
          </table:table-cell>
          <table:table-cell table:style-name="ce7" table:formula="of:=AVERAGE([.T18];[.T36];[.T54])" office:value-type="float" office:value="3.7705" calcext:value-type="float">
            <text:p>3.771</text:p>
          </table:table-cell>
          <table:table-cell table:style-name="ce7" table:formula="of:=AVERAGE([.U18];[.U36];[.U54])" office:value-type="float" office:value="0.39815" calcext:value-type="float">
            <text:p>0.398</text:p>
          </table:table-cell>
          <table:table-cell table:style-name="ce7" table:formula="of:=AVERAGE([.V18];[.V36];[.V54])" office:value-type="float" office:value="0" calcext:value-type="float">
            <text:p>0.000</text:p>
          </table:table-cell>
          <table:table-cell table:style-name="ce7" table:formula="of:=AVERAGE([.W18];[.W36];[.W54])" office:value-type="float" office:value="2.87734" calcext:value-type="float">
            <text:p>2.877</text:p>
          </table:table-cell>
          <table:table-cell table:style-name="ce7" table:formula="of:=AVERAGE([.X18];[.X36];[.X54])" office:value-type="float" office:value="-0.142805" calcext:value-type="float">
            <text:p>-0.143</text:p>
          </table:table-cell>
          <table:table-cell table:style-name="ce7" table:formula="of:=[.U79]-[.T79]+([.W79]-[.V79])+[.X79]" office:value-type="float" office:value="-0.637815" calcext:value-type="float">
            <text:p>-0.638</text:p>
          </table:table-cell>
          <table:table-cell table:style-name="ce7" table:formula="of:=SQRT((STDEV([.T18];[.T36];[.T54])/SQRT(3))^2 + (STDEV([.U18];[.U36];[.U54])/SQRT(3))^2)" office:value-type="float" office:value="0.0285038301519872" calcext:value-type="float">
            <text:p>0.02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thane~2-methylfuran</text:p>
          </table:table-cell>
          <table:table-cell table:style-name="ce7" table:formula="of:=AVERAGE([.B19];[.B37];[.B55])" office:value-type="float" office:value="-7.97266666666667" calcext:value-type="float">
            <text:p>-7.973</text:p>
          </table:table-cell>
          <table:table-cell table:style-name="ce7" table:formula="of:=AVERAGE([.C19];[.C37];[.C55])" office:value-type="float" office:value="-11.1330333333333" calcext:value-type="float">
            <text:p>-11.133</text:p>
          </table:table-cell>
          <table:table-cell table:style-name="ce7" table:formula="of:=AVERAGE([.D19];[.D37];[.D55])" office:value-type="float" office:value="0" calcext:value-type="float">
            <text:p>0.000</text:p>
          </table:table-cell>
          <table:table-cell table:style-name="ce7" table:formula="of:=AVERAGE([.E19];[.E37];[.E55])" office:value-type="float" office:value="0" calcext:value-type="float">
            <text:p>0.000</text:p>
          </table:table-cell>
          <table:table-cell table:style-name="ce7" table:formula="of:=AVERAGE([.F19];[.F37];[.F55])" office:value-type="float" office:value="0" calcext:value-type="float">
            <text:p>0.000</text:p>
          </table:table-cell>
          <table:table-cell table:style-name="ce7" table:formula="of:=[.C80]-[.B80]+([.E80]-[.D80])+[.F80]" office:value-type="float" office:value="-3.16036666666667" calcext:value-type="float">
            <text:p>-3.160</text:p>
          </table:table-cell>
          <table:table-cell table:style-name="ce7" table:formula="of:=SQRT((STDEV([.B19];[.B37];[.B55])/SQRT(3))^2 + (STDEV([.C19];[.C37];[.C55])/SQRT(3))^2)" office:value-type="float" office:value="0.0141118941165083" calcext:value-type="float">
            <text:p>0.014</text:p>
          </table:table-cell>
          <table:table-cell/>
          <table:table-cell office:value-type="string" calcext:value-type="string">
            <text:p>methane~2-methylfuran</text:p>
          </table:table-cell>
          <table:table-cell table:style-name="ce7" table:formula="of:=AVERAGE([.K19];[.K37];[.K55])" office:value-type="float" office:value="-6.18743333333333" calcext:value-type="float">
            <text:p>-6.187</text:p>
          </table:table-cell>
          <table:table-cell table:style-name="ce7" table:formula="of:=AVERAGE([.L19];[.L37];[.L55])" office:value-type="float" office:value="-11.2711" calcext:value-type="float">
            <text:p>-11.271</text:p>
          </table:table-cell>
          <table:table-cell table:style-name="ce7" table:formula="of:=AVERAGE([.M19];[.M37];[.M55])" office:value-type="float" office:value="0" calcext:value-type="float">
            <text:p>0.000</text:p>
          </table:table-cell>
          <table:table-cell table:style-name="ce7" table:formula="of:=AVERAGE([.N19];[.N37];[.N55])" office:value-type="float" office:value="1.84669666666667" calcext:value-type="float">
            <text:p>1.847</text:p>
          </table:table-cell>
          <table:table-cell table:style-name="ce7" table:formula="of:=AVERAGE([.O19];[.O37];[.O55])" office:value-type="float" office:value="-0.16529" calcext:value-type="float">
            <text:p>-0.165</text:p>
          </table:table-cell>
          <table:table-cell table:style-name="ce7" table:formula="of:=[.L80]-[.K80]+([.N80]-[.M80])+[.O80]" office:value-type="float" office:value="-3.40226" calcext:value-type="float">
            <text:p>-3.402</text:p>
          </table:table-cell>
          <table:table-cell table:style-name="ce7" table:formula="of:=SQRT((STDEV([.K19];[.K37];[.K55])/SQRT(3))^2 + (STDEV([.L19];[.L37];[.L55])/SQRT(3))^2)" office:value-type="float" office:value="0.0309866279403084" calcext:value-type="float">
            <text:p>0.031</text:p>
          </table:table-cell>
          <table:table-cell/>
          <table:table-cell office:value-type="string" calcext:value-type="string">
            <text:p>methane~2-methylfuran</text:p>
          </table:table-cell>
          <table:table-cell table:style-name="ce7" table:formula="of:=AVERAGE([.T19];[.T37];[.T55])" office:value-type="float" office:value="-6.2203" calcext:value-type="float">
            <text:p>-6.220</text:p>
          </table:table-cell>
          <table:table-cell table:style-name="ce7" table:formula="of:=AVERAGE([.U19];[.U37];[.U55])" office:value-type="float" office:value="-11.1972" calcext:value-type="float">
            <text:p>-11.197</text:p>
          </table:table-cell>
          <table:table-cell table:style-name="ce7" table:formula="of:=AVERAGE([.V19];[.V37];[.V55])" office:value-type="float" office:value="0" calcext:value-type="float">
            <text:p>0.000</text:p>
          </table:table-cell>
          <table:table-cell table:style-name="ce7" table:formula="of:=AVERAGE([.W19];[.W37];[.W55])" office:value-type="float" office:value="1.848605" calcext:value-type="float">
            <text:p>1.849</text:p>
          </table:table-cell>
          <table:table-cell table:style-name="ce7" table:formula="of:=AVERAGE([.X19];[.X37];[.X55])" office:value-type="float" office:value="-0.10745" calcext:value-type="float">
            <text:p>-0.107</text:p>
          </table:table-cell>
          <table:table-cell table:style-name="ce7" table:formula="of:=[.U80]-[.T80]+([.W80]-[.V80])+[.X80]" office:value-type="float" office:value="-3.235745" calcext:value-type="float">
            <text:p>-3.236</text:p>
          </table:table-cell>
          <table:table-cell table:style-name="ce7" table:formula="of:=SQRT((STDEV([.T19];[.T37];[.T55])/SQRT(3))^2 + (STDEV([.U19];[.U37];[.U55])/SQRT(3))^2)" office:value-type="float" office:value="0.0371853017557564" calcext:value-type="float">
            <text:p>0.03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1:06:58.660186746</meta:creation-date>
    <dc:date>2016-04-29T11:39:44.114815698</dc:date>
    <meta:editing-duration>PT17M34S</meta:editing-duration>
    <meta:editing-cycles>2</meta:editing-cycles>
    <meta:generator>LibreOffice/4.2.8.2$Linux_X86_64 LibreOffice_project/420m0$Build-2</meta:generator>
    <meta:document-statistic meta:table-count="1" meta:cell-count="1747" meta:object-count="0"/>
  </office:meta>
</office:document-meta>
</file>